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928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3.3283in"/>
    </style:style>
    <style:style style:name="co12" style:family="table-column">
      <style:table-column-properties fo:break-before="auto" style:column-width="0.95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3374in"/>
    </style:style>
    <style:style style:name="co15" style:family="table-column">
      <style:table-column-properties fo:break-before="auto" style:column-width="1.3693in"/>
    </style:style>
    <style:style style:name="co16" style:family="table-column">
      <style:table-column-properties fo:break-before="auto" style:column-width="0.960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437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5945in"/>
    </style:style>
    <style:style style:name="co23" style:family="table-column">
      <style:table-column-properties fo:break-before="auto" style:column-width="3.4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ce1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Riding</text:p>
          </table:table-cell>
          <table:table-cell office:value-type="string">
            <text:p>Poll</text:p>
          </table:table-cell>
          <table:table-cell office:value-type="string">
            <text:p>R</text:p>
          </table:table-cell>
          <table:table-cell office:value-type="string">
            <text:p>FPTP</text:p>
          </table:table-cell>
          <table:table-cell office:value-type="string">
            <text:p>MMP</text:p>
          </table:table-cell>
          <table:table-cell office:value-type="string">
            <text:p>Rejected</text:p>
          </table:table-cell>
          <table:table-cell office:value-type="string">
            <text:p>Unmarked</text:p>
          </table:table-cell>
          <table:table-cell office:value-type="string">
            <text:p>Declined</text:p>
          </table:table-cell>
          <table:table-cell office:value-type="string">
            <text:p>Voter turnout</text:p>
          </table:table-cell>
          <table:table-cell office:value-type="string">
            <text:p>Number of names</text:p>
          </table:table-cell>
          <table:table-cell office:value-type="string">
            <text:p>Location of voting place</text:p>
          </table:table-cell>
          <table:table-cell office:value-type="string">
            <text:p>AHMED (SN)</text:p>
          </table:table-cell>
          <table:table-cell office:value-type="string">
            <text:p>BOYDEN (COM)</text:p>
          </table:table-cell>
          <table:table-cell office:value-type="string">
            <text:p>FERNANDEZ (IND)</text:p>
          </table:table-cell>
          <table:table-cell office:value-type="string">
            <text:p>GONZÁLEZ (NDPo)</text:p>
          </table:table-cell>
          <table:table-cell office:value-type="string">
            <text:p>GREEN (LIB)</text:p>
          </table:table-cell>
          <table:table-cell office:value-type="string">
            <text:p>LEROUX (IND)</text:p>
          </table:table-cell>
          <table:table-cell office:value-type="string">
            <text:p>MCLEAN (GPO)</text:p>
          </table:table-cell>
          <table:table-cell office:value-type="string">
            <text:p>SMITHERMAN (LPO)</text:p>
          </table:table-cell>
          <table:table-cell office:value-type="string">
            <text:p>TAYLOR (PCO)</text:p>
          </table:table-cell>
          <table:table-cell office:value-type="string">
            <text:p>% LPO</text:p>
          </table:table-cell>
          <table:table-cell office:value-type="string">
            <text:p>% MMP</text:p>
          </table:table-cell>
          <table:table-cell office:value-type="string">
            <text:p>.4LPO*0.6MMP</text:p>
          </table:table-cell>
          <table:table-cell office:value-type="string">
            <text:p>Location of voting plac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378">
            <text:p>378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formula="of:=[.S2]/SUM([.L2:.T2])" office:value-type="percentage" office:value="0.432558139534884">
            <text:p>43.26%</text:p>
          </table:table-cell>
          <table:table-cell table:formula="of:=[.E2]/[.I2]" office:value-type="percentage" office:value="0.365740740740741">
            <text:p>36.57%</text:p>
          </table:table-cell>
          <table:table-cell table:style-name="ce1" table:formula="of:=0.4*[.U2]+0.6*[.V2]" office:value-type="percentage" office:value="0.392467700258398">
            <text:p>39.25%</text:p>
          </table:table-cell>
          <table:table-cell table:formula="of:=[.K2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/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379">
            <text:p>379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formula="of:=[.S3]/SUM([.L3:.T3])" office:value-type="percentage" office:value="0.437209302325581">
            <text:p>43.72%</text:p>
          </table:table-cell>
          <table:table-cell table:formula="of:=[.E3]/[.I3]" office:value-type="percentage" office:value="0.331797235023041">
            <text:p>33.18%</text:p>
          </table:table-cell>
          <table:table-cell table:style-name="ce1" table:formula="of:=0.4*[.U3]+0.6*[.V3]" office:value-type="percentage" office:value="0.373962061944057">
            <text:p>37.40%</text:p>
          </table:table-cell>
          <table:table-cell table:formula="of:=[.K3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/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364">
            <text:p>364</text:p>
          </table:table-cell>
          <table:table-cell office:value-type="string">
            <text:p>Our Lady of Perpetual Help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table:formula="of:=[.S4]/SUM([.L4:.T4])" office:value-type="percentage" office:value="0.312796208530806">
            <text:p>31.28%</text:p>
          </table:table-cell>
          <table:table-cell table:formula="of:=[.E4]/[.I4]" office:value-type="percentage" office:value="0.322274881516588">
            <text:p>32.23%</text:p>
          </table:table-cell>
          <table:table-cell table:style-name="ce1" table:formula="of:=0.4*[.U4]+0.6*[.V4]" office:value-type="percentage" office:value="0.318483412322275">
            <text:p>31.85%</text:p>
          </table:table-cell>
          <table:table-cell table:formula="of:=[.K4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/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322">
            <text:p>322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formula="of:=[.S5]/SUM([.L5:.T5])" office:value-type="percentage" office:value="0.351648351648352">
            <text:p>35.16%</text:p>
          </table:table-cell>
          <table:table-cell table:formula="of:=[.E5]/[.I5]" office:value-type="percentage" office:value="0.278688524590164">
            <text:p>27.87%</text:p>
          </table:table-cell>
          <table:table-cell table:style-name="ce1" table:formula="of:=0.4*[.U5]+0.6*[.V5]" office:value-type="percentage" office:value="0.307872455413439">
            <text:p>30.79%</text:p>
          </table:table-cell>
          <table:table-cell table:formula="of:=[.K5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/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27">
            <text:p>427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formula="of:=[.S6]/SUM([.L6:.T6])" office:value-type="percentage" office:value="0.368627450980392">
            <text:p>36.86%</text:p>
          </table:table-cell>
          <table:table-cell table:formula="of:=[.E6]/[.I6]" office:value-type="percentage" office:value="0.4453125">
            <text:p>44.53%</text:p>
          </table:table-cell>
          <table:table-cell table:style-name="ce1" table:formula="of:=0.4*[.U6]+0.6*[.V6]" office:value-type="percentage" office:value="0.414638480392157">
            <text:p>41.46%</text:p>
          </table:table-cell>
          <table:table-cell table:formula="of:=[.K6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361">
            <text:p>3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[.S7]/SUM([.L7:.T7])" office:value-type="percentage" office:value="0.412037037037037">
            <text:p>41.20%</text:p>
          </table:table-cell>
          <table:table-cell table:formula="of:=[.E7]/[.I7]" office:value-type="percentage" office:value="0.354838709677419">
            <text:p>35.48%</text:p>
          </table:table-cell>
          <table:table-cell table:style-name="ce1" table:formula="of:=0.4*[.U7]+0.6*[.V7]" office:value-type="percentage" office:value="0.377718040621266">
            <text:p>37.77%</text:p>
          </table:table-cell>
          <table:table-cell table:formula="of:=[.K7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/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1">
            <text:p>371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formula="of:=[.S8]/SUM([.L8:.T8])" office:value-type="percentage" office:value="0.345945945945946">
            <text:p>34.59%</text:p>
          </table:table-cell>
          <table:table-cell table:formula="of:=[.E8]/[.I8]" office:value-type="percentage" office:value="0.318918918918919">
            <text:p>31.89%</text:p>
          </table:table-cell>
          <table:table-cell table:style-name="ce1" table:formula="of:=0.4*[.U8]+0.6*[.V8]" office:value-type="percentage" office:value="0.32972972972973">
            <text:p>32.97%</text:p>
          </table:table-cell>
          <table:table-cell table:formula="of:=[.K8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/>
          <table:table-cell office:value-type="float" office:value="155">
            <text:p>1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67">
            <text:p>367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table:formula="of:=[.S9]/SUM([.L9:.T9])" office:value-type="percentage" office:value="0.40625">
            <text:p>40.63%</text:p>
          </table:table-cell>
          <table:table-cell table:formula="of:=[.E9]/[.I9]" office:value-type="percentage" office:value="0.305309734513274">
            <text:p>30.53%</text:p>
          </table:table-cell>
          <table:table-cell table:style-name="ce1" table:formula="of:=0.4*[.U9]+0.6*[.V9]" office:value-type="percentage" office:value="0.345685840707965">
            <text:p>34.57%</text:p>
          </table:table-cell>
          <table:table-cell table:formula="of:=[.K9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/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328">
            <text:p>328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table:formula="of:=[.S10]/SUM([.L10:.T10])" office:value-type="percentage" office:value="0.468926553672316">
            <text:p>46.89%</text:p>
          </table:table-cell>
          <table:table-cell table:formula="of:=[.E10]/[.I10]" office:value-type="percentage" office:value="0.418079096045198">
            <text:p>41.81%</text:p>
          </table:table-cell>
          <table:table-cell table:style-name="ce1" table:formula="of:=0.4*[.U10]+0.6*[.V10]" office:value-type="percentage" office:value="0.438418079096045">
            <text:p>43.84%</text:p>
          </table:table-cell>
          <table:table-cell table:formula="of:=[.K10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/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04">
            <text:p>404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table:formula="of:=[.S11]/SUM([.L11:.T11])" office:value-type="percentage" office:value="0.365853658536585">
            <text:p>36.59%</text:p>
          </table:table-cell>
          <table:table-cell table:formula="of:=[.E11]/[.I11]" office:value-type="percentage" office:value="0.255060728744939">
            <text:p>25.51%</text:p>
          </table:table-cell>
          <table:table-cell table:style-name="ce1" table:formula="of:=0.4*[.U11]+0.6*[.V11]" office:value-type="percentage" office:value="0.299377900661598">
            <text:p>29.94%</text:p>
          </table:table-cell>
          <table:table-cell table:formula="of:=[.K11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/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80">
            <text:p>280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formula="of:=[.S12]/SUM([.L12:.T12])" office:value-type="percentage" office:value="0.368794326241135">
            <text:p>36.88%</text:p>
          </table:table-cell>
          <table:table-cell table:formula="of:=[.E12]/[.I12]" office:value-type="percentage" office:value="0.433566433566434">
            <text:p>43.36%</text:p>
          </table:table-cell>
          <table:table-cell table:style-name="ce1" table:formula="of:=0.4*[.U12]+0.6*[.V12]" office:value-type="percentage" office:value="0.407657590636314">
            <text:p>40.77%</text:p>
          </table:table-cell>
          <table:table-cell table:formula="of:=[.K12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/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461">
            <text:p>4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  <table:table-cell table:formula="of:=[.S13]/SUM([.L13:.T13])" office:value-type="percentage" office:value="0.542600896860987">
            <text:p>54.26%</text:p>
          </table:table-cell>
          <table:table-cell table:formula="of:=[.E13]/[.I13]" office:value-type="percentage" office:value="0.473214285714286">
            <text:p>47.32%</text:p>
          </table:table-cell>
          <table:table-cell table:style-name="ce1" table:formula="of:=0.4*[.U13]+0.6*[.V13]" office:value-type="percentage" office:value="0.500968930172966">
            <text:p>50.10%</text:p>
          </table:table-cell>
          <table:table-cell table:formula="of:=[.K13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/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45">
            <text:p>445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table:formula="of:=[.S14]/SUM([.L14:.T14])" office:value-type="percentage" office:value="0.33587786259542">
            <text:p>33.59%</text:p>
          </table:table-cell>
          <table:table-cell table:formula="of:=[.E14]/[.I14]" office:value-type="percentage" office:value="0.304182509505703">
            <text:p>30.42%</text:p>
          </table:table-cell>
          <table:table-cell table:style-name="ce1" table:formula="of:=0.4*[.U14]+0.6*[.V14]" office:value-type="percentage" office:value="0.31686065074159">
            <text:p>31.69%</text:p>
          </table:table-cell>
          <table:table-cell table:formula="of:=[.K14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/>
          <table:table-cell office:value-type="float" office:value="153">
            <text:p>1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table:formula="of:=[.S15]/SUM([.L15:.T15])" office:value-type="percentage" office:value="0.351219512195122">
            <text:p>35.12%</text:p>
          </table:table-cell>
          <table:table-cell table:formula="of:=[.E15]/[.I15]" office:value-type="percentage" office:value="0.252427184466019">
            <text:p>25.24%</text:p>
          </table:table-cell>
          <table:table-cell table:style-name="ce1" table:formula="of:=0.4*[.U15]+0.6*[.V15]" office:value-type="percentage" office:value="0.29194411555766">
            <text:p>29.19%</text:p>
          </table:table-cell>
          <table:table-cell table:formula="of:=[.K15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/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407">
            <text:p>407</text:p>
          </table:table-cell>
          <table:table-cell office:value-type="string">
            <text:p>Our Lady of Perpetual Help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table:formula="of:=[.S16]/SUM([.L16:.T16])" office:value-type="percentage" office:value="0.466666666666667">
            <text:p>46.67%</text:p>
          </table:table-cell>
          <table:table-cell table:formula="of:=[.E16]/[.I16]" office:value-type="percentage" office:value="0.420512820512821">
            <text:p>42.05%</text:p>
          </table:table-cell>
          <table:table-cell table:style-name="ce1" table:formula="of:=0.4*[.U16]+0.6*[.V16]" office:value-type="percentage" office:value="0.438974358974359">
            <text:p>43.90%</text:p>
          </table:table-cell>
          <table:table-cell table:formula="of:=[.K16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/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62">
            <text:p>362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table:formula="of:=[.S17]/SUM([.L17:.T17])" office:value-type="percentage" office:value="0.334841628959276">
            <text:p>33.48%</text:p>
          </table:table-cell>
          <table:table-cell table:formula="of:=[.E17]/[.I17]" office:value-type="percentage" office:value="0.298642533936652">
            <text:p>29.86%</text:p>
          </table:table-cell>
          <table:table-cell table:style-name="ce1" table:formula="of:=0.4*[.U17]+0.6*[.V17]" office:value-type="percentage" office:value="0.313122171945701">
            <text:p>31.31%</text:p>
          </table:table-cell>
          <table:table-cell table:formula="of:=[.K17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/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409">
            <text:p>409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table:formula="of:=[.S18]/SUM([.L18:.T18])" office:value-type="percentage" office:value="0.387254901960784">
            <text:p>38.73%</text:p>
          </table:table-cell>
          <table:table-cell table:formula="of:=[.E18]/[.I18]" office:value-type="percentage" office:value="0.257281553398058">
            <text:p>25.73%</text:p>
          </table:table-cell>
          <table:table-cell table:style-name="ce1" table:formula="of:=0.4*[.U18]+0.6*[.V18]" office:value-type="percentage" office:value="0.309270892823149">
            <text:p>30.93%</text:p>
          </table:table-cell>
          <table:table-cell table:formula="of:=[.K18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/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68">
            <text:p>268</text:p>
          </table:table-cell>
          <table:table-cell office:value-type="string">
            <text:p>Rosedal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f:=[.S19]/SUM([.L19:.T19])" office:value-type="percentage" office:value="0.449275362318841">
            <text:p>44.93%</text:p>
          </table:table-cell>
          <table:table-cell table:formula="of:=[.E19]/[.I19]" office:value-type="percentage" office:value="0.278571428571429">
            <text:p>27.86%</text:p>
          </table:table-cell>
          <table:table-cell table:style-name="ce1" table:formula="of:=0.4*[.U19]+0.6*[.V19]" office:value-type="percentage" office:value="0.346853002070393">
            <text:p>34.69%</text:p>
          </table:table-cell>
          <table:table-cell table:formula="of:=[.K19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/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31">
            <text:p>331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table:formula="of:=[.S20]/SUM([.L20:.T20])" office:value-type="percentage" office:value="0.407142857142857">
            <text:p>40.71%</text:p>
          </table:table-cell>
          <table:table-cell table:formula="of:=[.E20]/[.I20]" office:value-type="percentage" office:value="0.381944444444444">
            <text:p>38.19%</text:p>
          </table:table-cell>
          <table:table-cell table:style-name="ce1" table:formula="of:=0.4*[.U20]+0.6*[.V20]" office:value-type="percentage" office:value="0.39202380952381">
            <text:p>39.20%</text:p>
          </table:table-cell>
          <table:table-cell table:formula="of:=[.K20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/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877 Yonge Street - Fellowship Tow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table:formula="of:=[.S21]/SUM([.L21:.T21])" office:value-type="percentage" office:value="0.444444444444444">
            <text:p>44.44%</text:p>
          </table:table-cell>
          <table:table-cell table:formula="of:=[.E21]/[.I21]" office:value-type="percentage" office:value="0.37037037037037">
            <text:p>37.04%</text:p>
          </table:table-cell>
          <table:table-cell table:style-name="ce1" table:formula="of:=0.4*[.U21]+0.6*[.V21]" office:value-type="percentage" office:value="0.4">
            <text:p>40.00%</text:p>
          </table:table-cell>
          <table:table-cell table:formula="of:=[.K21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/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9">
            <text:p>349</text:p>
          </table:table-cell>
          <table:table-cell office:value-type="string">
            <text:p>Rosedale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table:formula="of:=[.S22]/SUM([.L22:.T22])" office:value-type="percentage" office:value="0.366120218579235">
            <text:p>36.61%</text:p>
          </table:table-cell>
          <table:table-cell table:formula="of:=[.E22]/[.I22]" office:value-type="percentage" office:value="0.295081967213115">
            <text:p>29.51%</text:p>
          </table:table-cell>
          <table:table-cell table:style-name="ce1" table:formula="of:=0.4*[.U22]+0.6*[.V22]" office:value-type="percentage" office:value="0.323497267759563">
            <text:p>32.35%</text:p>
          </table:table-cell>
          <table:table-cell table:formula="of:=[.K22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  <table:table-cell/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51">
            <text:p>25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formula="of:=[.S23]/SUM([.L23:.T23])" office:value-type="percentage" office:value="0.394366197183099">
            <text:p>39.44%</text:p>
          </table:table-cell>
          <table:table-cell table:formula="of:=[.E23]/[.I23]" office:value-type="percentage" office:value="0.28169014084507">
            <text:p>28.17%</text:p>
          </table:table-cell>
          <table:table-cell table:style-name="ce1" table:formula="of:=0.4*[.U23]+0.6*[.V23]" office:value-type="percentage" office:value="0.326760563380282">
            <text:p>32.68%</text:p>
          </table:table-cell>
          <table:table-cell table:formula="of:=[.K23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formula="of:=[.S24]/SUM([.L24:.T24])" office:value-type="percentage" office:value="0.318965517241379">
            <text:p>31.90%</text:p>
          </table:table-cell>
          <table:table-cell table:formula="of:=[.E24]/[.I24]" office:value-type="percentage" office:value="0.341666666666667">
            <text:p>34.17%</text:p>
          </table:table-cell>
          <table:table-cell table:style-name="ce1" table:formula="of:=0.4*[.U24]+0.6*[.V24]" office:value-type="percentage" office:value="0.332586206896552">
            <text:p>33.26%</text:p>
          </table:table-cell>
          <table:table-cell table:formula="of:=[.K24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/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6">
            <text:p>326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[.S25]/SUM([.L25:.T25])" office:value-type="percentage" office:value="0.380597014925373">
            <text:p>38.06%</text:p>
          </table:table-cell>
          <table:table-cell table:formula="of:=[.E25]/[.I25]" office:value-type="percentage" office:value="0.382978723404255">
            <text:p>38.30%</text:p>
          </table:table-cell>
          <table:table-cell table:style-name="ce1" table:formula="of:=0.4*[.U25]+0.6*[.V25]" office:value-type="percentage" office:value="0.382026040012702">
            <text:p>38.20%</text:p>
          </table:table-cell>
          <table:table-cell table:formula="of:=[.K25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table:formula="of:=[.S26]/SUM([.L26:.T26])" office:value-type="percentage" office:value="0.440993788819876">
            <text:p>44.10%</text:p>
          </table:table-cell>
          <table:table-cell table:formula="of:=[.E26]/[.I26]" office:value-type="percentage" office:value="0.360248447204969">
            <text:p>36.02%</text:p>
          </table:table-cell>
          <table:table-cell table:style-name="ce1" table:formula="of:=0.4*[.U26]+0.6*[.V26]" office:value-type="percentage" office:value="0.392546583850932">
            <text:p>39.25%</text:p>
          </table:table-cell>
          <table:table-cell table:formula="of:=[.K26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/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table:formula="of:=[.S27]/SUM([.L27:.T27])" office:value-type="percentage" office:value="0.476470588235294">
            <text:p>47.65%</text:p>
          </table:table-cell>
          <table:table-cell table:formula="of:=[.E27]/[.I27]" office:value-type="percentage" office:value="0.331491712707182">
            <text:p>33.15%</text:p>
          </table:table-cell>
          <table:table-cell table:style-name="ce1" table:formula="of:=0.4*[.U27]+0.6*[.V27]" office:value-type="percentage" office:value="0.389483262918427">
            <text:p>38.95%</text:p>
          </table:table-cell>
          <table:table-cell table:formula="of:=[.K27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/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41">
            <text:p>441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table:formula="of:=[.S28]/SUM([.L28:.T28])" office:value-type="percentage" office:value="0.444444444444444">
            <text:p>44.44%</text:p>
          </table:table-cell>
          <table:table-cell table:formula="of:=[.E28]/[.I28]" office:value-type="percentage" office:value="0.450261780104712">
            <text:p>45.03%</text:p>
          </table:table-cell>
          <table:table-cell table:style-name="ce1" table:formula="of:=0.4*[.U28]+0.6*[.V28]" office:value-type="percentage" office:value="0.447934845840605">
            <text:p>44.79%</text:p>
          </table:table-cell>
          <table:table-cell table:formula="of:=[.K28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/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91">
            <text:p>291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formula="of:=[.S29]/SUM([.L29:.T29])" office:value-type="percentage" office:value="0.521739130434783">
            <text:p>52.17%</text:p>
          </table:table-cell>
          <table:table-cell table:formula="of:=[.E29]/[.I29]" office:value-type="percentage" office:value="0.266666666666667">
            <text:p>26.67%</text:p>
          </table:table-cell>
          <table:table-cell table:style-name="ce1" table:formula="of:=0.4*[.U29]+0.6*[.V29]" office:value-type="percentage" office:value="0.368695652173913">
            <text:p>36.87%</text:p>
          </table:table-cell>
          <table:table-cell table:formula="of:=[.K2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/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296">
            <text:p>296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formula="of:=[.S30]/SUM([.L30:.T30])" office:value-type="percentage" office:value="0.432258064516129">
            <text:p>43.23%</text:p>
          </table:table-cell>
          <table:table-cell table:formula="of:=[.E30]/[.I30]" office:value-type="percentage" office:value="0.438709677419355">
            <text:p>43.87%</text:p>
          </table:table-cell>
          <table:table-cell table:style-name="ce1" table:formula="of:=0.4*[.U30]+0.6*[.V30]" office:value-type="percentage" office:value="0.436129032258065">
            <text:p>43.61%</text:p>
          </table:table-cell>
          <table:table-cell table:formula="of:=[.K30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/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40">
            <text:p>340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table:formula="of:=[.S31]/SUM([.L31:.T31])" office:value-type="percentage" office:value="0.509090909090909">
            <text:p>50.91%</text:p>
          </table:table-cell>
          <table:table-cell table:formula="of:=[.E31]/[.I31]" office:value-type="percentage" office:value="0.36969696969697">
            <text:p>36.97%</text:p>
          </table:table-cell>
          <table:table-cell table:style-name="ce1" table:formula="of:=0.4*[.U31]+0.6*[.V31]" office:value-type="percentage" office:value="0.425454545454546">
            <text:p>42.55%</text:p>
          </table:table-cell>
          <table:table-cell table:formula="of:=[.K31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/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48">
            <text:p>248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formula="of:=[.S32]/SUM([.L32:.T32])" office:value-type="percentage" office:value="0.402173913043478">
            <text:p>40.22%</text:p>
          </table:table-cell>
          <table:table-cell table:formula="of:=[.E32]/[.I32]" office:value-type="percentage" office:value="0.380434782608696">
            <text:p>38.04%</text:p>
          </table:table-cell>
          <table:table-cell table:style-name="ce1" table:formula="of:=0.4*[.U32]+0.6*[.V32]" office:value-type="percentage" office:value="0.389130434782609">
            <text:p>38.91%</text:p>
          </table:table-cell>
          <table:table-cell table:formula="of:=[.K32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/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78">
            <text:p>278</text:p>
          </table:table-cell>
          <table:table-cell office:value-type="string">
            <text:p>Jesse Ketchum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formula="of:=[.S33]/SUM([.L33:.T33])" office:value-type="percentage" office:value="0.504672897196262">
            <text:p>50.47%</text:p>
          </table:table-cell>
          <table:table-cell table:formula="of:=[.E33]/[.I33]" office:value-type="percentage" office:value="0.289719626168224">
            <text:p>28.97%</text:p>
          </table:table-cell>
          <table:table-cell table:style-name="ce1" table:formula="of:=0.4*[.U33]+0.6*[.V33]" office:value-type="percentage" office:value="0.375700934579439">
            <text:p>37.57%</text:p>
          </table:table-cell>
          <table:table-cell table:formula="of:=[.K33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/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343">
            <text:p>343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table:formula="of:=[.S34]/SUM([.L34:.T34])" office:value-type="percentage" office:value="0.521472392638037">
            <text:p>52.15%</text:p>
          </table:table-cell>
          <table:table-cell table:formula="of:=[.E34]/[.I34]" office:value-type="percentage" office:value="0.396341463414634">
            <text:p>39.63%</text:p>
          </table:table-cell>
          <table:table-cell table:style-name="ce1" table:formula="of:=0.4*[.U34]+0.6*[.V34]" office:value-type="percentage" office:value="0.446393835103995">
            <text:p>44.64%</text:p>
          </table:table-cell>
          <table:table-cell table:formula="of:=[.K34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/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386">
            <text:p>38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table:formula="of:=[.S35]/SUM([.L35:.T35])" office:value-type="percentage" office:value="0.444444444444444">
            <text:p>44.44%</text:p>
          </table:table-cell>
          <table:table-cell table:formula="of:=[.E35]/[.I35]" office:value-type="percentage" office:value="0.488188976377953">
            <text:p>48.82%</text:p>
          </table:table-cell>
          <table:table-cell table:style-name="ce1" table:formula="of:=0.4*[.U35]+0.6*[.V35]" office:value-type="percentage" office:value="0.47069116360455">
            <text:p>47.07%</text:p>
          </table:table-cell>
          <table:table-cell table:formula="of:=[.K35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S36]/SUM([.L36:.T36])" office:value-type="percentage" office:value="0.351351351351351">
            <text:p>35.14%</text:p>
          </table:table-cell>
          <table:table-cell table:formula="of:=[.E36]/[.I36]" office:value-type="percentage" office:value="0.648648648648649">
            <text:p>64.86%</text:p>
          </table:table-cell>
          <table:table-cell table:style-name="ce1" table:formula="of:=0.4*[.U36]+0.6*[.V36]" office:value-type="percentage" office:value="0.52972972972973">
            <text:p>52.97%</text:p>
          </table:table-cell>
          <table:table-cell table:formula="of:=[.K36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[.S37]/SUM([.L37:.T37])" office:value-type="percentage" office:value="0.436363636363636">
            <text:p>43.64%</text:p>
          </table:table-cell>
          <table:table-cell table:formula="of:=[.E37]/[.I37]" office:value-type="percentage" office:value="0.309090909090909">
            <text:p>30.91%</text:p>
          </table:table-cell>
          <table:table-cell table:style-name="ce1" table:formula="of:=0.4*[.U37]+0.6*[.V37]" office:value-type="percentage" office:value="0.36">
            <text:p>36.00%</text:p>
          </table:table-cell>
          <table:table-cell table:formula="of:=[.K37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/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362">
            <text:p>362</text:p>
          </table:table-cell>
          <table:table-cell office:value-type="string">
            <text:p>Church of the Redeeme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formula="of:=[.S38]/SUM([.L38:.T38])" office:value-type="percentage" office:value="0.466666666666667">
            <text:p>46.67%</text:p>
          </table:table-cell>
          <table:table-cell table:formula="of:=[.E38]/[.I38]" office:value-type="percentage" office:value="0.39622641509434">
            <text:p>39.62%</text:p>
          </table:table-cell>
          <table:table-cell table:style-name="ce1" table:formula="of:=0.4*[.U38]+0.6*[.V38]" office:value-type="percentage" office:value="0.424402515723271">
            <text:p>42.44%</text:p>
          </table:table-cell>
          <table:table-cell table:formula="of:=[.K38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44">
            <text:p>244</text:p>
          </table:table-cell>
          <table:table-cell office:value-type="string">
            <text:p>877 Yonge Street - Fellowship Tower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formula="of:=[.S39]/SUM([.L39:.T39])" office:value-type="percentage" office:value="0.471264367816092">
            <text:p>47.13%</text:p>
          </table:table-cell>
          <table:table-cell table:formula="of:=[.E39]/[.I39]" office:value-type="percentage" office:value="0.590909090909091">
            <text:p>59.09%</text:p>
          </table:table-cell>
          <table:table-cell table:style-name="ce1" table:formula="of:=0.4*[.U39]+0.6*[.V39]" office:value-type="percentage" office:value="0.543051201671891">
            <text:p>54.31%</text:p>
          </table:table-cell>
          <table:table-cell table:formula="of:=[.K3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S40]/SUM([.L40:.T40])" office:value-type="percentage" office:value="0.574468085106383">
            <text:p>57.45%</text:p>
          </table:table-cell>
          <table:table-cell table:formula="of:=[.E40]/[.I40]" office:value-type="percentage" office:value="0.542553191489362">
            <text:p>54.26%</text:p>
          </table:table-cell>
          <table:table-cell table:style-name="ce1" table:formula="of:=0.4*[.U40]+0.6*[.V40]" office:value-type="percentage" office:value="0.55531914893617">
            <text:p>55.53%</text:p>
          </table:table-cell>
          <table:table-cell table:formula="of:=[.K40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/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[.S41]/SUM([.L41:.T41])" office:value-type="percentage" office:value="0.433333333333333">
            <text:p>43.33%</text:p>
          </table:table-cell>
          <table:table-cell table:formula="of:=[.E41]/[.I41]" office:value-type="percentage" office:value="0.591397849462366">
            <text:p>59.14%</text:p>
          </table:table-cell>
          <table:table-cell table:style-name="ce1" table:formula="of:=0.4*[.U41]+0.6*[.V41]" office:value-type="percentage" office:value="0.528172043010753">
            <text:p>52.82%</text:p>
          </table:table-cell>
          <table:table-cell table:formula="of:=[.K41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S42]/SUM([.L42:.T42])" office:value-type="percentage" office:value="0.4">
            <text:p>40.00%</text:p>
          </table:table-cell>
          <table:table-cell table:formula="of:=[.E42]/[.I42]" office:value-type="percentage" office:value="0.651515151515152">
            <text:p>65.15%</text:p>
          </table:table-cell>
          <table:table-cell table:style-name="ce1" table:formula="of:=0.4*[.U42]+0.6*[.V42]" office:value-type="percentage" office:value="0.550909090909091">
            <text:p>55.09%</text:p>
          </table:table-cell>
          <table:table-cell table:formula="of:=[.K42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/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string">
            <text:p>St. Martin's School / A.P.P.L.E. Altern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table:formula="of:=[.S43]/SUM([.L43:.T43])" office:value-type="percentage" office:value="0.48314606741573">
            <text:p>48.31%</text:p>
          </table:table-cell>
          <table:table-cell table:formula="of:=[.E43]/[.I43]" office:value-type="percentage" office:value="0.455056179775281">
            <text:p>45.51%</text:p>
          </table:table-cell>
          <table:table-cell table:style-name="ce1" table:formula="of:=0.4*[.U43]+0.6*[.V43]" office:value-type="percentage" office:value="0.466292134831461">
            <text:p>46.63%</text:p>
          </table:table-cell>
          <table:table-cell table:formula="of:=[.K43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/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314">
            <text:p>314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table:formula="of:=[.S44]/SUM([.L44:.T44])" office:value-type="percentage" office:value="0.48876404494382">
            <text:p>48.88%</text:p>
          </table:table-cell>
          <table:table-cell table:formula="of:=[.E44]/[.I44]" office:value-type="percentage" office:value="0.519553072625698">
            <text:p>51.96%</text:p>
          </table:table-cell>
          <table:table-cell table:style-name="ce1" table:formula="of:=0.4*[.U44]+0.6*[.V44]" office:value-type="percentage" office:value="0.507237461552947">
            <text:p>50.72%</text:p>
          </table:table-cell>
          <table:table-cell table:formula="of:=[.K44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f:=[.S45]/SUM([.L45:.T45])" office:value-type="percentage" office:value="0.527272727272727">
            <text:p>52.73%</text:p>
          </table:table-cell>
          <table:table-cell table:formula="of:=[.E45]/[.I45]" office:value-type="percentage" office:value="0.454545454545455">
            <text:p>45.45%</text:p>
          </table:table-cell>
          <table:table-cell table:style-name="ce1" table:formula="of:=0.4*[.U45]+0.6*[.V45]" office:value-type="percentage" office:value="0.483636363636364">
            <text:p>48.36%</text:p>
          </table:table-cell>
          <table:table-cell table:formula="of:=[.K45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S46]/SUM([.L46:.T46])" office:value-type="percentage" office:value="0.369230769230769">
            <text:p>36.92%</text:p>
          </table:table-cell>
          <table:table-cell table:formula="of:=[.E46]/[.I46]" office:value-type="percentage" office:value="0.523076923076923">
            <text:p>52.31%</text:p>
          </table:table-cell>
          <table:table-cell table:style-name="ce1" table:formula="of:=0.4*[.U46]+0.6*[.V46]" office:value-type="percentage" office:value="0.461538461538462">
            <text:p>46.15%</text:p>
          </table:table-cell>
          <table:table-cell table:formula="of:=[.K46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formula="of:=[.S47]/SUM([.L47:.T47])" office:value-type="percentage" office:value="0.381443298969072">
            <text:p>38.14%</text:p>
          </table:table-cell>
          <table:table-cell table:formula="of:=[.E47]/[.I47]" office:value-type="percentage" office:value="0.577319587628866">
            <text:p>57.73%</text:p>
          </table:table-cell>
          <table:table-cell table:style-name="ce1" table:formula="of:=0.4*[.U47]+0.6*[.V47]" office:value-type="percentage" office:value="0.498969072164948">
            <text:p>49.90%</text:p>
          </table:table-cell>
          <table:table-cell table:formula="of:=[.K47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30">
            <text:p>230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S48]/SUM([.L48:.T48])" office:value-type="percentage" office:value="0.447916666666667">
            <text:p>44.79%</text:p>
          </table:table-cell>
          <table:table-cell table:formula="of:=[.E48]/[.I48]" office:value-type="percentage" office:value="0.604166666666667">
            <text:p>60.42%</text:p>
          </table:table-cell>
          <table:table-cell table:style-name="ce1" table:formula="of:=0.4*[.U48]+0.6*[.V48]" office:value-type="percentage" office:value="0.541666666666667">
            <text:p>54.17%</text:p>
          </table:table-cell>
          <table:table-cell table:formula="of:=[.K48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/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formula="of:=[.S49]/SUM([.L49:.T49])" office:value-type="percentage" office:value="0.491666666666667">
            <text:p>49.17%</text:p>
          </table:table-cell>
          <table:table-cell table:formula="of:=[.E49]/[.I49]" office:value-type="percentage" office:value="0.5">
            <text:p>50.00%</text:p>
          </table:table-cell>
          <table:table-cell table:style-name="ce1" table:formula="of:=0.4*[.U49]+0.6*[.V49]" office:value-type="percentage" office:value="0.496666666666667">
            <text:p>49.67%</text:p>
          </table:table-cell>
          <table:table-cell table:formula="of:=[.K49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S50]/SUM([.L50:.T50])" office:value-type="percentage" office:value="0.561224489795918">
            <text:p>56.12%</text:p>
          </table:table-cell>
          <table:table-cell table:formula="of:=[.E50]/[.I50]" office:value-type="percentage" office:value="0.47">
            <text:p>47.00%</text:p>
          </table:table-cell>
          <table:table-cell table:style-name="ce1" table:formula="of:=0.4*[.U50]+0.6*[.V50]" office:value-type="percentage" office:value="0.506489795918367">
            <text:p>50.65%</text:p>
          </table:table-cell>
          <table:table-cell table:formula="of:=[.K50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/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01">
            <text:p>301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[.S51]/SUM([.L51:.T51])" office:value-type="percentage" office:value="0.480263157894737">
            <text:p>48.03%</text:p>
          </table:table-cell>
          <table:table-cell table:formula="of:=[.E51]/[.I51]" office:value-type="percentage" office:value="0.564935064935065">
            <text:p>56.49%</text:p>
          </table:table-cell>
          <table:table-cell table:style-name="ce1" table:formula="of:=0.4*[.U51]+0.6*[.V51]" office:value-type="percentage" office:value="0.531066302118934">
            <text:p>53.11%</text:p>
          </table:table-cell>
          <table:table-cell table:formula="of:=[.K51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/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string">
            <text:p>St. Martin's School / A.P.P.L.E. Altern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formula="of:=[.S52]/SUM([.L52:.T52])" office:value-type="percentage" office:value="0.53072625698324">
            <text:p>53.07%</text:p>
          </table:table-cell>
          <table:table-cell table:formula="of:=[.E52]/[.I52]" office:value-type="percentage" office:value="0.494444444444444">
            <text:p>49.44%</text:p>
          </table:table-cell>
          <table:table-cell table:style-name="ce1" table:formula="of:=0.4*[.U52]+0.6*[.V52]" office:value-type="percentage" office:value="0.508957169459963">
            <text:p>50.90%</text:p>
          </table:table-cell>
          <table:table-cell table:formula="of:=[.K52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/>
          <table:table-cell office:value-type="float" office:value="112">
            <text:p>11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777">
            <text:p>777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/>
          <table:table-cell table:formula="of:=[.S53]/SUM([.L53:.T53])" office:value-type="percentage" office:value="0.413502109704641">
            <text:p>41.35%</text:p>
          </table:table-cell>
          <table:table-cell table:formula="of:=[.E53]/[.I53]" office:value-type="percentage" office:value="0.576512455516014">
            <text:p>57.65%</text:p>
          </table:table-cell>
          <table:table-cell table:style-name="ce1" table:formula="of:=0.4*[.U53]+0.6*[.V53]" office:value-type="percentage" office:value="0.511308317191465">
            <text:p>51.13%</text:p>
          </table:table-cell>
          <table:table-cell table:formula="of:=[.K53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47">
            <text:p>347</text:p>
          </table:table-cell>
          <table:table-cell office:value-type="string">
            <text:p>Church Street Community Centre (519 Church Street)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/>
          <table:table-cell table:formula="of:=[.S54]/SUM([.L54:.T54])" office:value-type="percentage" office:value="0.492537313432836">
            <text:p>49.25%</text:p>
          </table:table-cell>
          <table:table-cell table:formula="of:=[.E54]/[.I54]" office:value-type="percentage" office:value="0.626666666666667">
            <text:p>62.67%</text:p>
          </table:table-cell>
          <table:table-cell table:style-name="ce1" table:formula="of:=0.4*[.U54]+0.6*[.V54]" office:value-type="percentage" office:value="0.573014925373134">
            <text:p>57.30%</text:p>
          </table:table-cell>
          <table:table-cell table:formula="of:=[.K54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/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table:formula="of:=[.S55]/SUM([.L55:.T55])" office:value-type="percentage" office:value="0.416107382550336">
            <text:p>41.61%</text:p>
          </table:table-cell>
          <table:table-cell table:formula="of:=[.E55]/[.I55]" office:value-type="percentage" office:value="0.57258064516129">
            <text:p>57.26%</text:p>
          </table:table-cell>
          <table:table-cell table:style-name="ce1" table:formula="of:=0.4*[.U55]+0.6*[.V55]" office:value-type="percentage" office:value="0.509991340116908">
            <text:p>51.00%</text:p>
          </table:table-cell>
          <table:table-cell table:formula="of:=[.K55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formula="of:=[.S56]/SUM([.L56:.T56])" office:value-type="percentage" office:value="0.412698412698413">
            <text:p>41.27%</text:p>
          </table:table-cell>
          <table:table-cell table:formula="of:=[.E56]/[.I56]" office:value-type="percentage" office:value="0.646153846153846">
            <text:p>64.62%</text:p>
          </table:table-cell>
          <table:table-cell table:style-name="ce1" table:formula="of:=0.4*[.U56]+0.6*[.V56]" office:value-type="percentage" office:value="0.552771672771673">
            <text:p>55.28%</text:p>
          </table:table-cell>
          <table:table-cell table:formula="of:=[.K56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/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string">
            <text:p>Church Street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formula="of:=[.S57]/SUM([.L57:.T57])" office:value-type="percentage" office:value="0.494505494505495">
            <text:p>49.45%</text:p>
          </table:table-cell>
          <table:table-cell table:formula="of:=[.E57]/[.I57]" office:value-type="percentage" office:value="0.55">
            <text:p>55.00%</text:p>
          </table:table-cell>
          <table:table-cell table:style-name="ce1" table:formula="of:=0.4*[.U57]+0.6*[.V57]" office:value-type="percentage" office:value="0.527802197802198">
            <text:p>52.78%</text:p>
          </table:table-cell>
          <table:table-cell table:formula="of:=[.K57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2">
            <text:p>192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[.S58]/SUM([.L58:.T58])" office:value-type="percentage" office:value="0.444444444444444">
            <text:p>44.44%</text:p>
          </table:table-cell>
          <table:table-cell table:formula="of:=[.E58]/[.I58]" office:value-type="percentage" office:value="0.513513513513513">
            <text:p>51.35%</text:p>
          </table:table-cell>
          <table:table-cell table:style-name="ce1" table:formula="of:=0.4*[.U58]+0.6*[.V58]" office:value-type="percentage" office:value="0.485885885885886">
            <text:p>48.59%</text:p>
          </table:table-cell>
          <table:table-cell table:formula="of:=[.K58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8">
            <text:p>198</text:p>
          </table:table-cell>
          <table:table-cell office:value-type="string">
            <text:p>Wellesley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S59]/SUM([.L59:.T59])" office:value-type="percentage" office:value="0.614035087719298">
            <text:p>61.40%</text:p>
          </table:table-cell>
          <table:table-cell table:formula="of:=[.E59]/[.I59]" office:value-type="percentage" office:value="0.543859649122807">
            <text:p>54.39%</text:p>
          </table:table-cell>
          <table:table-cell table:style-name="ce1" table:formula="of:=0.4*[.U59]+0.6*[.V59]" office:value-type="percentage" office:value="0.571929824561404">
            <text:p>57.19%</text:p>
          </table:table-cell>
          <table:table-cell table:formula="of:=[.K59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5">
            <text:p>245</text:p>
          </table:table-cell>
          <table:table-cell office:value-type="string">
            <text:p>Our Lady of Lourdes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S60]/SUM([.L60:.T60])" office:value-type="percentage" office:value="0.493975903614458">
            <text:p>49.40%</text:p>
          </table:table-cell>
          <table:table-cell table:formula="of:=[.E60]/[.I60]" office:value-type="percentage" office:value="0.629213483146067">
            <text:p>62.92%</text:p>
          </table:table-cell>
          <table:table-cell table:style-name="ce1" table:formula="of:=0.4*[.U60]+0.6*[.V60]" office:value-type="percentage" office:value="0.575118451333424">
            <text:p>57.51%</text:p>
          </table:table-cell>
          <table:table-cell table:formula="of:=[.K60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[.S61]/SUM([.L61:.T61])" office:value-type="percentage" office:value="0.448598130841121">
            <text:p>44.86%</text:p>
          </table:table-cell>
          <table:table-cell table:formula="of:=[.E61]/[.I61]" office:value-type="percentage" office:value="0.663461538461538">
            <text:p>66.35%</text:p>
          </table:table-cell>
          <table:table-cell table:style-name="ce1" table:formula="of:=0.4*[.U61]+0.6*[.V61]" office:value-type="percentage" office:value="0.577516175413372">
            <text:p>57.75%</text:p>
          </table:table-cell>
          <table:table-cell table:formula="of:=[.K61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87">
            <text:p>287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[.S62]/SUM([.L62:.T62])" office:value-type="percentage" office:value="0.53125">
            <text:p>53.13%</text:p>
          </table:table-cell>
          <table:table-cell table:formula="of:=[.E62]/[.I62]" office:value-type="percentage" office:value="0.601449275362319">
            <text:p>60.14%</text:p>
          </table:table-cell>
          <table:table-cell table:style-name="ce1" table:formula="of:=0.4*[.U62]+0.6*[.V62]" office:value-type="percentage" office:value="0.573369565217391">
            <text:p>57.34%</text:p>
          </table:table-cell>
          <table:table-cell table:formula="of:=[.K62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/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formula="of:=[.S63]/SUM([.L63:.T63])" office:value-type="percentage" office:value="0.572727272727273">
            <text:p>57.27%</text:p>
          </table:table-cell>
          <table:table-cell table:formula="of:=[.E63]/[.I63]" office:value-type="percentage" office:value="0.407407407407407">
            <text:p>40.74%</text:p>
          </table:table-cell>
          <table:table-cell table:style-name="ce1" table:formula="of:=0.4*[.U63]+0.6*[.V63]" office:value-type="percentage" office:value="0.473535353535354">
            <text:p>47.35%</text:p>
          </table:table-cell>
          <table:table-cell table:formula="of:=[.K63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/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372">
            <text:p>372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formula="of:=[.S64]/SUM([.L64:.T64])" office:value-type="percentage" office:value="0.439306358381503">
            <text:p>43.93%</text:p>
          </table:table-cell>
          <table:table-cell table:formula="of:=[.E64]/[.I64]" office:value-type="percentage" office:value="0.6">
            <text:p>60.00%</text:p>
          </table:table-cell>
          <table:table-cell table:style-name="ce1" table:formula="of:=0.4*[.U64]+0.6*[.V64]" office:value-type="percentage" office:value="0.535722543352601">
            <text:p>53.57%</text:p>
          </table:table-cell>
          <table:table-cell table:formula="of:=[.K64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/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39">
            <text:p>339</text:p>
          </table:table-cell>
          <table:table-cell office:value-type="string">
            <text:p>St. Martin's School / A.P.P.L.E. Alternati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table:formula="of:=[.S65]/SUM([.L65:.T65])" office:value-type="percentage" office:value="0.478021978021978">
            <text:p>47.80%</text:p>
          </table:table-cell>
          <table:table-cell table:formula="of:=[.E65]/[.I65]" office:value-type="percentage" office:value="0.592964824120603">
            <text:p>59.30%</text:p>
          </table:table-cell>
          <table:table-cell table:style-name="ce1" table:formula="of:=0.4*[.U65]+0.6*[.V65]" office:value-type="percentage" office:value="0.546987685681153">
            <text:p>54.70%</text:p>
          </table:table-cell>
          <table:table-cell table:formula="of:=[.K65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/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34">
            <text:p>434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table:formula="of:=[.S66]/SUM([.L66:.T66])" office:value-type="percentage" office:value="0.58695652173913">
            <text:p>58.70%</text:p>
          </table:table-cell>
          <table:table-cell table:formula="of:=[.E66]/[.I66]" office:value-type="percentage" office:value="0.527659574468085">
            <text:p>52.77%</text:p>
          </table:table-cell>
          <table:table-cell table:style-name="ce1" table:formula="of:=0.4*[.U66]+0.6*[.V66]" office:value-type="percentage" office:value="0.551378353376503">
            <text:p>55.14%</text:p>
          </table:table-cell>
          <table:table-cell table:formula="of:=[.K6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/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66">
            <text:p>266</text:p>
          </table:table-cell>
          <table:table-cell office:value-type="string">
            <text:p>Church Stree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formula="of:=[.S67]/SUM([.L67:.T67])" office:value-type="percentage" office:value="0.360902255639098">
            <text:p>36.09%</text:p>
          </table:table-cell>
          <table:table-cell table:formula="of:=[.E67]/[.I67]" office:value-type="percentage" office:value="0.553398058252427">
            <text:p>55.34%</text:p>
          </table:table-cell>
          <table:table-cell table:style-name="ce1" table:formula="of:=0.4*[.U67]+0.6*[.V67]" office:value-type="percentage" office:value="0.476399737207095">
            <text:p>47.64%</text:p>
          </table:table-cell>
          <table:table-cell table:formula="of:=[.K67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/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table:formula="of:=[.S68]/SUM([.L68:.T68])" office:value-type="percentage" office:value="0.329113924050633">
            <text:p>32.91%</text:p>
          </table:table-cell>
          <table:table-cell table:formula="of:=[.E68]/[.I68]" office:value-type="percentage" office:value="0.637931034482759">
            <text:p>63.79%</text:p>
          </table:table-cell>
          <table:table-cell table:style-name="ce1" table:formula="of:=0.4*[.U68]+0.6*[.V68]" office:value-type="percentage" office:value="0.514404190309908">
            <text:p>51.44%</text:p>
          </table:table-cell>
          <table:table-cell table:formula="of:=[.K6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/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7">
            <text:p>257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table:formula="of:=[.S69]/SUM([.L69:.T69])" office:value-type="percentage" office:value="0.573426573426573">
            <text:p>57.34%</text:p>
          </table:table-cell>
          <table:table-cell table:formula="of:=[.E69]/[.I69]" office:value-type="percentage" office:value="0.517241379310345">
            <text:p>51.72%</text:p>
          </table:table-cell>
          <table:table-cell table:style-name="ce1" table:formula="of:=0.4*[.U69]+0.6*[.V69]" office:value-type="percentage" office:value="0.539715456956836">
            <text:p>53.97%</text:p>
          </table:table-cell>
          <table:table-cell table:formula="of:=[.K69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/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S70]/SUM([.L70:.T70])" office:value-type="percentage" office:value="0.490566037735849">
            <text:p>49.06%</text:p>
          </table:table-cell>
          <table:table-cell table:formula="of:=[.E70]/[.I70]" office:value-type="percentage" office:value="0.605263157894737">
            <text:p>60.53%</text:p>
          </table:table-cell>
          <table:table-cell table:style-name="ce1" table:formula="of:=0.4*[.U70]+0.6*[.V70]" office:value-type="percentage" office:value="0.559384309831182">
            <text:p>55.94%</text:p>
          </table:table-cell>
          <table:table-cell table:formula="of:=[.K70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/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table:formula="of:=[.S71]/SUM([.L71:.T71])" office:value-type="percentage" office:value="0.505882352941176">
            <text:p>50.59%</text:p>
          </table:table-cell>
          <table:table-cell table:formula="of:=[.E71]/[.I71]" office:value-type="percentage" office:value="0.4625">
            <text:p>46.25%</text:p>
          </table:table-cell>
          <table:table-cell table:style-name="ce1" table:formula="of:=0.4*[.U71]+0.6*[.V71]" office:value-type="percentage" office:value="0.479852941176471">
            <text:p>47.99%</text:p>
          </table:table-cell>
          <table:table-cell table:formula="of:=[.K71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/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[.S72]/SUM([.L72:.T72])" office:value-type="percentage" office:value="0.493827160493827">
            <text:p>49.38%</text:p>
          </table:table-cell>
          <table:table-cell table:formula="of:=[.E72]/[.I72]" office:value-type="percentage" office:value="0.68">
            <text:p>68.00%</text:p>
          </table:table-cell>
          <table:table-cell table:style-name="ce1" table:formula="of:=0.4*[.U72]+0.6*[.V72]" office:value-type="percentage" office:value="0.605530864197531">
            <text:p>60.55%</text:p>
          </table:table-cell>
          <table:table-cell table:formula="of:=[.K72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75">
            <text:p>275</text:p>
          </table:table-cell>
          <table:table-cell office:value-type="string">
            <text:p>Parliament Street Public Librar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S73]/SUM([.L73:.T73])" office:value-type="percentage" office:value="0.518072289156626">
            <text:p>51.81%</text:p>
          </table:table-cell>
          <table:table-cell table:formula="of:=[.E73]/[.I73]" office:value-type="percentage" office:value="0.597938144329897">
            <text:p>59.79%</text:p>
          </table:table-cell>
          <table:table-cell table:style-name="ce1" table:formula="of:=0.4*[.U73]+0.6*[.V73]" office:value-type="percentage" office:value="0.565991802260589">
            <text:p>56.60%</text:p>
          </table:table-cell>
          <table:table-cell table:formula="of:=[.K73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77">
            <text:p>277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formula="of:=[.S74]/SUM([.L74:.T74])" office:value-type="percentage" office:value="0.561151079136691">
            <text:p>56.12%</text:p>
          </table:table-cell>
          <table:table-cell table:formula="of:=[.E74]/[.I74]" office:value-type="percentage" office:value="0.60958904109589">
            <text:p>60.96%</text:p>
          </table:table-cell>
          <table:table-cell table:style-name="ce1" table:formula="of:=0.4*[.U74]+0.6*[.V74]" office:value-type="percentage" office:value="0.590213856312211">
            <text:p>59.02%</text:p>
          </table:table-cell>
          <table:table-cell table:formula="of:=[.K74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98">
            <text:p>298</text:p>
          </table:table-cell>
          <table:table-cell office:value-type="string">
            <text:p>Sprucecour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table:formula="of:=[.S75]/SUM([.L75:.T75])" office:value-type="percentage" office:value="0.472727272727273">
            <text:p>47.27%</text:p>
          </table:table-cell>
          <table:table-cell table:formula="of:=[.E75]/[.I75]" office:value-type="percentage" office:value="0.504424778761062">
            <text:p>50.44%</text:p>
          </table:table-cell>
          <table:table-cell table:style-name="ce1" table:formula="of:=0.4*[.U75]+0.6*[.V75]" office:value-type="percentage" office:value="0.491745776347546">
            <text:p>49.17%</text:p>
          </table:table-cell>
          <table:table-cell table:formula="of:=[.K75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/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33">
            <text:p>33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table:formula="of:=[.S76]/SUM([.L76:.T76])" office:value-type="percentage" office:value="0.435">
            <text:p>43.50%</text:p>
          </table:table-cell>
          <table:table-cell table:formula="of:=[.E76]/[.I76]" office:value-type="percentage" office:value="0.565610859728507">
            <text:p>56.56%</text:p>
          </table:table-cell>
          <table:table-cell table:style-name="ce1" table:formula="of:=0.4*[.U76]+0.6*[.V76]" office:value-type="percentage" office:value="0.513366515837104">
            <text:p>51.34%</text:p>
          </table:table-cell>
          <table:table-cell table:formula="of:=[.K7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/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86">
            <text:p>486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formula="of:=[.S77]/SUM([.L77:.T77])" office:value-type="percentage" office:value="0.456953642384106">
            <text:p>45.70%</text:p>
          </table:table-cell>
          <table:table-cell table:formula="of:=[.E77]/[.I77]" office:value-type="percentage" office:value="0.544827586206897">
            <text:p>54.48%</text:p>
          </table:table-cell>
          <table:table-cell table:style-name="ce1" table:formula="of:=0.4*[.U77]+0.6*[.V77]" office:value-type="percentage" office:value="0.50967800867778">
            <text:p>50.97%</text:p>
          </table:table-cell>
          <table:table-cell table:formula="of:=[.K77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1">
            <text:p>131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S78]/SUM([.L78:.T78])" office:value-type="percentage" office:value="0.325">
            <text:p>32.50%</text:p>
          </table:table-cell>
          <table:table-cell table:formula="of:=[.E78]/[.I78]" office:value-type="percentage" office:value="0.5">
            <text:p>50.00%</text:p>
          </table:table-cell>
          <table:table-cell table:style-name="ce1" table:formula="of:=0.4*[.U78]+0.6*[.V78]" office:value-type="percentage" office:value="0.43">
            <text:p>43.00%</text:p>
          </table:table-cell>
          <table:table-cell table:formula="of:=[.K7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/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62">
            <text:p>462</text:p>
          </table:table-cell>
          <table:table-cell office:value-type="string">
            <text:p>Le Collège frança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[.S79]/SUM([.L79:.T79])" office:value-type="percentage" office:value="0.528455284552846">
            <text:p>52.85%</text:p>
          </table:table-cell>
          <table:table-cell table:formula="of:=[.E79]/[.I79]" office:value-type="percentage" office:value="0.523076923076923">
            <text:p>52.31%</text:p>
          </table:table-cell>
          <table:table-cell table:style-name="ce1" table:formula="of:=0.4*[.U79]+0.6*[.V79]" office:value-type="percentage" office:value="0.525228267667292">
            <text:p>52.52%</text:p>
          </table:table-cell>
          <table:table-cell table:formula="of:=[.K79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/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30">
            <text:p>23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formula="of:=[.S80]/SUM([.L80:.T80])" office:value-type="percentage" office:value="0.52112676056338">
            <text:p>52.11%</text:p>
          </table:table-cell>
          <table:table-cell table:formula="of:=[.E80]/[.I80]" office:value-type="percentage" office:value="0.666666666666667">
            <text:p>66.67%</text:p>
          </table:table-cell>
          <table:table-cell table:style-name="ce1" table:formula="of:=0.4*[.U80]+0.6*[.V80]" office:value-type="percentage" office:value="0.608450704225352">
            <text:p>60.85%</text:p>
          </table:table-cell>
          <table:table-cell table:formula="of:=[.K80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/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90">
            <text:p>29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formula="of:=[.S81]/SUM([.L81:.T81])" office:value-type="percentage" office:value="0.467625899280576">
            <text:p>46.76%</text:p>
          </table:table-cell>
          <table:table-cell table:formula="of:=[.E81]/[.I81]" office:value-type="percentage" office:value="0.590277777777778">
            <text:p>59.03%</text:p>
          </table:table-cell>
          <table:table-cell table:style-name="ce1" table:formula="of:=0.4*[.U81]+0.6*[.V81]" office:value-type="percentage" office:value="0.541217026378897">
            <text:p>54.12%</text:p>
          </table:table-cell>
          <table:table-cell table:formula="of:=[.K81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/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Lord Dufferin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table:formula="of:=[.S82]/SUM([.L82:.T82])" office:value-type="percentage" office:value="0.453781512605042">
            <text:p>45.38%</text:p>
          </table:table-cell>
          <table:table-cell table:formula="of:=[.E82]/[.I82]" office:value-type="percentage" office:value="0.571428571428571">
            <text:p>57.14%</text:p>
          </table:table-cell>
          <table:table-cell table:style-name="ce1" table:formula="of:=0.4*[.U82]+0.6*[.V82]" office:value-type="percentage" office:value="0.52436974789916">
            <text:p>52.44%</text:p>
          </table:table-cell>
          <table:table-cell table:formula="of:=[.K82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/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80">
            <text:p>580</text:p>
          </table:table-cell>
          <table:table-cell office:value-type="string">
            <text:p>Sprucecourt Junior Public Scho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[.S83]/SUM([.L83:.T83])" office:value-type="percentage" office:value="0.50251256281407">
            <text:p>50.25%</text:p>
          </table:table-cell>
          <table:table-cell table:formula="of:=[.E83]/[.I83]" office:value-type="percentage" office:value="0.537234042553192">
            <text:p>53.72%</text:p>
          </table:table-cell>
          <table:table-cell table:style-name="ce1" table:formula="of:=0.4*[.U83]+0.6*[.V83]" office:value-type="percentage" office:value="0.523345450657543">
            <text:p>52.33%</text:p>
          </table:table-cell>
          <table:table-cell table:formula="of:=[.K83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/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93">
            <text:p>39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table:formula="of:=[.S84]/SUM([.L84:.T84])" office:value-type="percentage" office:value="0.622754491017964">
            <text:p>62.28%</text:p>
          </table:table-cell>
          <table:table-cell table:formula="of:=[.E84]/[.I84]" office:value-type="percentage" office:value="0.530201342281879">
            <text:p>53.02%</text:p>
          </table:table-cell>
          <table:table-cell table:style-name="ce1" table:formula="of:=0.4*[.U84]+0.6*[.V84]" office:value-type="percentage" office:value="0.567222601776313">
            <text:p>56.72%</text:p>
          </table:table-cell>
          <table:table-cell table:formula="of:=[.K84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229">
            <text:p>229</text:p>
          </table:table-cell>
          <table:table-cell office:value-type="float" office:value="743">
            <text:p>743</text:p>
          </table:table-cell>
          <table:table-cell office:value-type="string">
            <text:p>Sprucecourt Junior Public Sch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formula="of:=[.S85]/SUM([.L85:.T85])" office:value-type="percentage" office:value="0.511111111111111">
            <text:p>51.11%</text:p>
          </table:table-cell>
          <table:table-cell table:formula="of:=[.E85]/[.I85]" office:value-type="percentage" office:value="0.253275109170306">
            <text:p>25.33%</text:p>
          </table:table-cell>
          <table:table-cell table:style-name="ce1" table:formula="of:=0.4*[.U85]+0.6*[.V85]" office:value-type="percentage" office:value="0.356409509946628">
            <text:p>35.64%</text:p>
          </table:table-cell>
          <table:table-cell table:formula="of:=[.K85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41">
            <text:p>141</text:p>
          </table:table-cell>
          <table:table-cell office:value-type="string">
            <text:p>120 Cornwall Street - Oak Street Co-operati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formula="of:=[.S86]/SUM([.L86:.T86])" office:value-type="percentage" office:value="0.49438202247191">
            <text:p>49.44%</text:p>
          </table:table-cell>
          <table:table-cell table:formula="of:=[.E86]/[.I86]" office:value-type="percentage" office:value="0.40952380952381">
            <text:p>40.95%</text:p>
          </table:table-cell>
          <table:table-cell table:style-name="ce1" table:formula="of:=0.4*[.U86]+0.6*[.V86]" office:value-type="percentage" office:value="0.44346709470305">
            <text:p>44.35%</text:p>
          </table:table-cell>
          <table:table-cell table:formula="of:=[.K86]" office:value-type="string" office:string-value="120 Cornwall Street - Oak Street Co-operative">
            <text:p>120 Cornwall Street - Oak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/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39">
            <text:p>339</text:p>
          </table:table-cell>
          <table:table-cell office:value-type="string">
            <text:p>Ryerson University International Learning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[.S87]/SUM([.L87:.T87])" office:value-type="percentage" office:value="0.597014925373134">
            <text:p>59.70%</text:p>
          </table:table-cell>
          <table:table-cell table:formula="of:=[.E87]/[.I87]" office:value-type="percentage" office:value="0.541095890410959">
            <text:p>54.11%</text:p>
          </table:table-cell>
          <table:table-cell table:style-name="ce1" table:formula="of:=0.4*[.U87]+0.6*[.V87]" office:value-type="percentage" office:value="0.563463504395829">
            <text:p>56.35%</text:p>
          </table:table-cell>
          <table:table-cell table:formula="of:=[.K87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364">
            <text:p>364</text:p>
          </table:table-cell>
          <table:table-cell office:value-type="string">
            <text:p>Ryerson University - 110 Pitman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formula="of:=[.S88]/SUM([.L88:.T88])" office:value-type="percentage" office:value="0.222222222222222">
            <text:p>22.22%</text:p>
          </table:table-cell>
          <table:table-cell table:formula="of:=[.E88]/[.I88]" office:value-type="percentage" office:value="0.692">
            <text:p>69.20%</text:p>
          </table:table-cell>
          <table:table-cell table:style-name="ce1" table:formula="of:=0.4*[.U88]+0.6*[.V88]" office:value-type="percentage" office:value="0.504088888888889">
            <text:p>50.41%</text:p>
          </table:table-cell>
          <table:table-cell table:formula="of:=[.K88]" office:value-type="string" office:string-value="Ryerson University - 110 Pitman Hall">
            <text:p>Ryerson University - 110 Pitma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412">
            <text:p>412</text:p>
          </table:table-cell>
          <table:table-cell office:value-type="string">
            <text:p>John Innes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formula="of:=[.S89]/SUM([.L89:.T89])" office:value-type="percentage" office:value="0.366666666666667">
            <text:p>36.67%</text:p>
          </table:table-cell>
          <table:table-cell table:formula="of:=[.E89]/[.I89]" office:value-type="percentage" office:value="0.585585585585586">
            <text:p>58.56%</text:p>
          </table:table-cell>
          <table:table-cell table:style-name="ce1" table:formula="of:=0.4*[.U89]+0.6*[.V89]" office:value-type="percentage" office:value="0.498018018018018">
            <text:p>49.80%</text:p>
          </table:table-cell>
          <table:table-cell table:formula="of:=[.K89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[.S90]/SUM([.L90:.T90])" office:value-type="percentage" office:value="0.320754716981132">
            <text:p>32.08%</text:p>
          </table:table-cell>
          <table:table-cell table:formula="of:=[.E90]/[.I90]" office:value-type="percentage" office:value="0.56">
            <text:p>56.00%</text:p>
          </table:table-cell>
          <table:table-cell table:style-name="ce1" table:formula="of:=0.4*[.U90]+0.6*[.V90]" office:value-type="percentage" office:value="0.464301886792453">
            <text:p>46.43%</text:p>
          </table:table-cell>
          <table:table-cell table:formula="of:=[.K90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/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69">
            <text:p>269</text:p>
          </table:table-cell>
          <table:table-cell office:value-type="string">
            <text:p>Lord Dufferin Junior and Senior Pub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S91]/SUM([.L91:.T91])" office:value-type="percentage" office:value="0.134020618556701">
            <text:p>13.40%</text:p>
          </table:table-cell>
          <table:table-cell table:formula="of:=[.E91]/[.I91]" office:value-type="percentage" office:value="0.574712643678161">
            <text:p>57.47%</text:p>
          </table:table-cell>
          <table:table-cell table:style-name="ce1" table:formula="of:=0.4*[.U91]+0.6*[.V91]" office:value-type="percentage" office:value="0.398435833629577">
            <text:p>39.84%</text:p>
          </table:table-cell>
          <table:table-cell table:formula="of:=[.K91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/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7">
            <text:p>247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formula="of:=[.S92]/SUM([.L92:.T92])" office:value-type="percentage" office:value="0.469135802469136">
            <text:p>46.91%</text:p>
          </table:table-cell>
          <table:table-cell table:formula="of:=[.E92]/[.I92]" office:value-type="percentage" office:value="0.651685393258427">
            <text:p>65.17%</text:p>
          </table:table-cell>
          <table:table-cell table:style-name="ce1" table:formula="of:=0.4*[.U92]+0.6*[.V92]" office:value-type="percentage" office:value="0.578665556942711">
            <text:p>57.87%</text:p>
          </table:table-cell>
          <table:table-cell table:formula="of:=[.K92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10">
            <text:p>710</text:p>
          </table:table-cell>
          <table:table-cell office:value-type="string">
            <text:p>Regent Park South Community Centr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formula="of:=[.S93]/SUM([.L93:.T93])" office:value-type="percentage" office:value="0.634854771784232">
            <text:p>63.49%</text:p>
          </table:table-cell>
          <table:table-cell table:formula="of:=[.E93]/[.I93]" office:value-type="percentage" office:value="0.411764705882353">
            <text:p>41.18%</text:p>
          </table:table-cell>
          <table:table-cell table:style-name="ce1" table:formula="of:=0.4*[.U93]+0.6*[.V93]" office:value-type="percentage" office:value="0.501000732243105">
            <text:p>50.10%</text:p>
          </table:table-cell>
          <table:table-cell table:formula="of:=[.K93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566">
            <text:p>566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[.S94]/SUM([.L94:.T94])" office:value-type="percentage" office:value="0.568306010928962">
            <text:p>56.83%</text:p>
          </table:table-cell>
          <table:table-cell table:formula="of:=[.E94]/[.I94]" office:value-type="percentage" office:value="0.473988439306358">
            <text:p>47.40%</text:p>
          </table:table-cell>
          <table:table-cell table:style-name="ce1" table:formula="of:=0.4*[.U94]+0.6*[.V94]" office:value-type="percentage" office:value="0.5117154679554">
            <text:p>51.17%</text:p>
          </table:table-cell>
          <table:table-cell table:formula="of:=[.K94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formula="of:=[.S95]/SUM([.L95:.T95])" office:value-type="percentage" office:value="0.429824561403509">
            <text:p>42.98%</text:p>
          </table:table-cell>
          <table:table-cell table:formula="of:=[.E95]/[.I95]" office:value-type="percentage" office:value="0.492307692307692">
            <text:p>49.23%</text:p>
          </table:table-cell>
          <table:table-cell table:style-name="ce1" table:formula="of:=0.4*[.U95]+0.6*[.V95]" office:value-type="percentage" office:value="0.467314439946019">
            <text:p>46.73%</text:p>
          </table:table-cell>
          <table:table-cell table:formula="of:=[.K95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formula="of:=[.S96]/SUM([.L96:.T96])" office:value-type="percentage" office:value="0.524390243902439">
            <text:p>52.44%</text:p>
          </table:table-cell>
          <table:table-cell table:formula="of:=[.E96]/[.I96]" office:value-type="percentage" office:value="0.634146341463415">
            <text:p>63.41%</text:p>
          </table:table-cell>
          <table:table-cell table:style-name="ce1" table:formula="of:=0.4*[.U96]+0.6*[.V96]" office:value-type="percentage" office:value="0.590243902439025">
            <text:p>59.02%</text:p>
          </table:table-cell>
          <table:table-cell table:formula="of:=[.K96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/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06">
            <text:p>306</text:p>
          </table:table-cell>
          <table:table-cell office:value-type="string">
            <text:p>Ryerson University International Learning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formula="of:=[.S97]/SUM([.L97:.T97])" office:value-type="percentage" office:value="0.394230769230769">
            <text:p>39.42%</text:p>
          </table:table-cell>
          <table:table-cell table:formula="of:=[.E97]/[.I97]" office:value-type="percentage" office:value="0.553191489361702">
            <text:p>55.32%</text:p>
          </table:table-cell>
          <table:table-cell table:style-name="ce1" table:formula="of:=0.4*[.U97]+0.6*[.V97]" office:value-type="percentage" office:value="0.489607201309329">
            <text:p>48.96%</text:p>
          </table:table-cell>
          <table:table-cell table:formula="of:=[.K97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2">
            <text:p>222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S98]/SUM([.L98:.T98])" office:value-type="percentage" office:value="0.51063829787234">
            <text:p>51.06%</text:p>
          </table:table-cell>
          <table:table-cell table:formula="of:=[.E98]/[.I98]" office:value-type="percentage" office:value="0.41304347826087">
            <text:p>41.30%</text:p>
          </table:table-cell>
          <table:table-cell table:style-name="ce1" table:formula="of:=0.4*[.U98]+0.6*[.V98]" office:value-type="percentage" office:value="0.452081406105458">
            <text:p>45.21%</text:p>
          </table:table-cell>
          <table:table-cell table:formula="of:=[.K98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83">
            <text:p>283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[.S99]/SUM([.L99:.T99])" office:value-type="percentage" office:value="0.415384615384615">
            <text:p>41.54%</text:p>
          </table:table-cell>
          <table:table-cell table:formula="of:=[.E99]/[.I99]" office:value-type="percentage" office:value="0.493150684931507">
            <text:p>49.32%</text:p>
          </table:table-cell>
          <table:table-cell table:style-name="ce1" table:formula="of:=0.4*[.U99]+0.6*[.V99]" office:value-type="percentage" office:value="0.46204425711275">
            <text:p>46.20%</text:p>
          </table:table-cell>
          <table:table-cell table:formula="of:=[.K99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/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03">
            <text:p>303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formula="of:=[.S100]/SUM([.L100:.T100])" office:value-type="percentage" office:value="0.513274336283186">
            <text:p>51.33%</text:p>
          </table:table-cell>
          <table:table-cell table:formula="of:=[.E100]/[.I100]" office:value-type="percentage" office:value="0.549618320610687">
            <text:p>54.96%</text:p>
          </table:table-cell>
          <table:table-cell table:style-name="ce1" table:formula="of:=0.4*[.U100]+0.6*[.V100]" office:value-type="percentage" office:value="0.535080726879687">
            <text:p>53.51%</text:p>
          </table:table-cell>
          <table:table-cell table:formula="of:=[.K100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/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407">
            <text:p>407</text:p>
          </table:table-cell>
          <table:table-cell office:value-type="string">
            <text:p>Lord Dufferin Junior and Se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table:formula="of:=[.S101]/SUM([.L101:.T101])" office:value-type="percentage" office:value="0.503267973856209">
            <text:p>50.33%</text:p>
          </table:table-cell>
          <table:table-cell table:formula="of:=[.E101]/[.I101]" office:value-type="percentage" office:value="0.538461538461538">
            <text:p>53.85%</text:p>
          </table:table-cell>
          <table:table-cell table:style-name="ce1" table:formula="of:=0.4*[.U101]+0.6*[.V101]" office:value-type="percentage" office:value="0.524384112619407">
            <text:p>52.44%</text:p>
          </table:table-cell>
          <table:table-cell table:formula="of:=[.K101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/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7">
            <text:p>297</text:p>
          </table:table-cell>
          <table:table-cell office:value-type="string">
            <text:p>Regent Park South Community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formula="of:=[.S102]/SUM([.L102:.T102])" office:value-type="percentage" office:value="0.491071428571429">
            <text:p>49.11%</text:p>
          </table:table-cell>
          <table:table-cell table:formula="of:=[.E102]/[.I102]" office:value-type="percentage" office:value="0.54">
            <text:p>54.00%</text:p>
          </table:table-cell>
          <table:table-cell table:style-name="ce1" table:formula="of:=0.4*[.U102]+0.6*[.V102]" office:value-type="percentage" office:value="0.520428571428571">
            <text:p>52.04%</text:p>
          </table:table-cell>
          <table:table-cell table:formula="of:=[.K102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formula="of:=[.S103]/SUM([.L103:.T103])" office:value-type="percentage" office:value="0.323943661971831">
            <text:p>32.39%</text:p>
          </table:table-cell>
          <table:table-cell table:formula="of:=[.E103]/[.I103]" office:value-type="percentage" office:value="0.638655462184874">
            <text:p>63.87%</text:p>
          </table:table-cell>
          <table:table-cell table:style-name="ce1" table:formula="of:=0.4*[.U103]+0.6*[.V103]" office:value-type="percentage" office:value="0.512770742099657">
            <text:p>51.28%</text:p>
          </table:table-cell>
          <table:table-cell table:formula="of:=[.K103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/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39">
            <text:p>139</text:p>
          </table:table-cell>
          <table:table-cell office:value-type="string">
            <text:p>Ryerson University International Learning Cent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[.S104]/SUM([.L104:.T104])" office:value-type="percentage" office:value="0.351851851851852">
            <text:p>35.19%</text:p>
          </table:table-cell>
          <table:table-cell table:formula="of:=[.E104]/[.I104]" office:value-type="percentage" office:value="0.622222222222222">
            <text:p>62.22%</text:p>
          </table:table-cell>
          <table:table-cell table:style-name="ce1" table:formula="of:=0.4*[.U104]+0.6*[.V104]" office:value-type="percentage" office:value="0.514074074074074">
            <text:p>51.41%</text:p>
          </table:table-cell>
          <table:table-cell table:formula="of:=[.K104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342">
            <text:p>34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table:formula="of:=[.S105]/SUM([.L105:.T105])" office:value-type="percentage" office:value="0.526717557251908">
            <text:p>52.67%</text:p>
          </table:table-cell>
          <table:table-cell table:formula="of:=[.E105]/[.I105]" office:value-type="percentage" office:value="0.507246376811594">
            <text:p>50.72%</text:p>
          </table:table-cell>
          <table:table-cell table:style-name="ce1" table:formula="of:=0.4*[.U105]+0.6*[.V105]" office:value-type="percentage" office:value="0.51503484898772">
            <text:p>51.50%</text:p>
          </table:table-cell>
          <table:table-cell table:formula="of:=[.K105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[.S106]/SUM([.L106:.T106])" office:value-type="percentage" office:value="0.551020408163265">
            <text:p>55.10%</text:p>
          </table:table-cell>
          <table:table-cell table:formula="of:=[.E106]/[.I106]" office:value-type="percentage" office:value="0.488372093023256">
            <text:p>48.84%</text:p>
          </table:table-cell>
          <table:table-cell table:style-name="ce1" table:formula="of:=0.4*[.U106]+0.6*[.V106]" office:value-type="percentage" office:value="0.51343141907926">
            <text:p>51.34%</text:p>
          </table:table-cell>
          <table:table-cell table:formula="of:=[.K10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table:formula="of:=[.S107]/SUM([.L107:.T107])" office:value-type="percentage" office:value="0.32258064516129">
            <text:p>32.26%</text:p>
          </table:table-cell>
          <table:table-cell table:formula="of:=[.E107]/[.I107]" office:value-type="percentage" office:value="0.739130434782609">
            <text:p>73.91%</text:p>
          </table:table-cell>
          <table:table-cell table:style-name="ce1" table:formula="of:=0.4*[.U107]+0.6*[.V107]" office:value-type="percentage" office:value="0.572510518934081">
            <text:p>57.25%</text:p>
          </table:table-cell>
          <table:table-cell table:formula="of:=[.K107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307">
            <text:p>307</text:p>
          </table:table-cell>
          <table:table-cell office:value-type="string">
            <text:p>Dixon H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formula="of:=[.S108]/SUM([.L108:.T108])" office:value-type="percentage" office:value="0.37410071942446">
            <text:p>37.41%</text:p>
          </table:table-cell>
          <table:table-cell table:formula="of:=[.E108]/[.I108]" office:value-type="percentage" office:value="0.603053435114504">
            <text:p>60.31%</text:p>
          </table:table-cell>
          <table:table-cell table:style-name="ce1" table:formula="of:=0.4*[.U108]+0.6*[.V108]" office:value-type="percentage" office:value="0.511472348838487">
            <text:p>51.15%</text:p>
          </table:table-cell>
          <table:table-cell table:formula="of:=[.K108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/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91">
            <text:p>191</text:p>
          </table:table-cell>
          <table:table-cell office:value-type="string">
            <text:p>Dixon Ha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S109]/SUM([.L109:.T109])" office:value-type="percentage" office:value="0.404761904761905">
            <text:p>40.48%</text:p>
          </table:table-cell>
          <table:table-cell table:formula="of:=[.E109]/[.I109]" office:value-type="percentage" office:value="0.634408602150538">
            <text:p>63.44%</text:p>
          </table:table-cell>
          <table:table-cell table:style-name="ce1" table:formula="of:=0.4*[.U109]+0.6*[.V109]" office:value-type="percentage" office:value="0.542549923195085">
            <text:p>54.25%</text:p>
          </table:table-cell>
          <table:table-cell table:formula="of:=[.K109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/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431">
            <text:p>431</text:p>
          </table:table-cell>
          <table:table-cell office:value-type="string">
            <text:p>Ryerson University International Learning Cent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23">
            <text:p>23</text:p>
          </table:table-cell>
          <table:table-cell table:formula="of:=[.S110]/SUM([.L110:.T110])" office:value-type="percentage" office:value="0.4375">
            <text:p>43.75%</text:p>
          </table:table-cell>
          <table:table-cell table:formula="of:=[.E110]/[.I110]" office:value-type="percentage" office:value="0.604347826086956">
            <text:p>60.43%</text:p>
          </table:table-cell>
          <table:table-cell table:style-name="ce1" table:formula="of:=0.4*[.U110]+0.6*[.V110]" office:value-type="percentage" office:value="0.537608695652174">
            <text:p>53.76%</text:p>
          </table:table-cell>
          <table:table-cell table:formula="of:=[.K110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/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47">
            <text:p>247</text:p>
          </table:table-cell>
          <table:table-cell office:value-type="string">
            <text:p>Fred Victor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table:formula="of:=[.S111]/SUM([.L111:.T111])" office:value-type="percentage" office:value="0.484536082474227">
            <text:p>48.45%</text:p>
          </table:table-cell>
          <table:table-cell table:formula="of:=[.E111]/[.I111]" office:value-type="percentage" office:value="0.514851485148515">
            <text:p>51.49%</text:p>
          </table:table-cell>
          <table:table-cell table:style-name="ce1" table:formula="of:=0.4*[.U111]+0.6*[.V111]" office:value-type="percentage" office:value="0.5027253240788">
            <text:p>50.27%</text:p>
          </table:table-cell>
          <table:table-cell table:formula="of:=[.K111]" office:value-type="string" office:string-value="Fred Victor Centre">
            <text:p>Fred Victor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/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1">
            <text:p>251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table:formula="of:=[.S112]/SUM([.L112:.T112])" office:value-type="percentage" office:value="0.414285714285714">
            <text:p>41.43%</text:p>
          </table:table-cell>
          <table:table-cell table:formula="of:=[.E112]/[.I112]" office:value-type="percentage" office:value="0.531531531531532">
            <text:p>53.15%</text:p>
          </table:table-cell>
          <table:table-cell table:style-name="ce1" table:formula="of:=0.4*[.U112]+0.6*[.V112]" office:value-type="percentage" office:value="0.484633204633205">
            <text:p>48.46%</text:p>
          </table:table-cell>
          <table:table-cell table:formula="of:=[.K112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/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35">
            <text:p>535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table:formula="of:=[.S113]/SUM([.L113:.T113])" office:value-type="percentage" office:value="0.543933054393305">
            <text:p>54.39%</text:p>
          </table:table-cell>
          <table:table-cell table:formula="of:=[.E113]/[.I113]" office:value-type="percentage" office:value="0.475">
            <text:p>47.50%</text:p>
          </table:table-cell>
          <table:table-cell table:style-name="ce1" table:formula="of:=0.4*[.U113]+0.6*[.V113]" office:value-type="percentage" office:value="0.502573221757322">
            <text:p>50.26%</text:p>
          </table:table-cell>
          <table:table-cell table:formula="of:=[.K113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/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string">
            <text:p>St. Lawrence Market Nor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formula="of:=[.S114]/SUM([.L114:.T114])" office:value-type="percentage" office:value="0.530120481927711">
            <text:p>53.01%</text:p>
          </table:table-cell>
          <table:table-cell table:formula="of:=[.E114]/[.I114]" office:value-type="percentage" office:value="0.510869565217391">
            <text:p>51.09%</text:p>
          </table:table-cell>
          <table:table-cell table:style-name="ce1" table:formula="of:=0.4*[.U114]+0.6*[.V114]" office:value-type="percentage" office:value="0.518569931901519">
            <text:p>51.86%</text:p>
          </table:table-cell>
          <table:table-cell table:formula="of:=[.K114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/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43">
            <text:p>243</text:p>
          </table:table-cell>
          <table:table-cell office:value-type="string">
            <text:p>St. Lawrence Market North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table:formula="of:=[.S115]/SUM([.L115:.T115])" office:value-type="percentage" office:value="0.384615384615385">
            <text:p>38.46%</text:p>
          </table:table-cell>
          <table:table-cell table:formula="of:=[.E115]/[.I115]" office:value-type="percentage" office:value="0.595238095238095">
            <text:p>59.52%</text:p>
          </table:table-cell>
          <table:table-cell table:style-name="ce1" table:formula="of:=0.4*[.U115]+0.6*[.V115]" office:value-type="percentage" office:value="0.510989010989011">
            <text:p>51.10%</text:p>
          </table:table-cell>
          <table:table-cell table:formula="of:=[.K115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9">
            <text:p>129</text:p>
          </table:table-cell>
          <table:table-cell/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59">
            <text:p>359</text:p>
          </table:table-cell>
          <table:table-cell office:value-type="string">
            <text:p>St. Lawrence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S116]/SUM([.L116:.T116])" office:value-type="percentage" office:value="0.375">
            <text:p>37.50%</text:p>
          </table:table-cell>
          <table:table-cell table:formula="of:=[.E116]/[.I116]" office:value-type="percentage" office:value="0.394557823129252">
            <text:p>39.46%</text:p>
          </table:table-cell>
          <table:table-cell table:style-name="ce1" table:formula="of:=0.4*[.U116]+0.6*[.V116]" office:value-type="percentage" office:value="0.386734693877551">
            <text:p>38.67%</text:p>
          </table:table-cell>
          <table:table-cell table:formula="of:=[.K116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01">
            <text:p>201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[.S117]/SUM([.L117:.T117])" office:value-type="percentage" office:value="0.5625">
            <text:p>56.25%</text:p>
          </table:table-cell>
          <table:table-cell table:formula="of:=[.E117]/[.I117]" office:value-type="percentage" office:value="0.358024691358025">
            <text:p>35.80%</text:p>
          </table:table-cell>
          <table:table-cell table:style-name="ce1" table:formula="of:=0.4*[.U117]+0.6*[.V117]" office:value-type="percentage" office:value="0.439814814814815">
            <text:p>43.98%</text:p>
          </table:table-cell>
          <table:table-cell table:formula="of:=[.K117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/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53">
            <text:p>253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formula="of:=[.S118]/SUM([.L118:.T118])" office:value-type="percentage" office:value="0.365079365079365">
            <text:p>36.51%</text:p>
          </table:table-cell>
          <table:table-cell table:formula="of:=[.E118]/[.I118]" office:value-type="percentage" office:value="0.551401869158878">
            <text:p>55.14%</text:p>
          </table:table-cell>
          <table:table-cell table:style-name="ce1" table:formula="of:=0.4*[.U118]+0.6*[.V118]" office:value-type="percentage" office:value="0.476872867527073">
            <text:p>47.69%</text:p>
          </table:table-cell>
          <table:table-cell table:formula="of:=[.K118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/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36">
            <text:p>336</text:p>
          </table:table-cell>
          <table:table-cell office:value-type="string">
            <text:p>St. Lawrence Market North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[.S119]/SUM([.L119:.T119])" office:value-type="percentage" office:value="0.495726495726496">
            <text:p>49.57%</text:p>
          </table:table-cell>
          <table:table-cell table:formula="of:=[.E119]/[.I119]" office:value-type="percentage" office:value="0.533898305084746">
            <text:p>53.39%</text:p>
          </table:table-cell>
          <table:table-cell table:style-name="ce1" table:formula="of:=0.4*[.U119]+0.6*[.V119]" office:value-type="percentage" office:value="0.518629581341446">
            <text:p>51.86%</text:p>
          </table:table-cell>
          <table:table-cell table:formula="of:=[.K119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4">
            <text:p>134</text:p>
          </table:table-cell>
          <table:table-cell/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75">
            <text:p>275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formula="of:=[.S120]/SUM([.L120:.T120])" office:value-type="percentage" office:value="0.401315789473684">
            <text:p>40.13%</text:p>
          </table:table-cell>
          <table:table-cell table:formula="of:=[.E120]/[.I120]" office:value-type="percentage" office:value="0.589595375722543">
            <text:p>58.96%</text:p>
          </table:table-cell>
          <table:table-cell table:style-name="ce1" table:formula="of:=0.4*[.U120]+0.6*[.V120]" office:value-type="percentage" office:value="0.514283541223">
            <text:p>51.43%</text:p>
          </table:table-cell>
          <table:table-cell table:formula="of:=[.K120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5">
            <text:p>135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formula="of:=[.S121]/SUM([.L121:.T121])" office:value-type="percentage" office:value="0.376923076923077">
            <text:p>37.69%</text:p>
          </table:table-cell>
          <table:table-cell table:formula="of:=[.E121]/[.I121]" office:value-type="percentage" office:value="0.620967741935484">
            <text:p>62.10%</text:p>
          </table:table-cell>
          <table:table-cell table:style-name="ce1" table:formula="of:=0.4*[.U121]+0.6*[.V121]" office:value-type="percentage" office:value="0.523349875930521">
            <text:p>52.33%</text:p>
          </table:table-cell>
          <table:table-cell table:formula="of:=[.K12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0">
            <text:p>400</text:p>
          </table:table-cell>
          <table:table-cell/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336">
            <text:p>336</text:p>
          </table:table-cell>
          <table:table-cell office:value-type="string">
            <text:p>7 Jackes Avenue - Summerhill Apartme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table:formula="of:=[.S122]/SUM([.L122:.T122])" office:value-type="percentage" office:value="0.527777777777778">
            <text:p>52.78%</text:p>
          </table:table-cell>
          <table:table-cell table:formula="of:=[.E122]/[.I122]" office:value-type="percentage" office:value="0.391304347826087">
            <text:p>39.13%</text:p>
          </table:table-cell>
          <table:table-cell table:style-name="ce1" table:formula="of:=0.4*[.U122]+0.6*[.V122]" office:value-type="percentage" office:value="0.445893719806763">
            <text:p>44.59%</text:p>
          </table:table-cell>
          <table:table-cell table:formula="of:=[.K122]" office:value-type="string" office:string-value="7 Jackes Avenue - Summerhill Apartments">
            <text:p>7 Jackes Avenue - Summerhill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1">
            <text:p>401</text:p>
          </table:table-cell>
          <table:table-cell/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9">
            <text:p>129</text:p>
          </table:table-cell>
          <table:table-cell office:value-type="string">
            <text:p>1177 Yonge Street - The Por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formula="of:=[.S123]/SUM([.L123:.T123])" office:value-type="percentage" office:value="0.648648648648649">
            <text:p>64.86%</text:p>
          </table:table-cell>
          <table:table-cell table:formula="of:=[.E123]/[.I123]" office:value-type="percentage" office:value="0.367816091954023">
            <text:p>36.78%</text:p>
          </table:table-cell>
          <table:table-cell table:style-name="ce1" table:formula="of:=0.4*[.U123]+0.6*[.V123]" office:value-type="percentage" office:value="0.480149114631873">
            <text:p>48.01%</text:p>
          </table:table-cell>
          <table:table-cell table:formula="of:=[.K123]" office:value-type="string" office:string-value="1177 Yonge Street - The Ports">
            <text:p>1177 Yonge Street - The Por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2">
            <text:p>402</text:p>
          </table:table-cell>
          <table:table-cell/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3">
            <text:p>203</text:p>
          </table:table-cell>
          <table:table-cell office:value-type="string">
            <text:p>20 Scrivener Square - Thornwood I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formula="of:=[.S124]/SUM([.L124:.T124])" office:value-type="percentage" office:value="0.481481481481481">
            <text:p>48.15%</text:p>
          </table:table-cell>
          <table:table-cell table:formula="of:=[.E124]/[.I124]" office:value-type="percentage" office:value="0.349593495934959">
            <text:p>34.96%</text:p>
          </table:table-cell>
          <table:table-cell table:style-name="ce1" table:formula="of:=0.4*[.U124]+0.6*[.V124]" office:value-type="percentage" office:value="0.402348690153568">
            <text:p>40.23%</text:p>
          </table:table-cell>
          <table:table-cell table:formula="of:=[.K124]" office:value-type="string" office:string-value="20 Scrivener Square - Thornwood I">
            <text:p>20 Scrivener Square - Thornwood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3">
            <text:p>403</text:p>
          </table:table-cell>
          <table:table-cell/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73">
            <text:p>173</text:p>
          </table:table-cell>
          <table:table-cell office:value-type="string">
            <text:p>25 Scrivener Square - Thornwood II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table:formula="of:=[.S125]/SUM([.L125:.T125])" office:value-type="percentage" office:value="0.513157894736842">
            <text:p>51.32%</text:p>
          </table:table-cell>
          <table:table-cell table:formula="of:=[.E125]/[.I125]" office:value-type="percentage" office:value="0.333333333333333">
            <text:p>33.33%</text:p>
          </table:table-cell>
          <table:table-cell table:style-name="ce1" table:formula="of:=0.4*[.U125]+0.6*[.V125]" office:value-type="percentage" office:value="0.405263157894737">
            <text:p>40.53%</text:p>
          </table:table-cell>
          <table:table-cell table:formula="of:=[.K125]" office:value-type="string" office:string-value="25 Scrivener Square - Thornwood II">
            <text:p>25 Scrivener Square - Thornwood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4">
            <text:p>404</text:p>
          </table:table-cell>
          <table:table-cell/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formula="of:=[.S126]/SUM([.L126:.T126])" office:value-type="percentage" office:value="0.28735632183908">
            <text:p>28.74%</text:p>
          </table:table-cell>
          <table:table-cell table:formula="of:=[.E126]/[.I126]" office:value-type="percentage" office:value="0.294117647058823">
            <text:p>29.41%</text:p>
          </table:table-cell>
          <table:table-cell table:style-name="ce1" table:formula="of:=0.4*[.U126]+0.6*[.V126]" office:value-type="percentage" office:value="0.291413116970926">
            <text:p>29.14%</text:p>
          </table:table-cell>
          <table:table-cell table:formula="of:=[.K126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5">
            <text:p>405</text:p>
          </table:table-cell>
          <table:table-cell/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442">
            <text:p>442</text:p>
          </table:table-cell>
          <table:table-cell office:value-type="string">
            <text:p>50 Hillsboro Avenue - Ramsden Place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 table:formula="of:=[.S127]/SUM([.L127:.T127])" office:value-type="percentage" office:value="0.428571428571429">
            <text:p>42.86%</text:p>
          </table:table-cell>
          <table:table-cell table:formula="of:=[.E127]/[.I127]" office:value-type="percentage" office:value="0.541484716157205">
            <text:p>54.15%</text:p>
          </table:table-cell>
          <table:table-cell table:style-name="ce1" table:formula="of:=0.4*[.U127]+0.6*[.V127]" office:value-type="percentage" office:value="0.496319401122895">
            <text:p>49.63%</text:p>
          </table:table-cell>
          <table:table-cell table:formula="of:=[.K127]" office:value-type="string" office:string-value="50 Hillsboro Avenue - Ramsden Place Apartments">
            <text:p>50 Hillsboro Avenue - Ramsden Plac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6">
            <text:p>406</text:p>
          </table:table-cell>
          <table:table-cell/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string">
            <text:p>77 McMurri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S128]/SUM([.L128:.T128])" office:value-type="percentage" office:value="0.432432432432432">
            <text:p>43.24%</text:p>
          </table:table-cell>
          <table:table-cell table:formula="of:=[.E128]/[.I128]" office:value-type="percentage" office:value="0.432432432432432">
            <text:p>43.24%</text:p>
          </table:table-cell>
          <table:table-cell table:style-name="ce1" table:formula="of:=0.4*[.U128]+0.6*[.V128]" office:value-type="percentage" office:value="0.432432432432432">
            <text:p>43.24%</text:p>
          </table:table-cell>
          <table:table-cell table:formula="of:=[.K128]" office:value-type="string" office:string-value="77 McMurrich Street">
            <text:p>77 McMurri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7">
            <text:p>407</text:p>
          </table:table-cell>
          <table:table-cell/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03">
            <text:p>303</text:p>
          </table:table-cell>
          <table:table-cell office:value-type="string">
            <text:p>942 Yonge Street - Memphis Condominiu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table:formula="of:=[.S129]/SUM([.L129:.T129])" office:value-type="percentage" office:value="0.493243243243243">
            <text:p>49.32%</text:p>
          </table:table-cell>
          <table:table-cell table:formula="of:=[.E129]/[.I129]" office:value-type="percentage" office:value="0.478571428571429">
            <text:p>47.86%</text:p>
          </table:table-cell>
          <table:table-cell table:style-name="ce1" table:formula="of:=0.4*[.U129]+0.6*[.V129]" office:value-type="percentage" office:value="0.484440154440155">
            <text:p>48.44%</text:p>
          </table:table-cell>
          <table:table-cell table:formula="of:=[.K129]" office:value-type="string" office:string-value="942 Yonge Street - Memphis Condominium">
            <text:p>942 Yonge Street - Memphis Condominiu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8">
            <text:p>408</text:p>
          </table:table-cell>
          <table:table-cell/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80 Yonge Street - The Ramsde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[.S130]/SUM([.L130:.T130])" office:value-type="percentage" office:value="0.236363636363636">
            <text:p>23.64%</text:p>
          </table:table-cell>
          <table:table-cell table:formula="of:=[.E130]/[.I130]" office:value-type="percentage" office:value="0.410526315789474">
            <text:p>41.05%</text:p>
          </table:table-cell>
          <table:table-cell table:style-name="ce1" table:formula="of:=0.4*[.U130]+0.6*[.V130]" office:value-type="percentage" office:value="0.340861244019139">
            <text:p>34.09%</text:p>
          </table:table-cell>
          <table:table-cell table:formula="of:=[.K130]" office:value-type="string" office:string-value="980 Yonge Street - The Ramsden">
            <text:p>980 Yonge Street - The Ramsd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9">
            <text:p>409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string">
            <text:p>914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formula="of:=[.S131]/SUM([.L131:.T131])" office:value-type="percentage" office:value="0.451219512195122">
            <text:p>45.12%</text:p>
          </table:table-cell>
          <table:table-cell table:formula="of:=[.E131]/[.I131]" office:value-type="percentage" office:value="0.439393939393939">
            <text:p>43.94%</text:p>
          </table:table-cell>
          <table:table-cell table:style-name="ce1" table:formula="of:=0.4*[.U131]+0.6*[.V131]" office:value-type="percentage" office:value="0.444124168514412">
            <text:p>44.41%</text:p>
          </table:table-cell>
          <table:table-cell table:formula="of:=[.K131]" office:value-type="string" office:string-value="914 Yonge Street">
            <text:p>914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0">
            <text:p>410</text:p>
          </table:table-cell>
          <table:table-cell/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string">
            <text:p>120 Rosedale Valley Road - Arbour Glen Apartmen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table:formula="of:=[.S132]/SUM([.L132:.T132])" office:value-type="percentage" office:value="0.470588235294118">
            <text:p>47.06%</text:p>
          </table:table-cell>
          <table:table-cell table:formula="of:=[.E132]/[.I132]" office:value-type="percentage" office:value="0.322916666666667">
            <text:p>32.29%</text:p>
          </table:table-cell>
          <table:table-cell table:style-name="ce1" table:formula="of:=0.4*[.U132]+0.6*[.V132]" office:value-type="percentage" office:value="0.381985294117647">
            <text:p>38.20%</text:p>
          </table:table-cell>
          <table:table-cell table:formula="of:=[.K132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1">
            <text:p>411</text:p>
          </table:table-cell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06">
            <text:p>106</text:p>
          </table:table-cell>
          <table:table-cell office:value-type="string">
            <text:p>120 Rosedale Valley Road - Arbour Gle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[.S133]/SUM([.L133:.T133])" office:value-type="percentage" office:value="0.522388059701493">
            <text:p>52.24%</text:p>
          </table:table-cell>
          <table:table-cell table:formula="of:=[.E133]/[.I133]" office:value-type="percentage" office:value="0.426229508196721">
            <text:p>42.62%</text:p>
          </table:table-cell>
          <table:table-cell table:style-name="ce1" table:formula="of:=0.4*[.U133]+0.6*[.V133]" office:value-type="percentage" office:value="0.46469292879863">
            <text:p>46.47%</text:p>
          </table:table-cell>
          <table:table-cell table:formula="of:=[.K133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2">
            <text:p>412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44">
            <text:p>1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[.S134]/SUM([.L134:.T134])" office:value-type="percentage" office:value="0.537634408602151">
            <text:p>53.76%</text:p>
          </table:table-cell>
          <table:table-cell table:formula="of:=[.E134]/[.I134]" office:value-type="percentage" office:value="0.353658536585366">
            <text:p>35.37%</text:p>
          </table:table-cell>
          <table:table-cell table:style-name="ce1" table:formula="of:=0.4*[.U134]+0.6*[.V134]" office:value-type="percentage" office:value="0.42724888539208">
            <text:p>42.72%</text:p>
          </table:table-cell>
          <table:table-cell table:formula="of:=[.K134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3">
            <text:p>413</text:p>
          </table:table-cell>
          <table:table-cell/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300">
            <text:p>300</text:p>
          </table:table-cell>
          <table:table-cell office:value-type="string">
            <text:p>21 Dale Avenue - Kensingto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table:formula="of:=[.S135]/SUM([.L135:.T135])" office:value-type="percentage" office:value="0.684563758389262">
            <text:p>68.46%</text:p>
          </table:table-cell>
          <table:table-cell table:formula="of:=[.E135]/[.I135]" office:value-type="percentage" office:value="0.38755980861244">
            <text:p>38.76%</text:p>
          </table:table-cell>
          <table:table-cell table:style-name="ce1" table:formula="of:=0.4*[.U135]+0.6*[.V135]" office:value-type="percentage" office:value="0.506361388523169">
            <text:p>50.64%</text:p>
          </table:table-cell>
          <table:table-cell table:formula="of:=[.K135]" office:value-type="string" office:string-value="21 Dale Avenue - Kensington Apartments">
            <text:p>21 Dale Avenue - Kensingt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4">
            <text:p>414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4">
            <text:p>124</text:p>
          </table:table-cell>
          <table:table-cell office:value-type="string">
            <text:p>Church of the Redee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[.S136]/SUM([.L136:.T136])" office:value-type="percentage" office:value="0.410714285714286">
            <text:p>41.07%</text:p>
          </table:table-cell>
          <table:table-cell table:formula="of:=[.E136]/[.I136]" office:value-type="percentage" office:value="0.491228070175439">
            <text:p>49.12%</text:p>
          </table:table-cell>
          <table:table-cell table:style-name="ce1" table:formula="of:=0.4*[.U136]+0.6*[.V136]" office:value-type="percentage" office:value="0.459022556390977">
            <text:p>45.90%</text:p>
          </table:table-cell>
          <table:table-cell table:formula="of:=[.K136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5">
            <text:p>415</text:p>
          </table:table-cell>
          <table:table-cell/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string">
            <text:p>15 McMurrich Street - The St. Georg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formula="of:=[.S137]/SUM([.L137:.T137])" office:value-type="percentage" office:value="0.35036496350365">
            <text:p>35.04%</text:p>
          </table:table-cell>
          <table:table-cell table:formula="of:=[.E137]/[.I137]" office:value-type="percentage" office:value="0.466019417475728">
            <text:p>46.60%</text:p>
          </table:table-cell>
          <table:table-cell table:style-name="ce1" table:formula="of:=0.4*[.U137]+0.6*[.V137]" office:value-type="percentage" office:value="0.419757635886897">
            <text:p>41.98%</text:p>
          </table:table-cell>
          <table:table-cell table:formula="of:=[.K137]" office:value-type="string" office:string-value="15 McMurrich Street - The St. George">
            <text:p>15 McMurrich Street - The St. Geor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6">
            <text:p>416</text:p>
          </table:table-cell>
          <table:table-cell/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3">
            <text:p>143</text:p>
          </table:table-cell>
          <table:table-cell office:value-type="string">
            <text:p>18 Davenport Road - McMurrich Pl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[.S138]/SUM([.L138:.T138])" office:value-type="percentage" office:value="0.3875">
            <text:p>38.75%</text:p>
          </table:table-cell>
          <table:table-cell table:formula="of:=[.E138]/[.I138]" office:value-type="percentage" office:value="0.353658536585366">
            <text:p>35.37%</text:p>
          </table:table-cell>
          <table:table-cell table:style-name="ce1" table:formula="of:=0.4*[.U138]+0.6*[.V138]" office:value-type="percentage" office:value="0.36719512195122">
            <text:p>36.72%</text:p>
          </table:table-cell>
          <table:table-cell table:formula="of:=[.K138]" office:value-type="string" office:string-value="18 Davenport Road - McMurrich Place">
            <text:p>18 Davenport Road - McMurrich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7">
            <text:p>417</text:p>
          </table:table-cell>
          <table:table-cell/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formula="of:=[.S139]/SUM([.L139:.T139])" office:value-type="percentage" office:value="0.268817204301075">
            <text:p>26.88%</text:p>
          </table:table-cell>
          <table:table-cell table:formula="of:=[.E139]/[.I139]" office:value-type="percentage" office:value="0.515151515151515">
            <text:p>51.52%</text:p>
          </table:table-cell>
          <table:table-cell table:style-name="ce1" table:formula="of:=0.4*[.U139]+0.6*[.V139]" office:value-type="percentage" office:value="0.416617790811339">
            <text:p>41.66%</text:p>
          </table:table-cell>
          <table:table-cell table:formula="of:=[.K13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8">
            <text:p>418</text:p>
          </table:table-cell>
          <table:table-cell/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80">
            <text:p>280</text:p>
          </table:table-cell>
          <table:table-cell office:value-type="string">
            <text:p>8 Park Ro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table:formula="of:=[.S140]/SUM([.L140:.T140])" office:value-type="percentage" office:value="0.621621621621622">
            <text:p>62.16%</text:p>
          </table:table-cell>
          <table:table-cell table:formula="of:=[.E140]/[.I140]" office:value-type="percentage" office:value="0.507042253521127">
            <text:p>50.70%</text:p>
          </table:table-cell>
          <table:table-cell table:style-name="ce1" table:formula="of:=0.4*[.U140]+0.6*[.V140]" office:value-type="percentage" office:value="0.552874000761325">
            <text:p>55.29%</text:p>
          </table:table-cell>
          <table:table-cell table:formula="of:=[.K140]" office:value-type="string" office:string-value="8 Park Road">
            <text:p>8 Park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9">
            <text:p>419</text:p>
          </table:table-cell>
          <table:table-cell/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283">
            <text:p>283</text:p>
          </table:table-cell>
          <table:table-cell office:value-type="string">
            <text:p>278 Bloor Street East - Rosedale Gl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table:formula="of:=[.S141]/SUM([.L141:.T141])" office:value-type="percentage" office:value="0.734848484848485">
            <text:p>73.48%</text:p>
          </table:table-cell>
          <table:table-cell table:formula="of:=[.E141]/[.I141]" office:value-type="percentage" office:value="0.308457711442786">
            <text:p>30.85%</text:p>
          </table:table-cell>
          <table:table-cell table:style-name="ce1" table:formula="of:=0.4*[.U141]+0.6*[.V141]" office:value-type="percentage" office:value="0.479014020805066">
            <text:p>47.90%</text:p>
          </table:table-cell>
          <table:table-cell table:formula="of:=[.K141]" office:value-type="string" office:string-value="278 Bloor Street East - Rosedale Glen">
            <text:p>278 Bloor Street East - Rosedale Gl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0">
            <text:p>420</text:p>
          </table:table-cell>
          <table:table-cell/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308">
            <text:p>308</text:p>
          </table:table-cell>
          <table:table-cell office:value-type="string">
            <text:p>300 Bloor Street East - The Bellagio on Blo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table:formula="of:=[.S142]/SUM([.L142:.T142])" office:value-type="percentage" office:value="0.44078947368421">
            <text:p>44.08%</text:p>
          </table:table-cell>
          <table:table-cell table:formula="of:=[.E142]/[.I142]" office:value-type="percentage" office:value="0.372340425531915">
            <text:p>37.23%</text:p>
          </table:table-cell>
          <table:table-cell table:style-name="ce1" table:formula="of:=0.4*[.U142]+0.6*[.V142]" office:value-type="percentage" office:value="0.399720044792833">
            <text:p>39.97%</text:p>
          </table:table-cell>
          <table:table-cell table:formula="of:=[.K142]" office:value-type="string" office:string-value="300 Bloor Street East - The Bellagio on Bloor">
            <text:p>300 Bloor Street East - The Bellagio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1">
            <text:p>421</text:p>
          </table:table-cell>
          <table:table-cell/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76">
            <text:p>57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table:formula="of:=[.S143]/SUM([.L143:.T143])" office:value-type="percentage" office:value="0.361233480176211">
            <text:p>36.12%</text:p>
          </table:table-cell>
          <table:table-cell table:formula="of:=[.E143]/[.I143]" office:value-type="percentage" office:value="0.446927374301676">
            <text:p>44.69%</text:p>
          </table:table-cell>
          <table:table-cell table:style-name="ce1" table:formula="of:=0.4*[.U143]+0.6*[.V143]" office:value-type="percentage" office:value="0.41264981665149">
            <text:p>41.26%</text:p>
          </table:table-cell>
          <table:table-cell table:formula="of:=[.K143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2">
            <text:p>422</text:p>
          </table:table-cell>
          <table:table-cell/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75">
            <text:p>275</text:p>
          </table:table-cell>
          <table:table-cell office:value-type="string">
            <text:p>360 Bloor Street East - 360 on Bloo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formula="of:=[.S144]/SUM([.L144:.T144])" office:value-type="percentage" office:value="0.421621621621622">
            <text:p>42.16%</text:p>
          </table:table-cell>
          <table:table-cell table:formula="of:=[.E144]/[.I144]" office:value-type="percentage" office:value="0.298701298701299">
            <text:p>29.87%</text:p>
          </table:table-cell>
          <table:table-cell table:style-name="ce1" table:formula="of:=0.4*[.U144]+0.6*[.V144]" office:value-type="percentage" office:value="0.347869427869428">
            <text:p>34.79%</text:p>
          </table:table-cell>
          <table:table-cell table:formula="of:=[.K144]" office:value-type="string" office:string-value="360 Bloor Street East - 360 on Bloor">
            <text:p>360 Bloor Street East - 360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3">
            <text:p>423</text:p>
          </table:table-cell>
          <table:table-cell/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76">
            <text:p>376</text:p>
          </table:table-cell>
          <table:table-cell office:value-type="string">
            <text:p>Rose Avenue Junior Public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table:formula="of:=[.S145]/SUM([.L145:.T145])" office:value-type="percentage" office:value="0.550632911392405">
            <text:p>55.06%</text:p>
          </table:table-cell>
          <table:table-cell table:formula="of:=[.E145]/[.I145]" office:value-type="percentage" office:value="0.465753424657534">
            <text:p>46.58%</text:p>
          </table:table-cell>
          <table:table-cell table:style-name="ce1" table:formula="of:=0.4*[.U145]+0.6*[.V145]" office:value-type="percentage" office:value="0.499705219351483">
            <text:p>49.97%</text:p>
          </table:table-cell>
          <table:table-cell table:formula="of:=[.K14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4">
            <text:p>424</text:p>
          </table:table-cell>
          <table:table-cell/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float" office:value="490">
            <text:p>490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formula="of:=[.S146]/SUM([.L146:.T146])" office:value-type="percentage" office:value="0.468571428571429">
            <text:p>46.86%</text:p>
          </table:table-cell>
          <table:table-cell table:formula="of:=[.E146]/[.I146]" office:value-type="percentage" office:value="0.445161290322581">
            <text:p>44.52%</text:p>
          </table:table-cell>
          <table:table-cell table:style-name="ce1" table:formula="of:=0.4*[.U146]+0.6*[.V146]" office:value-type="percentage" office:value="0.45452534562212">
            <text:p>45.45%</text:p>
          </table:table-cell>
          <table:table-cell table:formula="of:=[.K14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5">
            <text:p>425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formula="of:=[.S147]/SUM([.L147:.T147])" office:value-type="percentage" office:value="0.589473684210526">
            <text:p>58.95%</text:p>
          </table:table-cell>
          <table:table-cell table:formula="of:=[.E147]/[.I147]" office:value-type="percentage" office:value="0.48">
            <text:p>48.00%</text:p>
          </table:table-cell>
          <table:table-cell table:style-name="ce1" table:formula="of:=0.4*[.U147]+0.6*[.V147]" office:value-type="percentage" office:value="0.523789473684211">
            <text:p>52.38%</text:p>
          </table:table-cell>
          <table:table-cell table:formula="of:=[.K14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6">
            <text:p>426</text:p>
          </table:table-cell>
          <table:table-cell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string">
            <text:p>55 Bloor Street East - Signatures on Bloor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[.S148]/SUM([.L148:.T148])" office:value-type="percentage" office:value="0.354838709677419">
            <text:p>35.48%</text:p>
          </table:table-cell>
          <table:table-cell table:formula="of:=[.E148]/[.I148]" office:value-type="percentage" office:value="0.51219512195122">
            <text:p>51.22%</text:p>
          </table:table-cell>
          <table:table-cell table:style-name="ce1" table:formula="of:=0.4*[.U148]+0.6*[.V148]" office:value-type="percentage" office:value="0.4492525570417">
            <text:p>44.93%</text:p>
          </table:table-cell>
          <table:table-cell table:formula="of:=[.K148]" office:value-type="string" office:string-value="55 Bloor Street East - Signatures on Bloor">
            <text:p>55 Bloor Street East - Signatur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7">
            <text:p>427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34">
            <text:p>234</text:p>
          </table:table-cell>
          <table:table-cell office:value-type="string">
            <text:p>85 Bloor Street Eas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S149]/SUM([.L149:.T149])" office:value-type="percentage" office:value="0.578947368421053">
            <text:p>57.89%</text:p>
          </table:table-cell>
          <table:table-cell table:formula="of:=[.E149]/[.I149]" office:value-type="percentage" office:value="0.491379310344828">
            <text:p>49.14%</text:p>
          </table:table-cell>
          <table:table-cell table:style-name="ce1" table:formula="of:=0.4*[.U149]+0.6*[.V149]" office:value-type="percentage" office:value="0.526406533575318">
            <text:p>52.64%</text:p>
          </table:table-cell>
          <table:table-cell table:formula="of:=[.K149]" office:value-type="string" office:string-value="85 Bloor Street East">
            <text:p>85 Bloor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8">
            <text:p>428</text:p>
          </table:table-cell>
          <table:table-cell/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100 Hayden Street - Bloor Walk Residence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formula="of:=[.S150]/SUM([.L150:.T150])" office:value-type="percentage" office:value="0.584415584415584">
            <text:p>58.44%</text:p>
          </table:table-cell>
          <table:table-cell table:formula="of:=[.E150]/[.I150]" office:value-type="percentage" office:value="0.523255813953488">
            <text:p>52.33%</text:p>
          </table:table-cell>
          <table:table-cell table:style-name="ce1" table:formula="of:=0.4*[.U150]+0.6*[.V150]" office:value-type="percentage" office:value="0.547719722138327">
            <text:p>54.77%</text:p>
          </table:table-cell>
          <table:table-cell table:formula="of:=[.K150]" office:value-type="string" office:string-value="100 Hayden Street - Bloor Walk Residences">
            <text:p>100 Hayden Street - Bloor Walk Residenc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9">
            <text:p>429</text:p>
          </table:table-cell>
          <table:table-cell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4">
            <text:p>1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[.S151]/SUM([.L151:.T151])" office:value-type="percentage" office:value="0.261538461538462">
            <text:p>26.15%</text:p>
          </table:table-cell>
          <table:table-cell table:formula="of:=[.E151]/[.I151]" office:value-type="percentage" office:value="0.567567567567568">
            <text:p>56.76%</text:p>
          </table:table-cell>
          <table:table-cell table:style-name="ce1" table:formula="of:=0.4*[.U151]+0.6*[.V151]" office:value-type="percentage" office:value="0.445155925155925">
            <text:p>44.52%</text:p>
          </table:table-cell>
          <table:table-cell table:formula="of:=[.K151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0">
            <text:p>430</text:p>
          </table:table-cell>
          <table:table-cell/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509">
            <text:p>509</text:p>
          </table:table-cell>
          <table:table-cell office:value-type="string">
            <text:p>235 Bloor Street East - Residences on Blo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table:formula="of:=[.S152]/SUM([.L152:.T152])" office:value-type="percentage" office:value="0.534031413612565">
            <text:p>53.40%</text:p>
          </table:table-cell>
          <table:table-cell table:formula="of:=[.E152]/[.I152]" office:value-type="percentage" office:value="0.506976744186047">
            <text:p>50.70%</text:p>
          </table:table-cell>
          <table:table-cell table:style-name="ce1" table:formula="of:=0.4*[.U152]+0.6*[.V152]" office:value-type="percentage" office:value="0.517798611956654">
            <text:p>51.78%</text:p>
          </table:table-cell>
          <table:table-cell table:formula="of:=[.K152]" office:value-type="string" office:string-value="235 Bloor Street East - Residences on Bloor">
            <text:p>235 Bloor Street East - Residenc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3">
            <text:p>433</text:p>
          </table:table-cell>
          <table:table-cell/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398">
            <text:p>398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formula="of:=[.S153]/SUM([.L153:.T153])" office:value-type="percentage" office:value="0.62589928057554">
            <text:p>62.59%</text:p>
          </table:table-cell>
          <table:table-cell table:formula="of:=[.E153]/[.I153]" office:value-type="percentage" office:value="0.483516483516484">
            <text:p>48.35%</text:p>
          </table:table-cell>
          <table:table-cell table:style-name="ce1" table:formula="of:=0.4*[.U153]+0.6*[.V153]" office:value-type="percentage" office:value="0.540469602340106">
            <text:p>54.05%</text:p>
          </table:table-cell>
          <table:table-cell table:formula="of:=[.K15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4">
            <text:p>434</text:p>
          </table:table-cell>
          <table:table-cell/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76">
            <text:p>276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formula="of:=[.S154]/SUM([.L154:.T154])" office:value-type="percentage" office:value="0.425">
            <text:p>42.50%</text:p>
          </table:table-cell>
          <table:table-cell table:formula="of:=[.E154]/[.I154]" office:value-type="percentage" office:value="0.60377358490566">
            <text:p>60.38%</text:p>
          </table:table-cell>
          <table:table-cell table:style-name="ce1" table:formula="of:=0.4*[.U154]+0.6*[.V154]" office:value-type="percentage" office:value="0.532264150943396">
            <text:p>53.23%</text:p>
          </table:table-cell>
          <table:table-cell table:formula="of:=[.K154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6">
            <text:p>436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63">
            <text:p>263</text:p>
          </table:table-cell>
          <table:table-cell office:value-type="string">
            <text:p>Rose Avenue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formula="of:=[.S155]/SUM([.L155:.T155])" office:value-type="percentage" office:value="0.419847328244275">
            <text:p>41.98%</text:p>
          </table:table-cell>
          <table:table-cell table:formula="of:=[.E155]/[.I155]" office:value-type="percentage" office:value="0.495412844036697">
            <text:p>49.54%</text:p>
          </table:table-cell>
          <table:table-cell table:style-name="ce1" table:formula="of:=0.4*[.U155]+0.6*[.V155]" office:value-type="percentage" office:value="0.465186637719728">
            <text:p>46.52%</text:p>
          </table:table-cell>
          <table:table-cell table:formula="of:=[.K15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8">
            <text:p>438</text:p>
          </table:table-cell>
          <table:table-cell/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74">
            <text:p>274</text:p>
          </table:table-cell>
          <table:table-cell office:value-type="string">
            <text:p>Rose Avenu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table:formula="of:=[.S156]/SUM([.L156:.T156])" office:value-type="percentage" office:value="0.509615384615385">
            <text:p>50.96%</text:p>
          </table:table-cell>
          <table:table-cell table:formula="of:=[.E156]/[.I156]" office:value-type="percentage" office:value="0.4375">
            <text:p>43.75%</text:p>
          </table:table-cell>
          <table:table-cell table:style-name="ce1" table:formula="of:=0.4*[.U156]+0.6*[.V156]" office:value-type="percentage" office:value="0.466346153846154">
            <text:p>46.63%</text:p>
          </table:table-cell>
          <table:table-cell table:formula="of:=[.K15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9">
            <text:p>439</text:p>
          </table:table-cell>
          <table:table-cell/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string">
            <text:p>175 Cumberland Street - Renaissance Pla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.S157]/SUM([.L157:.T157])" office:value-type="percentage" office:value="0">
            <text:p>0.00%</text:p>
          </table:table-cell>
          <table:table-cell table:formula="of:=[.E157]/[.I157]" office:value-type="percentage" office:value="0.256410256410256">
            <text:p>25.64%</text:p>
          </table:table-cell>
          <table:table-cell table:style-name="ce1" table:formula="of:=0.4*[.U157]+0.6*[.V157]" office:value-type="percentage" office:value="0.153846153846154">
            <text:p>15.38%</text:p>
          </table:table-cell>
          <table:table-cell table:formula="of:=[.K157]" office:value-type="string" office:string-value="175 Cumberland Street - Renaissance Place">
            <text:p>175 Cumberland Street - Renaissance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0">
            <text:p>440</text:p>
          </table:table-cell>
          <table:table-cell/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97">
            <text:p>197</text:p>
          </table:table-cell>
          <table:table-cell office:value-type="string">
            <text:p>110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.S158]/SUM([.L158:.T158])" office:value-type="percentage" office:value="0.725806451612903">
            <text:p>72.58%</text:p>
          </table:table-cell>
          <table:table-cell table:formula="of:=[.E158]/[.I158]" office:value-type="percentage" office:value="0.288461538461538">
            <text:p>28.85%</text:p>
          </table:table-cell>
          <table:table-cell table:style-name="ce1" table:formula="of:=0.4*[.U158]+0.6*[.V158]" office:value-type="percentage" office:value="0.463399503722084">
            <text:p>46.34%</text:p>
          </table:table-cell>
          <table:table-cell table:formula="of:=[.K158]" office:value-type="string" office:string-value="110 Bloor Street West">
            <text:p>110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1">
            <text:p>441</text:p>
          </table:table-cell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string">
            <text:p>131 Bloor Street West - The Colonna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[.S159]/SUM([.L159:.T159])" office:value-type="percentage" office:value="0.263888888888889">
            <text:p>26.39%</text:p>
          </table:table-cell>
          <table:table-cell table:formula="of:=[.E159]/[.I159]" office:value-type="percentage" office:value="0.368421052631579">
            <text:p>36.84%</text:p>
          </table:table-cell>
          <table:table-cell table:style-name="ce1" table:formula="of:=0.4*[.U159]+0.6*[.V159]" office:value-type="percentage" office:value="0.326608187134503">
            <text:p>32.66%</text:p>
          </table:table-cell>
          <table:table-cell table:formula="of:=[.K159]" office:value-type="string" office:string-value="131 Bloor Street West - The Colonnade">
            <text:p>131 Bloor Street West - The Colon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2">
            <text:p>442</text:p>
          </table:table-cell>
          <table:table-cell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string">
            <text:p>102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formula="of:=[.S160]/SUM([.L160:.T160])" office:value-type="percentage" office:value="0.258823529411765">
            <text:p>25.88%</text:p>
          </table:table-cell>
          <table:table-cell table:formula="of:=[.E160]/[.I160]" office:value-type="percentage" office:value="0.446808510638298">
            <text:p>44.68%</text:p>
          </table:table-cell>
          <table:table-cell table:style-name="ce1" table:formula="of:=0.4*[.U160]+0.6*[.V160]" office:value-type="percentage" office:value="0.371614518147685">
            <text:p>37.16%</text:p>
          </table:table-cell>
          <table:table-cell table:formula="of:=[.K160]" office:value-type="string" office:string-value="102 Bloor Street West">
            <text:p>102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3">
            <text:p>443</text:p>
          </table:table-cell>
          <table:table-cell/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1166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f:=[.S161]/SUM([.L161:.T161])" office:value-type="percentage" office:value="0.515151515151515">
            <text:p>51.52%</text:p>
          </table:table-cell>
          <table:table-cell table:formula="of:=[.E161]/[.I161]" office:value-type="percentage" office:value="0.195652173913043">
            <text:p>19.57%</text:p>
          </table:table-cell>
          <table:table-cell table:style-name="ce1" table:formula="of:=0.4*[.U161]+0.6*[.V161]" office:value-type="percentage" office:value="0.323451910408432">
            <text:p>32.35%</text:p>
          </table:table-cell>
          <table:table-cell table:formula="of:=[.K161]" office:value-type="string" office:string-value="1166 Bay Street">
            <text:p>1166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4">
            <text:p>444</text:p>
          </table:table-cell>
          <table:table-cell/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339">
            <text:p>339</text:p>
          </table:table-cell>
          <table:table-cell office:value-type="string">
            <text:p>57 Charles Street West - Bay Charles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table:formula="of:=[.S162]/SUM([.L162:.T162])" office:value-type="percentage" office:value="0.531034482758621">
            <text:p>53.10%</text:p>
          </table:table-cell>
          <table:table-cell table:formula="of:=[.E162]/[.I162]" office:value-type="percentage" office:value="0.449704142011834">
            <text:p>44.97%</text:p>
          </table:table-cell>
          <table:table-cell table:style-name="ce1" table:formula="of:=0.4*[.U162]+0.6*[.V162]" office:value-type="percentage" office:value="0.482236278310549">
            <text:p>48.22%</text:p>
          </table:table-cell>
          <table:table-cell table:formula="of:=[.K162]" office:value-type="string" office:string-value="57 Charles Street West - Bay Charles Apartments">
            <text:p>57 Charles Street West - Bay Charles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5">
            <text:p>445</text:p>
          </table:table-cell>
          <table:table-cell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St. Joseph's College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[.S163]/SUM([.L163:.T163])" office:value-type="percentage" office:value="0.219047619047619">
            <text:p>21.90%</text:p>
          </table:table-cell>
          <table:table-cell table:formula="of:=[.E163]/[.I163]" office:value-type="percentage" office:value="0.557692307692308">
            <text:p>55.77%</text:p>
          </table:table-cell>
          <table:table-cell table:style-name="ce1" table:formula="of:=0.4*[.U163]+0.6*[.V163]" office:value-type="percentage" office:value="0.422234432234432">
            <text:p>42.22%</text:p>
          </table:table-cell>
          <table:table-cell table:formula="of:=[.K163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6">
            <text:p>446</text:p>
          </table:table-cell>
          <table:table-cell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string">
            <text:p>112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formula="of:=[.S164]/SUM([.L164:.T164])" office:value-type="percentage" office:value="0.301369863013699">
            <text:p>30.14%</text:p>
          </table:table-cell>
          <table:table-cell table:formula="of:=[.E164]/[.I164]" office:value-type="percentage" office:value="0.51063829787234">
            <text:p>51.06%</text:p>
          </table:table-cell>
          <table:table-cell table:style-name="ce1" table:formula="of:=0.4*[.U164]+0.6*[.V164]" office:value-type="percentage" office:value="0.426930923928884">
            <text:p>42.69%</text:p>
          </table:table-cell>
          <table:table-cell table:formula="of:=[.K164]" office:value-type="string" office:string-value="1121 Bay Street">
            <text:p>112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8">
            <text:p>448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50">
            <text:p>450</text:p>
          </table:table-cell>
          <table:table-cell office:value-type="string">
            <text:p>1101 Bay Street - Residences On B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S165]/SUM([.L165:.T165])" office:value-type="percentage" office:value="0.566265060240964">
            <text:p>56.63%</text:p>
          </table:table-cell>
          <table:table-cell table:formula="of:=[.E165]/[.I165]" office:value-type="percentage" office:value="0.575471698113208">
            <text:p>57.55%</text:p>
          </table:table-cell>
          <table:table-cell table:style-name="ce1" table:formula="of:=0.4*[.U165]+0.6*[.V165]" office:value-type="percentage" office:value="0.57178904296431">
            <text:p>57.18%</text:p>
          </table:table-cell>
          <table:table-cell table:formula="of:=[.K165]" office:value-type="string" office:string-value="1101 Bay Street - Residences On Bay">
            <text:p>1101 Bay Street - Residences On Ba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0">
            <text:p>450</text:p>
          </table:table-cell>
          <table:table-cell/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465">
            <text:p>465</text:p>
          </table:table-cell>
          <table:table-cell office:value-type="string">
            <text:p>University of Toronto - 30 Charles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formula="of:=[.S166]/SUM([.L166:.T166])" office:value-type="percentage" office:value="0.369230769230769">
            <text:p>36.92%</text:p>
          </table:table-cell>
          <table:table-cell table:formula="of:=[.E166]/[.I166]" office:value-type="percentage" office:value="0.717391304347826">
            <text:p>71.74%</text:p>
          </table:table-cell>
          <table:table-cell table:style-name="ce1" table:formula="of:=0.4*[.U166]+0.6*[.V166]" office:value-type="percentage" office:value="0.578127090301003">
            <text:p>57.81%</text:p>
          </table:table-cell>
          <table:table-cell table:formula="of:=[.K166]" office:value-type="string" office:string-value="University of Toronto - 30 Charles Street West">
            <text:p>University of Toronto - 30 Charles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/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25">
            <text:p>325</text:p>
          </table:table-cell>
          <table:table-cell office:value-type="string">
            <text:p>33 Isabella Street - Isabella Cour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table:formula="of:=[.S167]/SUM([.L167:.T167])" office:value-type="percentage" office:value="0.45625">
            <text:p>45.63%</text:p>
          </table:table-cell>
          <table:table-cell table:formula="of:=[.E167]/[.I167]" office:value-type="percentage" office:value="0.537974683544304">
            <text:p>53.80%</text:p>
          </table:table-cell>
          <table:table-cell table:style-name="ce1" table:formula="of:=0.4*[.U167]+0.6*[.V167]" office:value-type="percentage" office:value="0.505284810126582">
            <text:p>50.53%</text:p>
          </table:table-cell>
          <table:table-cell table:formula="of:=[.K167]" office:value-type="string" office:string-value="33 Isabella Street - Isabella Court">
            <text:p>33 Isabella Street - Isabella Cour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2">
            <text:p>452</text:p>
          </table:table-cell>
          <table:table-cell/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5">
            <text:p>235</text:p>
          </table:table-cell>
          <table:table-cell office:value-type="string">
            <text:p>66 Isabella Street - Town Squ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formula="of:=[.S168]/SUM([.L168:.T168])" office:value-type="percentage" office:value="0.552845528455285">
            <text:p>55.28%</text:p>
          </table:table-cell>
          <table:table-cell table:formula="of:=[.E168]/[.I168]" office:value-type="percentage" office:value="0.376811594202899">
            <text:p>37.68%</text:p>
          </table:table-cell>
          <table:table-cell table:style-name="ce1" table:formula="of:=0.4*[.U168]+0.6*[.V168]" office:value-type="percentage" office:value="0.447225167903853">
            <text:p>44.72%</text:p>
          </table:table-cell>
          <table:table-cell table:formula="of:=[.K168]" office:value-type="string" office:string-value="66 Isabella Street - Town Square">
            <text:p>66 Isabella Street - Town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3">
            <text:p>453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7">
            <text:p>14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[.S169]/SUM([.L169:.T169])" office:value-type="percentage" office:value="0.435897435897436">
            <text:p>43.59%</text:p>
          </table:table-cell>
          <table:table-cell table:formula="of:=[.E169]/[.I169]" office:value-type="percentage" office:value="0.436619718309859">
            <text:p>43.66%</text:p>
          </table:table-cell>
          <table:table-cell table:style-name="ce1" table:formula="of:=0.4*[.U169]+0.6*[.V169]" office:value-type="percentage" office:value="0.43633080534489">
            <text:p>43.63%</text:p>
          </table:table-cell>
          <table:table-cell table:formula="of:=[.K169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4">
            <text:p>454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[.S170]/SUM([.L170:.T170])" office:value-type="percentage" office:value="0.540540540540541">
            <text:p>54.05%</text:p>
          </table:table-cell>
          <table:table-cell table:formula="of:=[.E170]/[.I170]" office:value-type="percentage" office:value="0.424657534246575">
            <text:p>42.47%</text:p>
          </table:table-cell>
          <table:table-cell table:style-name="ce1" table:formula="of:=0.4*[.U170]+0.6*[.V170]" office:value-type="percentage" office:value="0.471010736764161">
            <text:p>47.10%</text:p>
          </table:table-cell>
          <table:table-cell table:formula="of:=[.K170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5">
            <text:p>455</text:p>
          </table:table-cell>
          <table:table-cell/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2">
            <text:p>142</text:p>
          </table:table-cell>
          <table:table-cell office:value-type="string">
            <text:p>86 Gloucester Stre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formula="of:=[.S171]/SUM([.L171:.T171])" office:value-type="percentage" office:value="0.625">
            <text:p>62.50%</text:p>
          </table:table-cell>
          <table:table-cell table:formula="of:=[.E171]/[.I171]" office:value-type="percentage" office:value="0.436893203883495">
            <text:p>43.69%</text:p>
          </table:table-cell>
          <table:table-cell table:style-name="ce1" table:formula="of:=0.4*[.U171]+0.6*[.V171]" office:value-type="percentage" office:value="0.512135922330097">
            <text:p>51.21%</text:p>
          </table:table-cell>
          <table:table-cell table:formula="of:=[.K171]" office:value-type="string" office:string-value="86 Gloucester Street">
            <text:p>86 Glouces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6">
            <text:p>456</text:p>
          </table:table-cell>
          <table:table-cell/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82">
            <text:p>282</text:p>
          </table:table-cell>
          <table:table-cell office:value-type="string">
            <text:p>550 Jarvis Street - Massey House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table:formula="of:=[.S172]/SUM([.L172:.T172])" office:value-type="percentage" office:value="0.512658227848101">
            <text:p>51.27%</text:p>
          </table:table-cell>
          <table:table-cell table:formula="of:=[.E172]/[.I172]" office:value-type="percentage" office:value="0.57396449704142">
            <text:p>57.40%</text:p>
          </table:table-cell>
          <table:table-cell table:style-name="ce1" table:formula="of:=0.4*[.U172]+0.6*[.V172]" office:value-type="percentage" office:value="0.549441989364093">
            <text:p>54.94%</text:p>
          </table:table-cell>
          <table:table-cell table:formula="of:=[.K172]" office:value-type="string" office:string-value="550 Jarvis Street - Massey House Apartments">
            <text:p>550 Jarvis Street - Massey Hous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7">
            <text:p>457</text:p>
          </table:table-cell>
          <table:table-cell/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9">
            <text:p>329</text:p>
          </table:table-cell>
          <table:table-cell office:value-type="string">
            <text:p>105 Isabella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[.S173]/SUM([.L173:.T173])" office:value-type="percentage" office:value="0.551724137931034">
            <text:p>55.17%</text:p>
          </table:table-cell>
          <table:table-cell table:formula="of:=[.E173]/[.I173]" office:value-type="percentage" office:value="0.560283687943262">
            <text:p>56.03%</text:p>
          </table:table-cell>
          <table:table-cell table:style-name="ce1" table:formula="of:=0.4*[.U173]+0.6*[.V173]" office:value-type="percentage" office:value="0.556859867938371">
            <text:p>55.69%</text:p>
          </table:table-cell>
          <table:table-cell table:formula="of:=[.K173]" office:value-type="string" office:string-value="105 Isabella Street">
            <text:p>105 Isabella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8">
            <text:p>458</text:p>
          </table:table-cell>
          <table:table-cell/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07">
            <text:p>207</text:p>
          </table:table-cell>
          <table:table-cell office:value-type="string">
            <text:p>100 Gloucester Street - Cawthra Apartment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[.S174]/SUM([.L174:.T174])" office:value-type="percentage" office:value="0.495726495726496">
            <text:p>49.57%</text:p>
          </table:table-cell>
          <table:table-cell table:formula="of:=[.E174]/[.I174]" office:value-type="percentage" office:value="0.531531531531532">
            <text:p>53.15%</text:p>
          </table:table-cell>
          <table:table-cell table:style-name="ce1" table:formula="of:=0.4*[.U174]+0.6*[.V174]" office:value-type="percentage" office:value="0.517209517209517">
            <text:p>51.72%</text:p>
          </table:table-cell>
          <table:table-cell table:formula="of:=[.K174]" office:value-type="string" office:string-value="100 Gloucester Street - Cawthra Apartments">
            <text:p>100 Gloucester Street - Cawthra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9">
            <text:p>459</text:p>
          </table:table-cell>
          <table:table-cell/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S175]/SUM([.L175:.T175])" office:value-type="percentage" office:value="0.357142857142857">
            <text:p>35.71%</text:p>
          </table:table-cell>
          <table:table-cell table:formula="of:=[.E175]/[.I175]" office:value-type="percentage" office:value="0.673469387755102">
            <text:p>67.35%</text:p>
          </table:table-cell>
          <table:table-cell table:style-name="ce1" table:formula="of:=0.4*[.U175]+0.6*[.V175]" office:value-type="percentage" office:value="0.546938775510204">
            <text:p>54.69%</text:p>
          </table:table-cell>
          <table:table-cell table:formula="of:=[.K175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0">
            <text:p>460</text:p>
          </table:table-cell>
          <table:table-cell/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848">
            <text:p>848</text:p>
          </table:table-cell>
          <table:table-cell office:value-type="string">
            <text:p>Wellesley Community Cent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table:formula="of:=[.S176]/SUM([.L176:.T176])" office:value-type="percentage" office:value="0.488215488215488">
            <text:p>48.82%</text:p>
          </table:table-cell>
          <table:table-cell table:formula="of:=[.E176]/[.I176]" office:value-type="percentage" office:value="0.482200647249191">
            <text:p>48.22%</text:p>
          </table:table-cell>
          <table:table-cell table:style-name="ce1" table:formula="of:=0.4*[.U176]+0.6*[.V176]" office:value-type="percentage" office:value="0.48460658363571">
            <text:p>48.46%</text:p>
          </table:table-cell>
          <table:table-cell table:formula="of:=[.K17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1">
            <text:p>461</text:p>
          </table:table-cell>
          <table:table-cell/>
          <table:table-cell office:value-type="float" office:value="89">
            <text:p>8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464">
            <text:p>464</text:p>
          </table:table-cell>
          <table:table-cell office:value-type="string">
            <text:p>44 St. Joseph Street - Polo Club 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formula="of:=[.S177]/SUM([.L177:.T177])" office:value-type="percentage" office:value="0.628415300546448">
            <text:p>62.84%</text:p>
          </table:table-cell>
          <table:table-cell table:formula="of:=[.E177]/[.I177]" office:value-type="percentage" office:value="0.605263157894737">
            <text:p>60.53%</text:p>
          </table:table-cell>
          <table:table-cell table:style-name="ce1" table:formula="of:=0.4*[.U177]+0.6*[.V177]" office:value-type="percentage" office:value="0.614524014955421">
            <text:p>61.45%</text:p>
          </table:table-cell>
          <table:table-cell table:formula="of:=[.K177]" office:value-type="string" office:string-value="44 St. Joseph Street - Polo Club II">
            <text:p>44 St. Joseph Street - Polo Club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2">
            <text:p>462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string">
            <text:p>25 St. Mary Street - La Place Mar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table:formula="of:=[.S178]/SUM([.L178:.T178])" office:value-type="percentage" office:value="0.518796992481203">
            <text:p>51.88%</text:p>
          </table:table-cell>
          <table:table-cell table:formula="of:=[.E178]/[.I178]" office:value-type="percentage" office:value="0.483870967741936">
            <text:p>48.39%</text:p>
          </table:table-cell>
          <table:table-cell table:style-name="ce1" table:formula="of:=0.4*[.U178]+0.6*[.V178]" office:value-type="percentage" office:value="0.497841377637643">
            <text:p>49.78%</text:p>
          </table:table-cell>
          <table:table-cell table:formula="of:=[.K178]" office:value-type="string" office:string-value="25 St. Mary Street - La Place Marie">
            <text:p>25 St. Mary Street - La Place Mari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3">
            <text:p>463</text:p>
          </table:table-cell>
          <table:table-cell/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89">
            <text:p>289</text:p>
          </table:table-cell>
          <table:table-cell office:value-type="string">
            <text:p>30 Gloucester Street - Gloucester Village Gate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table:formula="of:=[.S179]/SUM([.L179:.T179])" office:value-type="percentage" office:value="0.475961538461538">
            <text:p>47.60%</text:p>
          </table:table-cell>
          <table:table-cell table:formula="of:=[.E179]/[.I179]" office:value-type="percentage" office:value="0.566666666666667">
            <text:p>56.67%</text:p>
          </table:table-cell>
          <table:table-cell table:style-name="ce1" table:formula="of:=0.4*[.U179]+0.6*[.V179]" office:value-type="percentage" office:value="0.530384615384615">
            <text:p>53.04%</text:p>
          </table:table-cell>
          <table:table-cell table:formula="of:=[.K179]" office:value-type="string" office:string-value="30 Gloucester Street - Gloucester Village Gate">
            <text:p>30 Gloucester Street - Gloucester Village Gat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4">
            <text:p>464</text:p>
          </table:table-cell>
          <table:table-cell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[.S180]/SUM([.L180:.T180])" office:value-type="percentage" office:value="0.32258064516129">
            <text:p>32.26%</text:p>
          </table:table-cell>
          <table:table-cell table:formula="of:=[.E180]/[.I180]" office:value-type="percentage" office:value="0.603448275862069">
            <text:p>60.34%</text:p>
          </table:table-cell>
          <table:table-cell table:style-name="ce1" table:formula="of:=0.4*[.U180]+0.6*[.V180]" office:value-type="percentage" office:value="0.491101223581758">
            <text:p>49.11%</text:p>
          </table:table-cell>
          <table:table-cell table:formula="of:=[.K180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S181]/SUM([.L181:.T181])" office:value-type="percentage" office:value="0.285714285714286">
            <text:p>28.57%</text:p>
          </table:table-cell>
          <table:table-cell table:formula="of:=[.E181]/[.I181]" office:value-type="percentage" office:value="0.714285714285714">
            <text:p>71.43%</text:p>
          </table:table-cell>
          <table:table-cell table:style-name="ce1" table:formula="of:=0.4*[.U181]+0.6*[.V181]" office:value-type="percentage" office:value="0.542857142857143">
            <text:p>54.29%</text:p>
          </table:table-cell>
          <table:table-cell table:formula="of:=[.K181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6">
            <text:p>466</text:p>
          </table:table-cell>
          <table:table-cell/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529">
            <text:p>529</text:p>
          </table:table-cell>
          <table:table-cell office:value-type="string">
            <text:p>100 Wellesley Street East - Plaza One Hundred</text:p>
          </table:table-cell>
          <table:table-cell table:number-columns-repeated="3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formula="of:=[.S182]/SUM([.L182:.T182])" office:value-type="percentage" office:value="0.576923076923077">
            <text:p>57.69%</text:p>
          </table:table-cell>
          <table:table-cell table:formula="of:=[.E182]/[.I182]" office:value-type="percentage" office:value="0.57243816254417">
            <text:p>57.24%</text:p>
          </table:table-cell>
          <table:table-cell table:style-name="ce1" table:formula="of:=0.4*[.U182]+0.6*[.V182]" office:value-type="percentage" office:value="0.574232128295733">
            <text:p>57.42%</text:p>
          </table:table-cell>
          <table:table-cell table:formula="of:=[.K182]" office:value-type="string" office:string-value="100 Wellesley Street East - Plaza One Hundred">
            <text:p>100 Wellesley Street East - Plaza One Hundr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7">
            <text:p>467</text:p>
          </table:table-cell>
          <table:table-cell/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  <table:table-cell office:value-type="string">
            <text:p>460 Jarvis Stree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S183]/SUM([.L183:.T183])" office:value-type="percentage" office:value="0.452631578947368">
            <text:p>45.26%</text:p>
          </table:table-cell>
          <table:table-cell table:formula="of:=[.E183]/[.I183]" office:value-type="percentage" office:value="0.495327102803738">
            <text:p>49.53%</text:p>
          </table:table-cell>
          <table:table-cell table:style-name="ce1" table:formula="of:=0.4*[.U183]+0.6*[.V183]" office:value-type="percentage" office:value="0.47824889326119">
            <text:p>47.82%</text:p>
          </table:table-cell>
          <table:table-cell table:formula="of:=[.K183]" office:value-type="string" office:string-value="460 Jarvis Street">
            <text:p>460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8">
            <text:p>468</text:p>
          </table:table-cell>
          <table:table-cell/>
          <table:table-cell office:value-type="float" office:value="155">
            <text:p>155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603">
            <text:p>603</text:p>
          </table:table-cell>
          <table:table-cell office:value-type="string">
            <text:p>15 Maitland Place - L'Espri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table:formula="of:=[.S184]/SUM([.L184:.T184])" office:value-type="percentage" office:value="0.606060606060606">
            <text:p>60.61%</text:p>
          </table:table-cell>
          <table:table-cell table:formula="of:=[.E184]/[.I184]" office:value-type="percentage" office:value="0.526785714285714">
            <text:p>52.68%</text:p>
          </table:table-cell>
          <table:table-cell table:style-name="ce1" table:formula="of:=0.4*[.U184]+0.6*[.V184]" office:value-type="percentage" office:value="0.558495670995671">
            <text:p>55.85%</text:p>
          </table:table-cell>
          <table:table-cell table:formula="of:=[.K184]" office:value-type="string" office:string-value="15 Maitland Place - L'Esprit">
            <text:p>15 Maitland Place - L'Espri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9">
            <text:p>469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Wellesley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S185]/SUM([.L185:.T185])" office:value-type="percentage" office:value="0.390243902439024">
            <text:p>39.02%</text:p>
          </table:table-cell>
          <table:table-cell table:formula="of:=[.E185]/[.I185]" office:value-type="percentage" office:value="0.433333333333333">
            <text:p>43.33%</text:p>
          </table:table-cell>
          <table:table-cell table:style-name="ce1" table:formula="of:=0.4*[.U185]+0.6*[.V185]" office:value-type="percentage" office:value="0.41609756097561">
            <text:p>41.61%</text:p>
          </table:table-cell>
          <table:table-cell table:formula="of:=[.K18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0">
            <text:p>470</text:p>
          </table:table-cell>
          <table:table-cell/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66">
            <text:p>266</text:p>
          </table:table-cell>
          <table:table-cell office:value-type="string">
            <text:p>550 Ontario Street- Hugh Garner Co-oper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formula="of:=[.S186]/SUM([.L186:.T186])" office:value-type="percentage" office:value="0.464864864864865">
            <text:p>46.49%</text:p>
          </table:table-cell>
          <table:table-cell table:formula="of:=[.E186]/[.I186]" office:value-type="percentage" office:value="0.625766871165644">
            <text:p>62.58%</text:p>
          </table:table-cell>
          <table:table-cell table:style-name="ce1" table:formula="of:=0.4*[.U186]+0.6*[.V186]" office:value-type="percentage" office:value="0.561406068645333">
            <text:p>56.14%</text:p>
          </table:table-cell>
          <table:table-cell table:formula="of:=[.K186]" office:value-type="string" office:string-value="550 Ontario Street- Hugh Garner Co-operative">
            <text:p>550 Ontario Street- Hugh Garner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1">
            <text:p>471</text:p>
          </table:table-cell>
          <table:table-cell/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349">
            <text:p>349</text:p>
          </table:table-cell>
          <table:table-cell office:value-type="string">
            <text:p>Bleecker Street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formula="of:=[.S187]/SUM([.L187:.T187])" office:value-type="percentage" office:value="0.462365591397849">
            <text:p>46.24%</text:p>
          </table:table-cell>
          <table:table-cell table:formula="of:=[.E187]/[.I187]" office:value-type="percentage" office:value="0.578680203045685">
            <text:p>57.87%</text:p>
          </table:table-cell>
          <table:table-cell table:style-name="ce1" table:formula="of:=0.4*[.U187]+0.6*[.V187]" office:value-type="percentage" office:value="0.532154358386551">
            <text:p>53.22%</text:p>
          </table:table-cell>
          <table:table-cell table:formula="of:=[.K187]" office:value-type="string" office:string-value="Bleecker Street Co-operative">
            <text:p>Bleecker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2">
            <text:p>472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string">
            <text:p>St. Joseph's College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formula="of:=[.S188]/SUM([.L188:.T188])" office:value-type="percentage" office:value="0.641791044776119">
            <text:p>64.18%</text:p>
          </table:table-cell>
          <table:table-cell table:formula="of:=[.E188]/[.I188]" office:value-type="percentage" office:value="0.487179487179487">
            <text:p>48.72%</text:p>
          </table:table-cell>
          <table:table-cell table:style-name="ce1" table:formula="of:=0.4*[.U188]+0.6*[.V188]" office:value-type="percentage" office:value="0.54902411021814">
            <text:p>54.90%</text:p>
          </table:table-cell>
          <table:table-cell table:formula="of:=[.K188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/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436">
            <text:p>436</text:p>
          </table:table-cell>
          <table:table-cell office:value-type="string">
            <text:p>24 Wellesley Street West - Century Plaz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formula="of:=[.S189]/SUM([.L189:.T189])" office:value-type="percentage" office:value="0.595375722543353">
            <text:p>59.54%</text:p>
          </table:table-cell>
          <table:table-cell table:formula="of:=[.E189]/[.I189]" office:value-type="percentage" office:value="0.507177033492823">
            <text:p>50.72%</text:p>
          </table:table-cell>
          <table:table-cell table:style-name="ce1" table:formula="of:=0.4*[.U189]+0.6*[.V189]" office:value-type="percentage" office:value="0.542456509113035">
            <text:p>54.25%</text:p>
          </table:table-cell>
          <table:table-cell table:formula="of:=[.K189]" office:value-type="string" office:string-value="24 Wellesley Street West - Century Plaza">
            <text:p>24 Wellesley Street West - Century Plaz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5">
            <text:p>475</text:p>
          </table:table-cell>
          <table:table-cell/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string">
            <text:p>555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S190]/SUM([.L190:.T190])" office:value-type="percentage" office:value="0.408450704225352">
            <text:p>40.85%</text:p>
          </table:table-cell>
          <table:table-cell table:formula="of:=[.E190]/[.I190]" office:value-type="percentage" office:value="0.463768115942029">
            <text:p>46.38%</text:p>
          </table:table-cell>
          <table:table-cell table:style-name="ce1" table:formula="of:=0.4*[.U190]+0.6*[.V190]" office:value-type="percentage" office:value="0.441641151255358">
            <text:p>44.16%</text:p>
          </table:table-cell>
          <table:table-cell table:formula="of:=[.K190]" office:value-type="string" office:string-value="555 Yonge Street">
            <text:p>555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6">
            <text:p>476</text:p>
          </table:table-cell>
          <table:table-cell/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32">
            <text:p>232</text:p>
          </table:table-cell>
          <table:table-cell office:value-type="string">
            <text:p>25 Maitland Street - The Cosmopolitan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table:formula="of:=[.S191]/SUM([.L191:.T191])" office:value-type="percentage" office:value="0.518518518518518">
            <text:p>51.85%</text:p>
          </table:table-cell>
          <table:table-cell table:formula="of:=[.E191]/[.I191]" office:value-type="percentage" office:value="0.414814814814815">
            <text:p>41.48%</text:p>
          </table:table-cell>
          <table:table-cell table:style-name="ce1" table:formula="of:=0.4*[.U191]+0.6*[.V191]" office:value-type="percentage" office:value="0.456296296296296">
            <text:p>45.63%</text:p>
          </table:table-cell>
          <table:table-cell table:formula="of:=[.K191]" office:value-type="string" office:string-value="25 Maitland Street - The Cosmopolitan">
            <text:p>25 Maitland Street - The Cosmopolit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8">
            <text:p>478</text:p>
          </table:table-cell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string">
            <text:p>484 Church Street - City Park Co-oper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[.S192]/SUM([.L192:.T192])" office:value-type="percentage" office:value="0.567164179104478">
            <text:p>56.72%</text:p>
          </table:table-cell>
          <table:table-cell table:formula="of:=[.E192]/[.I192]" office:value-type="percentage" office:value="0.4">
            <text:p>40.00%</text:p>
          </table:table-cell>
          <table:table-cell table:style-name="ce1" table:formula="of:=0.4*[.U192]+0.6*[.V192]" office:value-type="percentage" office:value="0.466865671641791">
            <text:p>46.69%</text:p>
          </table:table-cell>
          <table:table-cell table:formula="of:=[.K192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9">
            <text:p>479</text:p>
          </table:table-cell>
          <table:table-cell/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formula="of:=[.S193]/SUM([.L193:.T193])" office:value-type="percentage" office:value="0.441558441558442">
            <text:p>44.16%</text:p>
          </table:table-cell>
          <table:table-cell table:formula="of:=[.E193]/[.I193]" office:value-type="percentage" office:value="0.597014925373134">
            <text:p>59.70%</text:p>
          </table:table-cell>
          <table:table-cell table:style-name="ce1" table:formula="of:=0.4*[.U193]+0.6*[.V193]" office:value-type="percentage" office:value="0.534832331847257">
            <text:p>53.48%</text:p>
          </table:table-cell>
          <table:table-cell table:formula="of:=[.K193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0">
            <text:p>480</text:p>
          </table:table-cell>
          <table:table-cell/>
          <table:table-cell office:value-type="float" office:value="152">
            <text:p>15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607">
            <text:p>607</text:p>
          </table:table-cell>
          <table:table-cell office:value-type="string">
            <text:p>77 Maitland Place - Celebrity Pl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table:formula="of:=[.S194]/SUM([.L194:.T194])" office:value-type="percentage" office:value="0.539432176656151">
            <text:p>53.94%</text:p>
          </table:table-cell>
          <table:table-cell table:formula="of:=[.E194]/[.I194]" office:value-type="percentage" office:value="0.542772861356932">
            <text:p>54.28%</text:p>
          </table:table-cell>
          <table:table-cell table:style-name="ce1" table:formula="of:=0.4*[.U194]+0.6*[.V194]" office:value-type="percentage" office:value="0.54143658747662">
            <text:p>54.14%</text:p>
          </table:table-cell>
          <table:table-cell table:formula="of:=[.K194]" office:value-type="string" office:string-value="77 Maitland Place - Celebrity Place">
            <text:p>77 Maitland Place - Celebrity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1">
            <text:p>481</text:p>
          </table:table-cell>
          <table:table-cell/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table:number-columns-repeated="3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451">
            <text:p>451</text:p>
          </table:table-cell>
          <table:table-cell office:value-type="string">
            <text:p>Our Lady of Lourdes Catho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formula="of:=[.S195]/SUM([.L195:.T195])" office:value-type="percentage" office:value="0.506329113924051">
            <text:p>50.63%</text:p>
          </table:table-cell>
          <table:table-cell table:formula="of:=[.E195]/[.I195]" office:value-type="percentage" office:value="0.625668449197861">
            <text:p>62.57%</text:p>
          </table:table-cell>
          <table:table-cell table:style-name="ce1" table:formula="of:=0.4*[.U195]+0.6*[.V195]" office:value-type="percentage" office:value="0.577932715088337">
            <text:p>57.79%</text:p>
          </table:table-cell>
          <table:table-cell table:formula="of:=[.K195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2">
            <text:p>482</text:p>
          </table:table-cell>
          <table:table-cell/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608">
            <text:p>608</text:p>
          </table:table-cell>
          <table:table-cell office:value-type="string">
            <text:p>40 Homewood Avenu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float" office:value="36">
            <text:p>36</text:p>
          </table:table-cell>
          <table:table-cell table:formula="of:=[.S196]/SUM([.L196:.T196])" office:value-type="percentage" office:value="0.508108108108108">
            <text:p>50.81%</text:p>
          </table:table-cell>
          <table:table-cell table:formula="of:=[.E196]/[.I196]" office:value-type="percentage" office:value="0.452196382428941">
            <text:p>45.22%</text:p>
          </table:table-cell>
          <table:table-cell table:style-name="ce1" table:formula="of:=0.4*[.U196]+0.6*[.V196]" office:value-type="percentage" office:value="0.474561072700608">
            <text:p>47.46%</text:p>
          </table:table-cell>
          <table:table-cell table:formula="of:=[.K196]" office:value-type="string" office:string-value="40 Homewood Avenue">
            <text:p>40 Homewood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3">
            <text:p>483</text:p>
          </table:table-cell>
          <table:table-cell/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487">
            <text:p>4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table:formula="of:=[.S197]/SUM([.L197:.T197])" office:value-type="percentage" office:value="0.481927710843373">
            <text:p>48.19%</text:p>
          </table:table-cell>
          <table:table-cell table:formula="of:=[.E197]/[.I197]" office:value-type="percentage" office:value="0.541095890410959">
            <text:p>54.11%</text:p>
          </table:table-cell>
          <table:table-cell table:style-name="ce1" table:formula="of:=0.4*[.U197]+0.6*[.V197]" office:value-type="percentage" office:value="0.517428618583925">
            <text:p>51.74%</text:p>
          </table:table-cell>
          <table:table-cell table:formula="of:=[.K197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4">
            <text:p>484</text:p>
          </table:table-cell>
          <table:table-cell/>
          <table:table-cell table:number-columns-repeated="2"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formula="of:=[.S198]/SUM([.L198:.T198])" office:value-type="percentage" office:value="0.246913580246914">
            <text:p>24.69%</text:p>
          </table:table-cell>
          <table:table-cell table:formula="of:=[.E198]/[.I198]" office:value-type="percentage" office:value="0.5">
            <text:p>50.00%</text:p>
          </table:table-cell>
          <table:table-cell table:style-name="ce1" table:formula="of:=0.4*[.U198]+0.6*[.V198]" office:value-type="percentage" office:value="0.398765432098765">
            <text:p>39.88%</text:p>
          </table:table-cell>
          <table:table-cell table:formula="of:=[.K198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5">
            <text:p>485</text:p>
          </table:table-cell>
          <table:table-cell/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string">
            <text:p>55 Bleecker Street - Winchester Square Apartment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formula="of:=[.S199]/SUM([.L199:.T199])" office:value-type="percentage" office:value="0.563025210084034">
            <text:p>56.30%</text:p>
          </table:table-cell>
          <table:table-cell table:formula="of:=[.E199]/[.I199]" office:value-type="percentage" office:value="0.441860465116279">
            <text:p>44.19%</text:p>
          </table:table-cell>
          <table:table-cell table:style-name="ce1" table:formula="of:=0.4*[.U199]+0.6*[.V199]" office:value-type="percentage" office:value="0.490326363103381">
            <text:p>49.03%</text:p>
          </table:table-cell>
          <table:table-cell table:formula="of:=[.K199]" office:value-type="string" office:string-value="55 Bleecker Street - Winchester Square Apartments">
            <text:p>55 Bleecker Street - Winchester Squar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6">
            <text:p>486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99">
            <text:p>299</text:p>
          </table:table-cell>
          <table:table-cell office:value-type="string">
            <text:p>220 Oak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S200]/SUM([.L200:.T200])" office:value-type="percentage" office:value="0.515151515151515">
            <text:p>51.52%</text:p>
          </table:table-cell>
          <table:table-cell table:formula="of:=[.E200]/[.I200]" office:value-type="percentage" office:value="0.356164383561644">
            <text:p>35.62%</text:p>
          </table:table-cell>
          <table:table-cell table:style-name="ce1" table:formula="of:=0.4*[.U200]+0.6*[.V200]" office:value-type="percentage" office:value="0.419759236197592">
            <text:p>41.98%</text:p>
          </table:table-cell>
          <table:table-cell table:formula="of:=[.K200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7">
            <text:p>487</text:p>
          </table:table-cell>
          <table:table-cell/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05">
            <text:p>405</text:p>
          </table:table-cell>
          <table:table-cell office:value-type="string">
            <text:p>220 Oak Street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table:formula="of:=[.S201]/SUM([.L201:.T201])" office:value-type="percentage" office:value="0.46927374301676">
            <text:p>46.93%</text:p>
          </table:table-cell>
          <table:table-cell table:formula="of:=[.E201]/[.I201]" office:value-type="percentage" office:value="0.497005988023952">
            <text:p>49.70%</text:p>
          </table:table-cell>
          <table:table-cell table:style-name="ce1" table:formula="of:=0.4*[.U201]+0.6*[.V201]" office:value-type="percentage" office:value="0.485913090021075">
            <text:p>48.59%</text:p>
          </table:table-cell>
          <table:table-cell table:formula="of:=[.K201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8">
            <text:p>488</text:p>
          </table:table-cell>
          <table:table-cell/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 office:value-type="string">
            <text:p>220 Oak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formula="of:=[.S202]/SUM([.L202:.T202])" office:value-type="percentage" office:value="0.435185185185185">
            <text:p>43.52%</text:p>
          </table:table-cell>
          <table:table-cell table:formula="of:=[.E202]/[.I202]" office:value-type="percentage" office:value="0.509090909090909">
            <text:p>50.91%</text:p>
          </table:table-cell>
          <table:table-cell table:style-name="ce1" table:formula="of:=0.4*[.U202]+0.6*[.V202]" office:value-type="percentage" office:value="0.47952861952862">
            <text:p>47.95%</text:p>
          </table:table-cell>
          <table:table-cell table:formula="of:=[.K202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0">
            <text:p>490</text:p>
          </table:table-cell>
          <table:table-cell/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397">
            <text:p>397</text:p>
          </table:table-cell>
          <table:table-cell office:value-type="string">
            <text:p>887-889 Bay Street - Opera Pla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formula="of:=[.S203]/SUM([.L203:.T203])" office:value-type="percentage" office:value="0.547770700636943">
            <text:p>54.78%</text:p>
          </table:table-cell>
          <table:table-cell table:formula="of:=[.E203]/[.I203]" office:value-type="percentage" office:value="0.508021390374332">
            <text:p>50.80%</text:p>
          </table:table-cell>
          <table:table-cell table:style-name="ce1" table:formula="of:=0.4*[.U203]+0.6*[.V203]" office:value-type="percentage" office:value="0.523921114479376">
            <text:p>52.39%</text:p>
          </table:table-cell>
          <table:table-cell table:formula="of:=[.K203]" office:value-type="string" office:string-value="887-889 Bay Street - Opera Place">
            <text:p>887-889 Bay Street - Opera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1">
            <text:p>491</text:p>
          </table:table-cell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office:value-type="string">
            <text:p>25 Grenville Street - The Gallery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table:formula="of:=[.S204]/SUM([.L204:.T204])" office:value-type="percentage" office:value="0.59">
            <text:p>59.00%</text:p>
          </table:table-cell>
          <table:table-cell table:formula="of:=[.E204]/[.I204]" office:value-type="percentage" office:value="0.508474576271186">
            <text:p>50.85%</text:p>
          </table:table-cell>
          <table:table-cell table:style-name="ce1" table:formula="of:=0.4*[.U204]+0.6*[.V204]" office:value-type="percentage" office:value="0.541084745762712">
            <text:p>54.11%</text:p>
          </table:table-cell>
          <table:table-cell table:formula="of:=[.K204]" office:value-type="string" office:string-value="25 Grenville Street - The Gallery">
            <text:p>25 Grenville Street - The Galle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/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94">
            <text:p>294</text:p>
          </table:table-cell>
          <table:table-cell office:value-type="string">
            <text:p>484 Church Street - City Park Co-oper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table:formula="of:=[.S205]/SUM([.L205:.T205])" office:value-type="percentage" office:value="0.563953488372093">
            <text:p>56.40%</text:p>
          </table:table-cell>
          <table:table-cell table:formula="of:=[.E205]/[.I205]" office:value-type="percentage" office:value="0.473118279569893">
            <text:p>47.31%</text:p>
          </table:table-cell>
          <table:table-cell table:style-name="ce1" table:formula="of:=0.4*[.U205]+0.6*[.V205]" office:value-type="percentage" office:value="0.509452363090773">
            <text:p>50.95%</text:p>
          </table:table-cell>
          <table:table-cell table:formula="of:=[.K205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3">
            <text:p>493</text:p>
          </table:table-cell>
          <table:table-cell/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498">
            <text:p>498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table:formula="of:=[.S206]/SUM([.L206:.T206])" office:value-type="percentage" office:value="0.427027027027027">
            <text:p>42.70%</text:p>
          </table:table-cell>
          <table:table-cell table:formula="of:=[.E206]/[.I206]" office:value-type="percentage" office:value="0.604395604395604">
            <text:p>60.44%</text:p>
          </table:table-cell>
          <table:table-cell table:style-name="ce1" table:formula="of:=0.4*[.U206]+0.6*[.V206]" office:value-type="percentage" office:value="0.533448173448174">
            <text:p>53.34%</text:p>
          </table:table-cell>
          <table:table-cell table:formula="of:=[.K206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4">
            <text:p>494</text:p>
          </table:table-cell>
          <table:table-cell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80">
            <text:p>280</text:p>
          </table:table-cell>
          <table:table-cell office:value-type="string">
            <text:p>484 Church Street - City Park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formula="of:=[.S207]/SUM([.L207:.T207])" office:value-type="percentage" office:value="0.530487804878049">
            <text:p>53.05%</text:p>
          </table:table-cell>
          <table:table-cell table:formula="of:=[.E207]/[.I207]" office:value-type="percentage" office:value="0.436363636363636">
            <text:p>43.64%</text:p>
          </table:table-cell>
          <table:table-cell table:style-name="ce1" table:formula="of:=0.4*[.U207]+0.6*[.V207]" office:value-type="percentage" office:value="0.474013303769401">
            <text:p>47.40%</text:p>
          </table:table-cell>
          <table:table-cell table:formula="of:=[.K207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5">
            <text:p>495</text:p>
          </table:table-cell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24">
            <text:p>224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S208]/SUM([.L208:.T208])" office:value-type="percentage" office:value="0.43421052631579">
            <text:p>43.42%</text:p>
          </table:table-cell>
          <table:table-cell table:formula="of:=[.E208]/[.I208]" office:value-type="percentage" office:value="0.597014925373134">
            <text:p>59.70%</text:p>
          </table:table-cell>
          <table:table-cell table:style-name="ce1" table:formula="of:=0.4*[.U208]+0.6*[.V208]" office:value-type="percentage" office:value="0.531893165750196">
            <text:p>53.19%</text:p>
          </table:table-cell>
          <table:table-cell table:formula="of:=[.K20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6">
            <text:p>496</text:p>
          </table:table-cell>
          <table:table-cell/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587">
            <text:p>587</text:p>
          </table:table-cell>
          <table:table-cell office:value-type="string">
            <text:p>45 Carlton Street - The Lexingt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table:formula="of:=[.S209]/SUM([.L209:.T209])" office:value-type="percentage" office:value="0.659003831417625">
            <text:p>65.90%</text:p>
          </table:table-cell>
          <table:table-cell table:formula="of:=[.E209]/[.I209]" office:value-type="percentage" office:value="0.438127090301003">
            <text:p>43.81%</text:p>
          </table:table-cell>
          <table:table-cell table:style-name="ce1" table:formula="of:=0.4*[.U209]+0.6*[.V209]" office:value-type="percentage" office:value="0.526477786747652">
            <text:p>52.65%</text:p>
          </table:table-cell>
          <table:table-cell table:formula="of:=[.K209]" office:value-type="string" office:string-value="45 Carlton Street - The Lexington">
            <text:p>45 Carlton Street - The Lex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7">
            <text:p>497</text:p>
          </table:table-cell>
          <table:table-cell/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197">
            <text:p>197</text:p>
          </table:table-cell>
          <table:table-cell office:value-type="string">
            <text:p>84 Carlton Street - Tobias Hou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S210]/SUM([.L210:.T210])" office:value-type="percentage" office:value="0.467289719626168">
            <text:p>46.73%</text:p>
          </table:table-cell>
          <table:table-cell table:formula="of:=[.E210]/[.I210]" office:value-type="percentage" office:value="0.535714285714286">
            <text:p>53.57%</text:p>
          </table:table-cell>
          <table:table-cell table:style-name="ce1" table:formula="of:=0.4*[.U210]+0.6*[.V210]" office:value-type="percentage" office:value="0.508344459279039">
            <text:p>50.83%</text:p>
          </table:table-cell>
          <table:table-cell table:formula="of:=[.K210]" office:value-type="string" office:string-value="84 Carlton Street - Tobias House">
            <text:p>84 Carlton Street - Tobias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8">
            <text:p>498</text:p>
          </table:table-cell>
          <table:table-cell/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31">
            <text:p>231</text:p>
          </table:table-cell>
          <table:table-cell office:value-type="string">
            <text:p>77 Carlton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table:formula="of:=[.S211]/SUM([.L211:.T211])" office:value-type="percentage" office:value="0.491017964071856">
            <text:p>49.10%</text:p>
          </table:table-cell>
          <table:table-cell table:formula="of:=[.E211]/[.I211]" office:value-type="percentage" office:value="0.448529411764706">
            <text:p>44.85%</text:p>
          </table:table-cell>
          <table:table-cell table:style-name="ce1" table:formula="of:=0.4*[.U211]+0.6*[.V211]" office:value-type="percentage" office:value="0.465524832687566">
            <text:p>46.55%</text:p>
          </table:table-cell>
          <table:table-cell table:formula="of:=[.K211]" office:value-type="string" office:string-value="77 Carlton Street">
            <text:p>77 Carlto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0">
            <text:p>500</text:p>
          </table:table-cell>
          <table:table-cell/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office:value-type="string">
            <text:p>298 Jarvis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table:formula="of:=[.S212]/SUM([.L212:.T212])" office:value-type="percentage" office:value="0.523364485981308">
            <text:p>52.34%</text:p>
          </table:table-cell>
          <table:table-cell table:formula="of:=[.E212]/[.I212]" office:value-type="percentage" office:value="0.519230769230769">
            <text:p>51.92%</text:p>
          </table:table-cell>
          <table:table-cell table:style-name="ce1" table:formula="of:=0.4*[.U212]+0.6*[.V212]" office:value-type="percentage" office:value="0.520884255930985">
            <text:p>52.09%</text:p>
          </table:table-cell>
          <table:table-cell table:formula="of:=[.K212]" office:value-type="string" office:string-value="298 Jarvis Street">
            <text:p>298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1">
            <text:p>501</text:p>
          </table:table-cell>
          <table:table-cell/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S213]/SUM([.L213:.T213])" office:value-type="percentage" office:value="0.620253164556962">
            <text:p>62.03%</text:p>
          </table:table-cell>
          <table:table-cell table:formula="of:=[.E213]/[.I213]" office:value-type="percentage" office:value="0.358695652173913">
            <text:p>35.87%</text:p>
          </table:table-cell>
          <table:table-cell table:style-name="ce1" table:formula="of:=0.4*[.U213]+0.6*[.V213]" office:value-type="percentage" office:value="0.463318657127133">
            <text:p>46.33%</text:p>
          </table:table-cell>
          <table:table-cell table:formula="of:=[.K213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2">
            <text:p>502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St. Joseph's College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[.S214]/SUM([.L214:.T214])" office:value-type="percentage" office:value="0.490196078431373">
            <text:p>49.02%</text:p>
          </table:table-cell>
          <table:table-cell table:formula="of:=[.E214]/[.I214]" office:value-type="percentage" office:value="0.526315789473684">
            <text:p>52.63%</text:p>
          </table:table-cell>
          <table:table-cell table:style-name="ce1" table:formula="of:=0.4*[.U214]+0.6*[.V214]" office:value-type="percentage" office:value="0.51186790505676">
            <text:p>51.19%</text:p>
          </table:table-cell>
          <table:table-cell table:formula="of:=[.K214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3">
            <text:p>503</text:p>
          </table:table-cell>
          <table:table-cell/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32">
            <text:p>332</text:p>
          </table:table-cell>
          <table:table-cell office:value-type="string">
            <text:p>423 Yonge Street - Collegeview Apartments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table:formula="of:=[.S215]/SUM([.L215:.T215])" office:value-type="percentage" office:value="0.521052631578947">
            <text:p>52.11%</text:p>
          </table:table-cell>
          <table:table-cell table:formula="of:=[.E215]/[.I215]" office:value-type="percentage" office:value="0.377049180327869">
            <text:p>37.70%</text:p>
          </table:table-cell>
          <table:table-cell table:style-name="ce1" table:formula="of:=0.4*[.U215]+0.6*[.V215]" office:value-type="percentage" office:value="0.4346505608283">
            <text:p>43.47%</text:p>
          </table:table-cell>
          <table:table-cell table:formula="of:=[.K215]" office:value-type="string" office:string-value="423 Yonge Street - Collegeview Apartments">
            <text:p>423 Yonge Street - Collegeview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4">
            <text:p>504</text:p>
          </table:table-cell>
          <table:table-cell/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443">
            <text:p>443</text:p>
          </table:table-cell>
          <table:table-cell office:value-type="string">
            <text:p>40 Gerrard Street East - Maple Leaf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table:formula="of:=[.S216]/SUM([.L216:.T216])" office:value-type="percentage" office:value="0.487179487179487">
            <text:p>48.72%</text:p>
          </table:table-cell>
          <table:table-cell table:formula="of:=[.E216]/[.I216]" office:value-type="percentage" office:value="0.5875">
            <text:p>58.75%</text:p>
          </table:table-cell>
          <table:table-cell table:style-name="ce1" table:formula="of:=0.4*[.U216]+0.6*[.V216]" office:value-type="percentage" office:value="0.547371794871795">
            <text:p>54.74%</text:p>
          </table:table-cell>
          <table:table-cell table:formula="of:=[.K216]" office:value-type="string" office:string-value="40 Gerrard Street East - Maple Leaf Apartments">
            <text:p>40 Gerrard Street East - Maple Leaf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5">
            <text:p>505</text:p>
          </table:table-cell>
          <table:table-cell/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51">
            <text:p>351</text:p>
          </table:table-cell>
          <table:table-cell office:value-type="string">
            <text:p>96 Gerrard Street East - Neil Wycik Co-oper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[.S217]/SUM([.L217:.T217])" office:value-type="percentage" office:value="0.309210526315789">
            <text:p>30.92%</text:p>
          </table:table-cell>
          <table:table-cell table:formula="of:=[.E217]/[.I217]" office:value-type="percentage" office:value="0.664473684210526">
            <text:p>66.45%</text:p>
          </table:table-cell>
          <table:table-cell table:style-name="ce1" table:formula="of:=0.4*[.U217]+0.6*[.V217]" office:value-type="percentage" office:value="0.522368421052632">
            <text:p>52.24%</text:p>
          </table:table-cell>
          <table:table-cell table:formula="of:=[.K217]" office:value-type="string" office:string-value="96 Gerrard Street East - Neil Wycik Co-operative">
            <text:p>96 Gerrard Street East - Neil Wyci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6">
            <text:p>50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string">
            <text:p>Le Collège frança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S218]/SUM([.L218:.T218])" office:value-type="percentage" office:value="0.289855072463768">
            <text:p>28.99%</text:p>
          </table:table-cell>
          <table:table-cell table:formula="of:=[.E218]/[.I218]" office:value-type="percentage" office:value="0.553571428571429">
            <text:p>55.36%</text:p>
          </table:table-cell>
          <table:table-cell table:style-name="ce1" table:formula="of:=0.4*[.U218]+0.6*[.V218]" office:value-type="percentage" office:value="0.448084886128364">
            <text:p>44.81%</text:p>
          </table:table-cell>
          <table:table-cell table:formula="of:=[.K218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7">
            <text:p>507</text:p>
          </table:table-cell>
          <table:table-cell/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02">
            <text:p>202</text:p>
          </table:table-cell>
          <table:table-cell office:value-type="string">
            <text:p>117 Gerrard Street East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[.S219]/SUM([.L219:.T219])" office:value-type="percentage" office:value="0.467213114754098">
            <text:p>46.72%</text:p>
          </table:table-cell>
          <table:table-cell table:formula="of:=[.E219]/[.I219]" office:value-type="percentage" office:value="0.608695652173913">
            <text:p>60.87%</text:p>
          </table:table-cell>
          <table:table-cell table:style-name="ce1" table:formula="of:=0.4*[.U219]+0.6*[.V219]" office:value-type="percentage" office:value="0.552102637205987">
            <text:p>55.21%</text:p>
          </table:table-cell>
          <table:table-cell table:formula="of:=[.K219]" office:value-type="string" office:string-value="117 Gerrard Street East">
            <text:p>117 Gerrard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8">
            <text:p>508</text:p>
          </table:table-cell>
          <table:table-cell/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>
            <text:p>Le Collège frança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formula="of:=[.S220]/SUM([.L220:.T220])" office:value-type="percentage" office:value="0.48314606741573">
            <text:p>48.31%</text:p>
          </table:table-cell>
          <table:table-cell table:formula="of:=[.E220]/[.I220]" office:value-type="percentage" office:value="0.608695652173913">
            <text:p>60.87%</text:p>
          </table:table-cell>
          <table:table-cell table:style-name="ce1" table:formula="of:=0.4*[.U220]+0.6*[.V220]" office:value-type="percentage" office:value="0.55847581827064">
            <text:p>55.85%</text:p>
          </table:table-cell>
          <table:table-cell table:formula="of:=[.K220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9">
            <text:p>509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S221]/SUM([.L221:.T221])" office:value-type="percentage" office:value="0.269230769230769">
            <text:p>26.92%</text:p>
          </table:table-cell>
          <table:table-cell table:formula="of:=[.E221]/[.I221]" office:value-type="percentage" office:value="0.529411764705882">
            <text:p>52.94%</text:p>
          </table:table-cell>
          <table:table-cell table:style-name="ce1" table:formula="of:=0.4*[.U221]+0.6*[.V221]" office:value-type="percentage" office:value="0.425339366515837">
            <text:p>42.53%</text:p>
          </table:table-cell>
          <table:table-cell table:formula="of:=[.K221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23">
            <text:p>323</text:p>
          </table:table-cell>
          <table:table-cell office:value-type="string">
            <text:p>251 Sherbourne - Dan Harrison Apartmen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table:formula="of:=[.S222]/SUM([.L222:.T222])" office:value-type="percentage" office:value="0.524193548387097">
            <text:p>52.42%</text:p>
          </table:table-cell>
          <table:table-cell table:formula="of:=[.E222]/[.I222]" office:value-type="percentage" office:value="0.425196850393701">
            <text:p>42.52%</text:p>
          </table:table-cell>
          <table:table-cell table:style-name="ce1" table:formula="of:=0.4*[.U222]+0.6*[.V222]" office:value-type="percentage" office:value="0.464795529591059">
            <text:p>46.48%</text:p>
          </table:table-cell>
          <table:table-cell table:formula="of:=[.K222]" office:value-type="string" office:string-value="251 Sherbourne - Dan Harrison Apartments">
            <text:p>251 Sherbourne - Dan Harris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2">
            <text:p>512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3"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string">
            <text:p>261 Jarvis Stree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formula="of:=[.S223]/SUM([.L223:.T223])" office:value-type="percentage" office:value="0.432835820895522">
            <text:p>43.28%</text:p>
          </table:table-cell>
          <table:table-cell table:formula="of:=[.E223]/[.I223]" office:value-type="percentage" office:value="0.547945205479452">
            <text:p>54.79%</text:p>
          </table:table-cell>
          <table:table-cell table:style-name="ce1" table:formula="of:=0.4*[.U223]+0.6*[.V223]" office:value-type="percentage" office:value="0.50190145164588">
            <text:p>50.19%</text:p>
          </table:table-cell>
          <table:table-cell table:formula="of:=[.K223]" office:value-type="string" office:string-value="261 Jarvis Street">
            <text:p>261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3">
            <text:p>513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John Innes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S224]/SUM([.L224:.T224])" office:value-type="percentage" office:value="0.36">
            <text:p>36.00%</text:p>
          </table:table-cell>
          <table:table-cell table:formula="of:=[.E224]/[.I224]" office:value-type="percentage" office:value="0.65">
            <text:p>65.00%</text:p>
          </table:table-cell>
          <table:table-cell table:style-name="ce1" table:formula="of:=0.4*[.U224]+0.6*[.V224]" office:value-type="percentage" office:value="0.534">
            <text:p>53.40%</text:p>
          </table:table-cell>
          <table:table-cell table:formula="of:=[.K224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4">
            <text:p>514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S225]/SUM([.L225:.T225])" office:value-type="percentage" office:value="0.333333333333333">
            <text:p>33.33%</text:p>
          </table:table-cell>
          <table:table-cell table:formula="of:=[.E225]/[.I225]" office:value-type="percentage" office:value="0.380952380952381">
            <text:p>38.10%</text:p>
          </table:table-cell>
          <table:table-cell table:style-name="ce1" table:formula="of:=0.4*[.U225]+0.6*[.V225]" office:value-type="percentage" office:value="0.361904761904762">
            <text:p>36.19%</text:p>
          </table:table-cell>
          <table:table-cell table:formula="of:=[.K225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5">
            <text:p>515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8">
            <text:p>168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S226]/SUM([.L226:.T226])" office:value-type="percentage" office:value="0.574074074074074">
            <text:p>57.41%</text:p>
          </table:table-cell>
          <table:table-cell table:formula="of:=[.E226]/[.I226]" office:value-type="percentage" office:value="0.568965517241379">
            <text:p>56.90%</text:p>
          </table:table-cell>
          <table:table-cell table:style-name="ce1" table:formula="of:=0.4*[.U226]+0.6*[.V226]" office:value-type="percentage" office:value="0.571008939974457">
            <text:p>57.10%</text:p>
          </table:table-cell>
          <table:table-cell table:formula="of:=[.K22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6">
            <text:p>516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0">
            <text:p>160</text:p>
          </table:table-cell>
          <table:table-cell office:value-type="string">
            <text:p>310 Dundas Street East - William Dennis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S227]/SUM([.L227:.T227])" office:value-type="percentage" office:value="0.347826086956522">
            <text:p>34.78%</text:p>
          </table:table-cell>
          <table:table-cell table:formula="of:=[.E227]/[.I227]" office:value-type="percentage" office:value="0.298701298701299">
            <text:p>29.87%</text:p>
          </table:table-cell>
          <table:table-cell table:style-name="ce1" table:formula="of:=0.4*[.U227]+0.6*[.V227]" office:value-type="percentage" office:value="0.318351214003388">
            <text:p>31.84%</text:p>
          </table:table-cell>
          <table:table-cell table:formula="of:=[.K227]" office:value-type="string" office:string-value="310 Dundas Street East - William Dennison">
            <text:p>310 Dundas Street East - William Dennis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8">
            <text:p>518</text:p>
          </table:table-cell>
          <table:table-cell/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0 Suma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S228]/SUM([.L228:.T228])" office:value-type="percentage" office:value="0.6">
            <text:p>60.00%</text:p>
          </table:table-cell>
          <table:table-cell table:formula="of:=[.E228]/[.I228]" office:value-type="percentage" office:value="0.547368421052632">
            <text:p>54.74%</text:p>
          </table:table-cell>
          <table:table-cell table:style-name="ce1" table:formula="of:=0.4*[.U228]+0.6*[.V228]" office:value-type="percentage" office:value="0.568421052631579">
            <text:p>56.84%</text:p>
          </table:table-cell>
          <table:table-cell table:formula="of:=[.K228]" office:value-type="string" office:string-value="90 Sumach Street">
            <text:p>90 Suma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string">
            <text:p>Metta Housing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S229]/SUM([.L229:.T229])" office:value-type="percentage" office:value="0.5">
            <text:p>50.00%</text:p>
          </table:table-cell>
          <table:table-cell table:formula="of:=[.E229]/[.I229]" office:value-type="percentage" office:value="0.462686567164179">
            <text:p>46.27%</text:p>
          </table:table-cell>
          <table:table-cell table:style-name="ce1" table:formula="of:=0.4*[.U229]+0.6*[.V229]" office:value-type="percentage" office:value="0.477611940298508">
            <text:p>47.76%</text:p>
          </table:table-cell>
          <table:table-cell table:formula="of:=[.K229]" office:value-type="string" office:string-value="Metta Housing Co-operative">
            <text:p>Metta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0">
            <text:p>520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table:formula="of:=[.S230]/SUM([.L230:.T230])" office:value-type="percentage" office:value="0.446601941747573">
            <text:p>44.66%</text:p>
          </table:table-cell>
          <table:table-cell table:formula="of:=[.E230]/[.I230]" office:value-type="percentage" office:value="0.607594936708861">
            <text:p>60.76%</text:p>
          </table:table-cell>
          <table:table-cell table:style-name="ce1" table:formula="of:=0.4*[.U230]+0.6*[.V230]" office:value-type="percentage" office:value="0.543197738724346">
            <text:p>54.32%</text:p>
          </table:table-cell>
          <table:table-cell table:formula="of:=[.K230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1">
            <text:p>521</text:p>
          </table:table-cell>
          <table:table-cell/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  <table:table-cell office:value-type="string">
            <text:p>75 Dalhousie Street - The Bo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formula="of:=[.S231]/SUM([.L231:.T231])" office:value-type="percentage" office:value="0.418367346938776">
            <text:p>41.84%</text:p>
          </table:table-cell>
          <table:table-cell table:formula="of:=[.E231]/[.I231]" office:value-type="percentage" office:value="0.278260869565217">
            <text:p>27.83%</text:p>
          </table:table-cell>
          <table:table-cell table:style-name="ce1" table:formula="of:=0.4*[.U231]+0.6*[.V231]" office:value-type="percentage" office:value="0.334303460514641">
            <text:p>33.43%</text:p>
          </table:table-cell>
          <table:table-cell table:formula="of:=[.K231]" office:value-type="string" office:string-value="75 Dalhousie Street - The Boot">
            <text:p>75 Dalhousie Street - The Boo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2">
            <text:p>522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88 Mutual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S232]/SUM([.L232:.T232])" office:value-type="percentage" office:value="0.544117647058823">
            <text:p>54.41%</text:p>
          </table:table-cell>
          <table:table-cell table:formula="of:=[.E232]/[.I232]" office:value-type="percentage" office:value="0.485294117647059">
            <text:p>48.53%</text:p>
          </table:table-cell>
          <table:table-cell table:style-name="ce1" table:formula="of:=0.4*[.U232]+0.6*[.V232]" office:value-type="percentage" office:value="0.508823529411765">
            <text:p>50.88%</text:p>
          </table:table-cell>
          <table:table-cell table:formula="of:=[.K232]" office:value-type="string" office:string-value="88 Mutual Street">
            <text:p>88 Mutua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3">
            <text:p>523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85">
            <text:p>285</text:p>
          </table:table-cell>
          <table:table-cell office:value-type="string">
            <text:p>275 Shuter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[.S233]/SUM([.L233:.T233])" office:value-type="percentage" office:value="0.360824742268041">
            <text:p>36.08%</text:p>
          </table:table-cell>
          <table:table-cell table:formula="of:=[.E233]/[.I233]" office:value-type="percentage" office:value="0.636363636363636">
            <text:p>63.64%</text:p>
          </table:table-cell>
          <table:table-cell table:style-name="ce1" table:formula="of:=0.4*[.U233]+0.6*[.V233]" office:value-type="percentage" office:value="0.526148078725398">
            <text:p>52.61%</text:p>
          </table:table-cell>
          <table:table-cell table:formula="of:=[.K233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4">
            <text:p>524</text:p>
          </table:table-cell>
          <table:table-cell/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37">
            <text:p>337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formula="of:=[.S234]/SUM([.L234:.T234])" office:value-type="percentage" office:value="0.520833333333333">
            <text:p>52.08%</text:p>
          </table:table-cell>
          <table:table-cell table:formula="of:=[.E234]/[.I234]" office:value-type="percentage" office:value="0.393548387096774">
            <text:p>39.35%</text:p>
          </table:table-cell>
          <table:table-cell table:style-name="ce1" table:formula="of:=0.4*[.U234]+0.6*[.V234]" office:value-type="percentage" office:value="0.444462365591398">
            <text:p>44.45%</text:p>
          </table:table-cell>
          <table:table-cell table:formula="of:=[.K234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5">
            <text:p>525</text:p>
          </table:table-cell>
          <table:table-cell/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330">
            <text:p>330</text:p>
          </table:table-cell>
          <table:table-cell office:value-type="string">
            <text:p>275 Shuter Stre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formula="of:=[.S235]/SUM([.L235:.T235])" office:value-type="percentage" office:value="0.474137931034483">
            <text:p>47.41%</text:p>
          </table:table-cell>
          <table:table-cell table:formula="of:=[.E235]/[.I235]" office:value-type="percentage" office:value="0.412280701754386">
            <text:p>41.23%</text:p>
          </table:table-cell>
          <table:table-cell table:style-name="ce1" table:formula="of:=0.4*[.U235]+0.6*[.V235]" office:value-type="percentage" office:value="0.437023593466425">
            <text:p>43.70%</text:p>
          </table:table-cell>
          <table:table-cell table:formula="of:=[.K235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6">
            <text:p>526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356">
            <text:p>356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formula="of:=[.S236]/SUM([.L236:.T236])" office:value-type="percentage" office:value="0.452830188679245">
            <text:p>45.28%</text:p>
          </table:table-cell>
          <table:table-cell table:formula="of:=[.E236]/[.I236]" office:value-type="percentage" office:value="0.396039603960396">
            <text:p>39.60%</text:p>
          </table:table-cell>
          <table:table-cell table:style-name="ce1" table:formula="of:=0.4*[.U236]+0.6*[.V236]" office:value-type="percentage" office:value="0.418755837847936">
            <text:p>41.88%</text:p>
          </table:table-cell>
          <table:table-cell table:formula="of:=[.K236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7">
            <text:p>527</text:p>
          </table:table-cell>
          <table:table-cell/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0">
            <text:p>500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formula="of:=[.S237]/SUM([.L237:.T237])" office:value-type="percentage" office:value="0.558659217877095">
            <text:p>55.87%</text:p>
          </table:table-cell>
          <table:table-cell table:formula="of:=[.E237]/[.I237]" office:value-type="percentage" office:value="0.590717299578059">
            <text:p>59.07%</text:p>
          </table:table-cell>
          <table:table-cell table:style-name="ce1" table:formula="of:=0.4*[.U237]+0.6*[.V237]" office:value-type="percentage" office:value="0.577894066897674">
            <text:p>57.79%</text:p>
          </table:table-cell>
          <table:table-cell table:formula="of:=[.K237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8">
            <text:p>528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10 Victoria Street - Pantages Tower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S238]/SUM([.L238:.T238])" office:value-type="percentage" office:value="0.333333333333333">
            <text:p>33.33%</text:p>
          </table:table-cell>
          <table:table-cell table:formula="of:=[.E238]/[.I238]" office:value-type="percentage" office:value="0.5">
            <text:p>50.00%</text:p>
          </table:table-cell>
          <table:table-cell table:style-name="ce1" table:formula="of:=0.4*[.U238]+0.6*[.V238]" office:value-type="percentage" office:value="0.433333333333333">
            <text:p>43.33%</text:p>
          </table:table-cell>
          <table:table-cell table:formula="of:=[.K238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9">
            <text:p>529</text:p>
          </table:table-cell>
          <table:table-cell/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255 Richmond Street East - Space Co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[.S239]/SUM([.L239:.T239])" office:value-type="percentage" office:value="0.363636363636364">
            <text:p>36.36%</text:p>
          </table:table-cell>
          <table:table-cell table:formula="of:=[.E239]/[.I239]" office:value-type="percentage" office:value="0.583333333333333">
            <text:p>58.33%</text:p>
          </table:table-cell>
          <table:table-cell table:style-name="ce1" table:formula="of:=0.4*[.U239]+0.6*[.V239]" office:value-type="percentage" office:value="0.495454545454546">
            <text:p>49.55%</text:p>
          </table:table-cell>
          <table:table-cell table:formula="of:=[.K239]" office:value-type="string" office:string-value="255 Richmond Street East - Space Condo">
            <text:p>255 Richmond Street East - Space Cond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0">
            <text:p>530</text:p>
          </table:table-cell>
          <table:table-cell/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10">
            <text:p>310</text:p>
          </table:table-cell>
          <table:table-cell office:value-type="string">
            <text:p>323 Richmond Street East - The Richmon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S240]/SUM([.L240:.T240])" office:value-type="percentage" office:value="0.583333333333333">
            <text:p>58.33%</text:p>
          </table:table-cell>
          <table:table-cell table:formula="of:=[.E240]/[.I240]" office:value-type="percentage" office:value="0.543859649122807">
            <text:p>54.39%</text:p>
          </table:table-cell>
          <table:table-cell table:style-name="ce1" table:formula="of:=0.4*[.U240]+0.6*[.V240]" office:value-type="percentage" office:value="0.559649122807018">
            <text:p>55.96%</text:p>
          </table:table-cell>
          <table:table-cell table:formula="of:=[.K240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1">
            <text:p>531</text:p>
          </table:table-cell>
          <table:table-cell/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07">
            <text:p>307</text:p>
          </table:table-cell>
          <table:table-cell office:value-type="string">
            <text:p>323 Richmond Street East - The Richmond</text:p>
          </table:table-cell>
          <table:table-cell table:number-columns-repeated="3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table:formula="of:=[.S241]/SUM([.L241:.T241])" office:value-type="percentage" office:value="0.509677419354839">
            <text:p>50.97%</text:p>
          </table:table-cell>
          <table:table-cell table:formula="of:=[.E241]/[.I241]" office:value-type="percentage" office:value="0.538461538461538">
            <text:p>53.85%</text:p>
          </table:table-cell>
          <table:table-cell table:style-name="ce1" table:formula="of:=0.4*[.U241]+0.6*[.V241]" office:value-type="percentage" office:value="0.526947890818859">
            <text:p>52.69%</text:p>
          </table:table-cell>
          <table:table-cell table:formula="of:=[.K241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2">
            <text:p>532</text:p>
          </table:table-cell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[.S242]/SUM([.L242:.T242])" office:value-type="percentage" office:value="0.227272727272727">
            <text:p>22.73%</text:p>
          </table:table-cell>
          <table:table-cell table:formula="of:=[.E242]/[.I242]" office:value-type="percentage" office:value="0.41025641025641">
            <text:p>41.03%</text:p>
          </table:table-cell>
          <table:table-cell table:style-name="ce1" table:formula="of:=0.4*[.U242]+0.6*[.V242]" office:value-type="percentage" office:value="0.337062937062937">
            <text:p>33.71%</text:p>
          </table:table-cell>
          <table:table-cell table:formula="of:=[.K242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3">
            <text:p>533</text:p>
          </table:table-cell>
          <table:table-cell/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string">
            <text:p>50 Lombard Street - The Indigo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S243]/SUM([.L243:.T243])" office:value-type="percentage" office:value="0.438202247191011">
            <text:p>43.82%</text:p>
          </table:table-cell>
          <table:table-cell table:formula="of:=[.E243]/[.I243]" office:value-type="percentage" office:value="0.413333333333333">
            <text:p>41.33%</text:p>
          </table:table-cell>
          <table:table-cell table:style-name="ce1" table:formula="of:=0.4*[.U243]+0.6*[.V243]" office:value-type="percentage" office:value="0.423280898876405">
            <text:p>42.33%</text:p>
          </table:table-cell>
          <table:table-cell table:formula="of:=[.K243]" office:value-type="string" office:string-value="50 Lombard Street - The Indigo">
            <text:p>50 Lombard Street - The Indig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4">
            <text:p>534</text:p>
          </table:table-cell>
          <table:table-cell/>
          <table:table-cell table:number-columns-repeated="2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60">
            <text:p>160</text:p>
          </table:table-cell>
          <table:table-cell office:value-type="string">
            <text:p>Muriel Collins Housing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[.S244]/SUM([.L244:.T244])" office:value-type="percentage" office:value="0.378378378378378">
            <text:p>37.84%</text:p>
          </table:table-cell>
          <table:table-cell table:formula="of:=[.E244]/[.I244]" office:value-type="percentage" office:value="0.482758620689655">
            <text:p>48.28%</text:p>
          </table:table-cell>
          <table:table-cell table:style-name="ce1" table:formula="of:=0.4*[.U244]+0.6*[.V244]" office:value-type="percentage" office:value="0.441006523765145">
            <text:p>44.10%</text:p>
          </table:table-cell>
          <table:table-cell table:formula="of:=[.K244]" office:value-type="string" office:string-value="Muriel Collins Housing Co-operative">
            <text:p>Muriel Collins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5">
            <text:p>535</text:p>
          </table:table-cell>
          <table:table-cell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11">
            <text:p>211</text:p>
          </table:table-cell>
          <table:table-cell office:value-type="string">
            <text:p>168 King Street East - King George Squar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formula="of:=[.S245]/SUM([.L245:.T245])" office:value-type="percentage" office:value="0.612244897959184">
            <text:p>61.22%</text:p>
          </table:table-cell>
          <table:table-cell table:formula="of:=[.E245]/[.I245]" office:value-type="percentage" office:value="0.456896551724138">
            <text:p>45.69%</text:p>
          </table:table-cell>
          <table:table-cell table:style-name="ce1" table:formula="of:=0.4*[.U245]+0.6*[.V245]" office:value-type="percentage" office:value="0.519035890218156">
            <text:p>51.90%</text:p>
          </table:table-cell>
          <table:table-cell table:formula="of:=[.K245]" office:value-type="string" office:string-value="168 King Street East - King George Square">
            <text:p>168 King Street East - King George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6">
            <text:p>536</text:p>
          </table:table-cell>
          <table:table-cell/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309">
            <text:p>309</text:p>
          </table:table-cell>
          <table:table-cell office:value-type="string">
            <text:p>333 Adelaide Street East - Mo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table:formula="of:=[.S246]/SUM([.L246:.T246])" office:value-type="percentage" office:value="0.595744680851064">
            <text:p>59.57%</text:p>
          </table:table-cell>
          <table:table-cell table:formula="of:=[.E246]/[.I246]" office:value-type="percentage" office:value="0.5">
            <text:p>50.00%</text:p>
          </table:table-cell>
          <table:table-cell table:style-name="ce1" table:formula="of:=0.4*[.U246]+0.6*[.V246]" office:value-type="percentage" office:value="0.538297872340426">
            <text:p>53.83%</text:p>
          </table:table-cell>
          <table:table-cell table:formula="of:=[.K246]" office:value-type="string" office:string-value="333 Adelaide Street East - Mozo">
            <text:p>333 Adelaide Street East - Moz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7">
            <text:p>537</text:p>
          </table:table-cell>
          <table:table-cell/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85">
            <text:p>185</text:p>
          </table:table-cell>
          <table:table-cell office:value-type="string">
            <text:p>80 Mill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table:formula="of:=[.S247]/SUM([.L247:.T247])" office:value-type="percentage" office:value="0.424657534246575">
            <text:p>42.47%</text:p>
          </table:table-cell>
          <table:table-cell table:formula="of:=[.E247]/[.I247]" office:value-type="percentage" office:value="0.658914728682171">
            <text:p>65.89%</text:p>
          </table:table-cell>
          <table:table-cell table:style-name="ce1" table:formula="of:=0.4*[.U247]+0.6*[.V247]" office:value-type="percentage" office:value="0.565211850907932">
            <text:p>56.52%</text:p>
          </table:table-cell>
          <table:table-cell table:formula="of:=[.K247]" office:value-type="string" office:string-value="80 Mill Street">
            <text:p>80 Mil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8">
            <text:p>538</text:p>
          </table:table-cell>
          <table:table-cell/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string">
            <text:p>39 Jarvis Street - The St. James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formula="of:=[.S248]/SUM([.L248:.T248])" office:value-type="percentage" office:value="0.541176470588235">
            <text:p>54.12%</text:p>
          </table:table-cell>
          <table:table-cell table:formula="of:=[.E248]/[.I248]" office:value-type="percentage" office:value="0.365853658536585">
            <text:p>36.59%</text:p>
          </table:table-cell>
          <table:table-cell table:style-name="ce1" table:formula="of:=0.4*[.U248]+0.6*[.V248]" office:value-type="percentage" office:value="0.435982783357245">
            <text:p>43.60%</text:p>
          </table:table-cell>
          <table:table-cell table:formula="of:=[.K248]" office:value-type="string" office:string-value="39 Jarvis Street - The St. James">
            <text:p>39 Jarvis Street - The St. Jam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9">
            <text:p>539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string">
            <text:p>110 George Street South - Marketview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[.S249]/SUM([.L249:.T249])" office:value-type="percentage" office:value="0.434782608695652">
            <text:p>43.48%</text:p>
          </table:table-cell>
          <table:table-cell table:formula="of:=[.E249]/[.I249]" office:value-type="percentage" office:value="0.589285714285714">
            <text:p>58.93%</text:p>
          </table:table-cell>
          <table:table-cell table:style-name="ce1" table:formula="of:=0.4*[.U249]+0.6*[.V249]" office:value-type="percentage" office:value="0.52748447204969">
            <text:p>52.75%</text:p>
          </table:table-cell>
          <table:table-cell table:formula="of:=[.K249]" office:value-type="string" office:string-value="110 George Street South - Marketview Co-operative">
            <text:p>110 George Street South - Marketview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0">
            <text:p>540</text:p>
          </table:table-cell>
          <table:table-cell/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59">
            <text:p>259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[.S250]/SUM([.L250:.T250])" office:value-type="percentage" office:value="0.304054054054054">
            <text:p>30.41%</text:p>
          </table:table-cell>
          <table:table-cell table:formula="of:=[.E250]/[.I250]" office:value-type="percentage" office:value="0.597014925373134">
            <text:p>59.70%</text:p>
          </table:table-cell>
          <table:table-cell table:style-name="ce1" table:formula="of:=0.4*[.U250]+0.6*[.V250]" office:value-type="percentage" office:value="0.479830576845502">
            <text:p>47.98%</text:p>
          </table:table-cell>
          <table:table-cell table:formula="of:=[.K250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1">
            <text:p>541</text:p>
          </table:table-cell>
          <table:table-cell/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386">
            <text:p>386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formula="of:=[.S251]/SUM([.L251:.T251])" office:value-type="percentage" office:value="0.5">
            <text:p>50.00%</text:p>
          </table:table-cell>
          <table:table-cell table:formula="of:=[.E251]/[.I251]" office:value-type="percentage" office:value="0.529850746268657">
            <text:p>52.99%</text:p>
          </table:table-cell>
          <table:table-cell table:style-name="ce1" table:formula="of:=0.4*[.U251]+0.6*[.V251]" office:value-type="percentage" office:value="0.517910447761194">
            <text:p>51.79%</text:p>
          </table:table-cell>
          <table:table-cell table:formula="of:=[.K25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2">
            <text:p>542</text:p>
          </table:table-cell>
          <table:table-cell/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323">
            <text:p>323</text:p>
          </table:table-cell>
          <table:table-cell office:value-type="string">
            <text:p>St. Lawrence on the P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table:formula="of:=[.S252]/SUM([.L252:.T252])" office:value-type="percentage" office:value="0.552941176470588">
            <text:p>55.29%</text:p>
          </table:table-cell>
          <table:table-cell table:formula="of:=[.E252]/[.I252]" office:value-type="percentage" office:value="0.530927835051546">
            <text:p>53.09%</text:p>
          </table:table-cell>
          <table:table-cell table:style-name="ce1" table:formula="of:=0.4*[.U252]+0.6*[.V252]" office:value-type="percentage" office:value="0.539733171619163">
            <text:p>53.97%</text:p>
          </table:table-cell>
          <table:table-cell table:formula="of:=[.K252]" office:value-type="string" office:string-value="St. Lawrence on the Park">
            <text:p>St. Lawrence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3">
            <text:p>543</text:p>
          </table:table-cell>
          <table:table-cell/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table:formula="of:=[.S253]/SUM([.L253:.T253])" office:value-type="percentage" office:value="0.389937106918239">
            <text:p>38.99%</text:p>
          </table:table-cell>
          <table:table-cell table:formula="of:=[.E253]/[.I253]" office:value-type="percentage" office:value="0.605263157894737">
            <text:p>60.53%</text:p>
          </table:table-cell>
          <table:table-cell table:style-name="ce1" table:formula="of:=0.4*[.U253]+0.6*[.V253]" office:value-type="percentage" office:value="0.519132737504138">
            <text:p>51.91%</text:p>
          </table:table-cell>
          <table:table-cell table:formula="of:=[.K253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4">
            <text:p>544</text:p>
          </table:table-cell>
          <table:table-cell/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2">
            <text:p>152</text:p>
          </table:table-cell>
          <table:table-cell office:value-type="string">
            <text:p>33 Hahn Place - La Place St Laur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S254]/SUM([.L254:.T254])" office:value-type="percentage" office:value="0.436363636363636">
            <text:p>43.64%</text:p>
          </table:table-cell>
          <table:table-cell table:formula="of:=[.E254]/[.I254]" office:value-type="percentage" office:value="0.325581395348837">
            <text:p>32.56%</text:p>
          </table:table-cell>
          <table:table-cell table:style-name="ce1" table:formula="of:=0.4*[.U254]+0.6*[.V254]" office:value-type="percentage" office:value="0.369894291754757">
            <text:p>36.99%</text:p>
          </table:table-cell>
          <table:table-cell table:formula="of:=[.K254]" office:value-type="string" office:string-value="33 Hahn Place - La Place St Laurent">
            <text:p>33 Hahn Place - La Place St Lauren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5">
            <text:p>545</text:p>
          </table:table-cell>
          <table:table-cell/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45">
            <text:p>245</text:p>
          </table:table-cell>
          <table:table-cell office:value-type="string">
            <text:p>39 Parliament Street - Parliament Squa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[.S255]/SUM([.L255:.T255])" office:value-type="percentage" office:value="0.43312101910828">
            <text:p>43.31%</text:p>
          </table:table-cell>
          <table:table-cell table:formula="of:=[.E255]/[.I255]" office:value-type="percentage" office:value="0.585987261146497">
            <text:p>58.60%</text:p>
          </table:table-cell>
          <table:table-cell table:style-name="ce1" table:formula="of:=0.4*[.U255]+0.6*[.V255]" office:value-type="percentage" office:value="0.52484076433121">
            <text:p>52.48%</text:p>
          </table:table-cell>
          <table:table-cell table:formula="of:=[.K255]" office:value-type="string" office:string-value="39 Parliament Street - Parliament Square">
            <text:p>39 Parliament Street - Parliament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6">
            <text:p>546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formula="of:=[.S256]/SUM([.L256:.T256])" office:value-type="percentage" office:value="0.5375">
            <text:p>53.75%</text:p>
          </table:table-cell>
          <table:table-cell table:formula="of:=[.E256]/[.I256]" office:value-type="percentage" office:value="0.488636363636364">
            <text:p>48.86%</text:p>
          </table:table-cell>
          <table:table-cell table:style-name="ce1" table:formula="of:=0.4*[.U256]+0.6*[.V256]" office:value-type="percentage" office:value="0.508181818181818">
            <text:p>50.82%</text:p>
          </table:table-cell>
          <table:table-cell table:formula="of:=[.K256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7">
            <text:p>547</text:p>
          </table:table-cell>
          <table:table-cell/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25">
            <text:p>225</text:p>
          </table:table-cell>
          <table:table-cell office:value-type="string">
            <text:p>110 Esplanade - Performing Arts Lod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formula="of:=[.S257]/SUM([.L257:.T257])" office:value-type="percentage" office:value="0.529411764705882">
            <text:p>52.94%</text:p>
          </table:table-cell>
          <table:table-cell table:formula="of:=[.E257]/[.I257]" office:value-type="percentage" office:value="0.474452554744526">
            <text:p>47.45%</text:p>
          </table:table-cell>
          <table:table-cell table:style-name="ce1" table:formula="of:=0.4*[.U257]+0.6*[.V257]" office:value-type="percentage" office:value="0.496436238729068">
            <text:p>49.64%</text:p>
          </table:table-cell>
          <table:table-cell table:formula="of:=[.K257]" office:value-type="string" office:string-value="110 Esplanade - Performing Arts Lodge">
            <text:p>110 Esplanade - Performing Arts Lod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8">
            <text:p>548</text:p>
          </table:table-cell>
          <table:table-cell/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19">
            <text:p>319</text:p>
          </table:table-cell>
          <table:table-cell office:value-type="string">
            <text:p>85 The Esplanade - Old York Towe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table:formula="of:=[.S258]/SUM([.L258:.T258])" office:value-type="percentage" office:value="0.496503496503497">
            <text:p>49.65%</text:p>
          </table:table-cell>
          <table:table-cell table:formula="of:=[.E258]/[.I258]" office:value-type="percentage" office:value="0.431372549019608">
            <text:p>43.14%</text:p>
          </table:table-cell>
          <table:table-cell table:style-name="ce1" table:formula="of:=0.4*[.U258]+0.6*[.V258]" office:value-type="percentage" office:value="0.457424928013163">
            <text:p>45.74%</text:p>
          </table:table-cell>
          <table:table-cell table:formula="of:=[.K258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9">
            <text:p>549</text:p>
          </table:table-cell>
          <table:table-cell/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06">
            <text:p>206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[.S259]/SUM([.L259:.T259])" office:value-type="percentage" office:value="0.462365591397849">
            <text:p>46.24%</text:p>
          </table:table-cell>
          <table:table-cell table:formula="of:=[.E259]/[.I259]" office:value-type="percentage" office:value="0.564102564102564">
            <text:p>56.41%</text:p>
          </table:table-cell>
          <table:table-cell table:style-name="ce1" table:formula="of:=0.4*[.U259]+0.6*[.V259]" office:value-type="percentage" office:value="0.523407775020678">
            <text:p>52.34%</text:p>
          </table:table-cell>
          <table:table-cell table:formula="of:=[.K259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0">
            <text:p>550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46">
            <text:p>146</text:p>
          </table:table-cell>
          <table:table-cell office:value-type="string">
            <text:p>St. Michael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S260]/SUM([.L260:.T260])" office:value-type="percentage" office:value="0.454545454545455">
            <text:p>45.45%</text:p>
          </table:table-cell>
          <table:table-cell table:formula="of:=[.E260]/[.I260]" office:value-type="percentage" office:value="0.490196078431373">
            <text:p>49.02%</text:p>
          </table:table-cell>
          <table:table-cell table:style-name="ce1" table:formula="of:=0.4*[.U260]+0.6*[.V260]" office:value-type="percentage" office:value="0.475935828877005">
            <text:p>47.59%</text:p>
          </table:table-cell>
          <table:table-cell table:formula="of:=[.K260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S261]/SUM([.L261:.T261])" office:value-type="percentage" office:value="0.390625">
            <text:p>39.06%</text:p>
          </table:table-cell>
          <table:table-cell table:formula="of:=[.E261]/[.I261]" office:value-type="percentage" office:value="0.529411764705882">
            <text:p>52.94%</text:p>
          </table:table-cell>
          <table:table-cell table:style-name="ce1" table:formula="of:=0.4*[.U261]+0.6*[.V261]" office:value-type="percentage" office:value="0.473897058823529">
            <text:p>47.39%</text:p>
          </table:table-cell>
          <table:table-cell table:formula="of:=[.K26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2">
            <text:p>552</text:p>
          </table:table-cell>
          <table:table-cell/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03">
            <text:p>203</text:p>
          </table:table-cell>
          <table:table-cell office:value-type="string">
            <text:p>St. Michael Catholic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S262]/SUM([.L262:.T262])" office:value-type="percentage" office:value="0.442307692307692">
            <text:p>44.23%</text:p>
          </table:table-cell>
          <table:table-cell table:formula="of:=[.E262]/[.I262]" office:value-type="percentage" office:value="0.625">
            <text:p>62.50%</text:p>
          </table:table-cell>
          <table:table-cell table:style-name="ce1" table:formula="of:=0.4*[.U262]+0.6*[.V262]" office:value-type="percentage" office:value="0.551923076923077">
            <text:p>55.19%</text:p>
          </table:table-cell>
          <table:table-cell table:formula="of:=[.K262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3">
            <text:p>553</text:p>
          </table:table-cell>
          <table:table-cell/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St. Lawrence Community Cent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table:formula="of:=[.S263]/SUM([.L263:.T263])" office:value-type="percentage" office:value="0.492063492063492">
            <text:p>49.21%</text:p>
          </table:table-cell>
          <table:table-cell table:formula="of:=[.E263]/[.I263]" office:value-type="percentage" office:value="0.56390977443609">
            <text:p>56.39%</text:p>
          </table:table-cell>
          <table:table-cell table:style-name="ce1" table:formula="of:=0.4*[.U263]+0.6*[.V263]" office:value-type="percentage" office:value="0.535171261487051">
            <text:p>53.52%</text:p>
          </table:table-cell>
          <table:table-cell table:formula="of:=[.K263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5">
            <text:p>555</text:p>
          </table:table-cell>
          <table:table-cell/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8">
            <text:p>258</text:p>
          </table:table-cell>
          <table:table-cell office:value-type="string">
            <text:p>285 Mutual Street - Radio City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table:formula="of:=[.S264]/SUM([.L264:.T264])" office:value-type="percentage" office:value="0.582191780821918">
            <text:p>58.22%</text:p>
          </table:table-cell>
          <table:table-cell table:formula="of:=[.E264]/[.I264]" office:value-type="percentage" office:value="0.6">
            <text:p>60.00%</text:p>
          </table:table-cell>
          <table:table-cell table:style-name="ce1" table:formula="of:=0.4*[.U264]+0.6*[.V264]" office:value-type="percentage" office:value="0.592876712328767">
            <text:p>59.29%</text:p>
          </table:table-cell>
          <table:table-cell table:formula="of:=[.K264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6">
            <text:p>556</text:p>
          </table:table-cell>
          <table:table-cell/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89">
            <text:p>189</text:p>
          </table:table-cell>
          <table:table-cell office:value-type="string">
            <text:p>285 Mutual Street - Radio Cit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table:formula="of:=[.S265]/SUM([.L265:.T265])" office:value-type="percentage" office:value="0.586776859504132">
            <text:p>58.68%</text:p>
          </table:table-cell>
          <table:table-cell table:formula="of:=[.E265]/[.I265]" office:value-type="percentage" office:value="0.543307086614173">
            <text:p>54.33%</text:p>
          </table:table-cell>
          <table:table-cell table:style-name="ce1" table:formula="of:=0.4*[.U265]+0.6*[.V265]" office:value-type="percentage" office:value="0.560694995770157">
            <text:p>56.07%</text:p>
          </table:table-cell>
          <table:table-cell table:formula="of:=[.K265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7">
            <text:p>557</text:p>
          </table:table-cell>
          <table:table-cell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string">
            <text:p>111 Avenue Ro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formula="of:=[.S266]/SUM([.L266:.T266])" office:value-type="percentage" office:value="0.544117647058823">
            <text:p>54.41%</text:p>
          </table:table-cell>
          <table:table-cell table:formula="of:=[.E266]/[.I266]" office:value-type="percentage" office:value="0.357142857142857">
            <text:p>35.71%</text:p>
          </table:table-cell>
          <table:table-cell table:style-name="ce1" table:formula="of:=0.4*[.U266]+0.6*[.V266]" office:value-type="percentage" office:value="0.431932773109244">
            <text:p>43.19%</text:p>
          </table:table-cell>
          <table:table-cell table:formula="of:=[.K266]" office:value-type="string" office:string-value="111 Avenue Road">
            <text:p>111 Avenue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  <table:table-cell/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62">
            <text:p>262</text:p>
          </table:table-cell>
          <table:table-cell office:value-type="string">
            <text:p>18 Yorkville Avenue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formula="of:=[.S267]/SUM([.L267:.T267])" office:value-type="percentage" office:value="0.537634408602151">
            <text:p>53.76%</text:p>
          </table:table-cell>
          <table:table-cell table:formula="of:=[.E267]/[.I267]" office:value-type="percentage" office:value="0.439655172413793">
            <text:p>43.97%</text:p>
          </table:table-cell>
          <table:table-cell table:style-name="ce1" table:formula="of:=0.4*[.U267]+0.6*[.V267]" office:value-type="percentage" office:value="0.478846866889136">
            <text:p>47.88%</text:p>
          </table:table-cell>
          <table:table-cell table:formula="of:=[.K267]" office:value-type="string" office:string-value="18 Yorkville Avenue">
            <text:p>18 Yorkville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9">
            <text:p>559</text:p>
          </table:table-cell>
          <table:table-cell/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58">
            <text:p>158</text:p>
          </table:table-cell>
          <table:table-cell office:value-type="string">
            <text:p>10 Bellair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[.S268]/SUM([.L268:.T268])" office:value-type="percentage" office:value="0.342105263157895">
            <text:p>34.21%</text:p>
          </table:table-cell>
          <table:table-cell table:formula="of:=[.E268]/[.I268]" office:value-type="percentage" office:value="0.258064516129032">
            <text:p>25.81%</text:p>
          </table:table-cell>
          <table:table-cell table:style-name="ce1" table:formula="of:=0.4*[.U268]+0.6*[.V268]" office:value-type="percentage" office:value="0.291680814940577">
            <text:p>29.17%</text:p>
          </table:table-cell>
          <table:table-cell table:formula="of:=[.K268]" office:value-type="string" office:string-value="10 Bellair Street">
            <text:p>10 Bellai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0">
            <text:p>560</text:p>
          </table:table-cell>
          <table:table-cell/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327">
            <text:p>327</text:p>
          </table:table-cell>
          <table:table-cell office:value-type="string">
            <text:p>7 Carlton Street - The Elling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table:formula="of:=[.S269]/SUM([.L269:.T269])" office:value-type="percentage" office:value="0.47239263803681">
            <text:p>47.24%</text:p>
          </table:table-cell>
          <table:table-cell table:formula="of:=[.E269]/[.I269]" office:value-type="percentage" office:value="0.583333333333333">
            <text:p>58.33%</text:p>
          </table:table-cell>
          <table:table-cell table:style-name="ce1" table:formula="of:=0.4*[.U269]+0.6*[.V269]" office:value-type="percentage" office:value="0.538957055214724">
            <text:p>53.90%</text:p>
          </table:table-cell>
          <table:table-cell table:formula="of:=[.K269]" office:value-type="string" office:string-value="7 Carlton Street - The Ellington">
            <text:p>7 Carlton Street - The Ell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1">
            <text:p>561</text:p>
          </table:table-cell>
          <table:table-cell/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string">
            <text:p>33 Lombard Street - The Spir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table:formula="of:=[.S270]/SUM([.L270:.T270])" office:value-type="percentage" office:value="0.478494623655914">
            <text:p>47.85%</text:p>
          </table:table-cell>
          <table:table-cell table:formula="of:=[.E270]/[.I270]" office:value-type="percentage" office:value="0.505681818181818">
            <text:p>50.57%</text:p>
          </table:table-cell>
          <table:table-cell table:style-name="ce1" table:formula="of:=0.4*[.U270]+0.6*[.V270]" office:value-type="percentage" office:value="0.494806940371457">
            <text:p>49.48%</text:p>
          </table:table-cell>
          <table:table-cell table:formula="of:=[.K270]" office:value-type="string" office:string-value="33 Lombard Street - The Spire">
            <text:p>33 Lombard Street - The Spi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2">
            <text:p>562</text:p>
          </table:table-cell>
          <table:table-cell/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string">
            <text:p>77 Lombard Street - Absolute Lofts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[.S271]/SUM([.L271:.T271])" office:value-type="percentage" office:value="0.453125">
            <text:p>45.31%</text:p>
          </table:table-cell>
          <table:table-cell table:formula="of:=[.E271]/[.I271]" office:value-type="percentage" office:value="0.559322033898305">
            <text:p>55.93%</text:p>
          </table:table-cell>
          <table:table-cell table:style-name="ce1" table:formula="of:=0.4*[.U271]+0.6*[.V271]" office:value-type="percentage" office:value="0.516843220338983">
            <text:p>51.68%</text:p>
          </table:table-cell>
          <table:table-cell table:formula="of:=[.K271]" office:value-type="string" office:string-value="77 Lombard Street - Absolute Lofts">
            <text:p>77 Lombard Street - Absolute Lof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3">
            <text:p>563</text:p>
          </table:table-cell>
          <table:table-cell/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96">
            <text:p>496</text:p>
          </table:table-cell>
          <table:table-cell office:value-type="string">
            <text:p>Yorktown on the Par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35">
            <text:p>35</text:p>
          </table:table-cell>
          <table:table-cell table:formula="of:=[.S272]/SUM([.L272:.T272])" office:value-type="percentage" office:value="0.471042471042471">
            <text:p>47.10%</text:p>
          </table:table-cell>
          <table:table-cell table:formula="of:=[.E272]/[.I272]" office:value-type="percentage" office:value="0.551094890510949">
            <text:p>55.11%</text:p>
          </table:table-cell>
          <table:table-cell table:style-name="ce1" table:formula="of:=0.4*[.U272]+0.6*[.V272]" office:value-type="percentage" office:value="0.519073922723558">
            <text:p>51.91%</text:p>
          </table:table-cell>
          <table:table-cell table:formula="of:=[.K272]" office:value-type="string" office:string-value="Yorktown on the Park">
            <text:p>Yorktown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5">
            <text:p>565</text:p>
          </table:table-cell>
          <table:table-cell/>
          <table:table-cell office:value-type="float" office:value="142">
            <text:p>14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428">
            <text:p>428</text:p>
          </table:table-cell>
          <table:table-cell office:value-type="string">
            <text:p>109 Front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formula="of:=[.S273]/SUM([.L273:.T273])" office:value-type="percentage" office:value="0.638766519823789">
            <text:p>63.88%</text:p>
          </table:table-cell>
          <table:table-cell table:formula="of:=[.E273]/[.I273]" office:value-type="percentage" office:value="0.428571428571429">
            <text:p>42.86%</text:p>
          </table:table-cell>
          <table:table-cell table:style-name="ce1" table:formula="of:=0.4*[.U273]+0.6*[.V273]" office:value-type="percentage" office:value="0.512649465072373">
            <text:p>51.26%</text:p>
          </table:table-cell>
          <table:table-cell table:formula="of:=[.K273]" office:value-type="string" office:string-value="109 Front Street">
            <text:p>109 Front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8">
            <text:p>568</text:p>
          </table:table-cell>
          <table:table-cell/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70">
            <text:p>470</text:p>
          </table:table-cell>
          <table:table-cell office:value-type="string">
            <text:p>1055 Bay Street - Polo Club 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formula="of:=[.S274]/SUM([.L274:.T274])" office:value-type="percentage" office:value="0.481283422459893">
            <text:p>48.13%</text:p>
          </table:table-cell>
          <table:table-cell table:formula="of:=[.E274]/[.I274]" office:value-type="percentage" office:value="0.394444444444444">
            <text:p>39.44%</text:p>
          </table:table-cell>
          <table:table-cell table:style-name="ce1" table:formula="of:=0.4*[.U274]+0.6*[.V274]" office:value-type="percentage" office:value="0.429180035650624">
            <text:p>42.92%</text:p>
          </table:table-cell>
          <table:table-cell table:formula="of:=[.K274]" office:value-type="string" office:string-value="1055 Bay Street - Polo Club I">
            <text:p>1055 Bay Street - Polo Club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9">
            <text:p>569</text:p>
          </table:table-cell>
          <table:table-cell/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9">
            <text:p>219</text:p>
          </table:table-cell>
          <table:table-cell office:value-type="string">
            <text:p>925 Bay Street - Bay Club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table:formula="of:=[.S275]/SUM([.L275:.T275])" office:value-type="percentage" office:value="0.707865168539326">
            <text:p>70.79%</text:p>
          </table:table-cell>
          <table:table-cell table:formula="of:=[.E275]/[.I275]" office:value-type="percentage" office:value="0.456692913385827">
            <text:p>45.67%</text:p>
          </table:table-cell>
          <table:table-cell table:style-name="ce1" table:formula="of:=0.4*[.U275]+0.6*[.V275]" office:value-type="percentage" office:value="0.557161815447226">
            <text:p>55.72%</text:p>
          </table:table-cell>
          <table:table-cell table:formula="of:=[.K275]" office:value-type="string" office:string-value="925 Bay Street - Bay Club">
            <text:p>925 Bay Street - Bay Club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0">
            <text:p>570</text:p>
          </table:table-cell>
          <table:table-cell/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302">
            <text:p>302</text:p>
          </table:table-cell>
          <table:table-cell office:value-type="string">
            <text:p>909 Bay Street - The All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table:formula="of:=[.S276]/SUM([.L276:.T276])" office:value-type="percentage" office:value="0.742268041237113">
            <text:p>74.23%</text:p>
          </table:table-cell>
          <table:table-cell table:formula="of:=[.E276]/[.I276]" office:value-type="percentage" office:value="0.422535211267606">
            <text:p>42.25%</text:p>
          </table:table-cell>
          <table:table-cell table:style-name="ce1" table:formula="of:=0.4*[.U276]+0.6*[.V276]" office:value-type="percentage" office:value="0.550428343255409">
            <text:p>55.04%</text:p>
          </table:table-cell>
          <table:table-cell table:formula="of:=[.K276]" office:value-type="string" office:string-value="909 Bay Street - The Allegro">
            <text:p>909 Bay Street - The Allegr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A</text:p>
          </table:table-cell>
          <table:table-cell/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44">
            <text:p>3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formula="of:=[.S277]/SUM([.L277:.T277])" office:value-type="percentage" office:value="0.538461538461538">
            <text:p>53.85%</text:p>
          </table:table-cell>
          <table:table-cell table:formula="of:=[.E277]/[.I277]" office:value-type="percentage" office:value="0.401869158878505">
            <text:p>40.19%</text:p>
          </table:table-cell>
          <table:table-cell table:style-name="ce1" table:formula="of:=0.4*[.U277]+0.6*[.V277]" office:value-type="percentage" office:value="0.456506110711718">
            <text:p>45.65%</text:p>
          </table:table-cell>
          <table:table-cell table:formula="of:=[.K277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B</text:p>
          </table:table-cell>
          <table:table-cell/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25">
            <text:p>325</text:p>
          </table:table-cell>
          <table:table-cell office:value-type="string">
            <text:p>Branksome H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formula="of:=[.S278]/SUM([.L278:.T278])" office:value-type="percentage" office:value="0.423423423423423">
            <text:p>42.34%</text:p>
          </table:table-cell>
          <table:table-cell table:formula="of:=[.E278]/[.I278]" office:value-type="percentage" office:value="0.473214285714286">
            <text:p>47.32%</text:p>
          </table:table-cell>
          <table:table-cell table:style-name="ce1" table:formula="of:=0.4*[.U278]+0.6*[.V278]" office:value-type="percentage" office:value="0.453297940797941">
            <text:p>45.33%</text:p>
          </table:table-cell>
          <table:table-cell table:formula="of:=[.K278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9s</text:p>
          </table:table-cell>
          <table:table-cell/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28">
            <text:p>228</text:p>
          </table:table-cell>
          <table:table-cell office:value-type="string">
            <text:p>Belmont Hous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9084">
            <text:p>9084</text:p>
          </table:table-cell>
          <table:table-cell table:formula="of:=[.S279]/SUM([.L279:.T279])" office:value-type="percentage" office:value="0.00622134905042567">
            <text:p>0.62%</text:p>
          </table:table-cell>
          <table:table-cell table:formula="of:=[.E279]/[.I279]" office:value-type="percentage" office:value="0.601851851851852">
            <text:p>60.19%</text:p>
          </table:table-cell>
          <table:table-cell table:style-name="ce1" table:formula="of:=0.4*[.U279]+0.6*[.V279]" office:value-type="percentage" office:value="0.363599650731281">
            <text:p>36.36%</text:p>
          </table:table-cell>
          <table:table-cell table:formula="of:=[.K279]" office:value-type="string" office:string-value="Belmont House">
            <text:p>Belmont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33-1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[.S280]/SUM([.L280:.T280])" office:value-type="percentage" office:value="0.210526315789474">
            <text:p>21.05%</text:p>
          </table:table-cell>
          <table:table-cell table:formula="of:=[.E280]/[.I280]" office:value-type="percentage" office:value="0.461538461538462">
            <text:p>46.15%</text:p>
          </table:table-cell>
          <table:table-cell table:style-name="ce1" table:formula="of:=0.4*[.U280]+0.6*[.V280]" office:value-type="percentage" office:value="0.361133603238866">
            <text:p>36.11%</text:p>
          </table:table-cell>
          <table:table-cell table:formula="of:=[.K280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41s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string">
            <text:p>Toronto Grace Hospita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[.S281]/SUM([.L281:.T281])" office:value-type="percentage" office:value="0.25">
            <text:p>25.00%</text:p>
          </table:table-cell>
          <table:table-cell table:formula="of:=[.E281]/[.I281]" office:value-type="percentage" office:value="0.296296296296296">
            <text:p>29.63%</text:p>
          </table:table-cell>
          <table:table-cell table:style-name="ce1" table:formula="of:=0.4*[.U281]+0.6*[.V281]" office:value-type="percentage" office:value="0.277777777777778">
            <text:p>27.78%</text:p>
          </table:table-cell>
          <table:table-cell table:formula="of:=[.K281]" office:value-type="string" office:string-value="Toronto Grace Hospital">
            <text:p>Toronto Grace Hospita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4s</text:p>
          </table:table-cell>
          <table:table-cell/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string">
            <text:p>Wellesley Central Place Rekai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S282]/SUM([.L282:.T282])" office:value-type="percentage" office:value="0.352112676056338">
            <text:p>35.21%</text:p>
          </table:table-cell>
          <table:table-cell table:formula="of:=[.E282]/[.I282]" office:value-type="percentage" office:value="0.274193548387097">
            <text:p>27.42%</text:p>
          </table:table-cell>
          <table:table-cell table:style-name="ce1" table:formula="of:=0.4*[.U282]+0.6*[.V282]" office:value-type="percentage" office:value="0.305361199454793">
            <text:p>30.54%</text:p>
          </table:table-cell>
          <table:table-cell table:formula="of:=[.K282]" office:value-type="string" office:string-value="Wellesley Central Place Rekai Centre">
            <text:p>Wellesley Central Place 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9-1</text:p>
          </table:table-cell>
          <table:table-cell/>
          <table:table-cell office:value-type="float" office:value="157">
            <text:p>157</text:p>
          </table:table-cell>
          <table:table-cell office:value-type="float" office:value="214">
            <text:p>21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772">
            <text:p>772</text:p>
          </table:table-cell>
          <table:table-cell office:value-type="string">
            <text:p>University of Toronto - St. Michael's Colleg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table:formula="of:=[.S283]/SUM([.L283:.T283])" office:value-type="percentage" office:value="0.507645259938838">
            <text:p>50.76%</text:p>
          </table:table-cell>
          <table:table-cell table:formula="of:=[.E283]/[.I283]" office:value-type="percentage" office:value="0.558746736292428">
            <text:p>55.87%</text:p>
          </table:table-cell>
          <table:table-cell table:style-name="ce1" table:formula="of:=0.4*[.U283]+0.6*[.V283]" office:value-type="percentage" office:value="0.538306145750992">
            <text:p>53.83%</text:p>
          </table:table-cell>
          <table:table-cell table:formula="of:=[.K283]" office:value-type="string" office:string-value="University of Toronto - St. Michael's College">
            <text:p>University of Toronto - St. Michael's Colle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68s</text:p>
          </table:table-cell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string">
            <text:p>Fudger Hous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S284]/SUM([.L284:.T284])" office:value-type="percentage" office:value="0.679245283018868">
            <text:p>67.92%</text:p>
          </table:table-cell>
          <table:table-cell table:formula="of:=[.E284]/[.I284]" office:value-type="percentage" office:value="0.163636363636364">
            <text:p>16.36%</text:p>
          </table:table-cell>
          <table:table-cell table:style-name="ce1" table:formula="of:=0.4*[.U284]+0.6*[.V284]" office:value-type="percentage" office:value="0.369879931389365">
            <text:p>36.99%</text:p>
          </table:table-cell>
          <table:table-cell table:formula="of:=[.K284]" office:value-type="string" office:string-value="Fudger House">
            <text:p>Fudger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89s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string">
            <text:p>Rekai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formula="of:=[.S285]/SUM([.L285:.T285])" office:value-type="percentage" office:value="0.382352941176471">
            <text:p>38.24%</text:p>
          </table:table-cell>
          <table:table-cell table:formula="of:=[.E285]/[.I285]" office:value-type="percentage" office:value="0.266666666666667">
            <text:p>26.67%</text:p>
          </table:table-cell>
          <table:table-cell table:style-name="ce1" table:formula="of:=0.4*[.U285]+0.6*[.V285]" office:value-type="percentage" office:value="0.312941176470588">
            <text:p>31.29%</text:p>
          </table:table-cell>
          <table:table-cell table:formula="of:=[.K285]" office:value-type="string" office:string-value="Rekai Centre">
            <text:p>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03s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St. Jude's Community Home - 270 Milan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table:formula="of:=[.S286]/SUM([.L286:.T286])" office:value-type="percentage" office:value="0.857142857142857">
            <text:p>85.71%</text:p>
          </table:table-cell>
          <table:table-cell table:formula="of:=[.E286]/[.I286]" office:value-type="percentage" office:value="0.454545454545455">
            <text:p>45.45%</text:p>
          </table:table-cell>
          <table:table-cell table:style-name="ce1" table:formula="of:=0.4*[.U286]+0.6*[.V286]" office:value-type="percentage" office:value="0.615584415584416">
            <text:p>61.56%</text:p>
          </table:table-cell>
          <table:table-cell table:formula="of:=[.K286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12s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St. Jude's Community Home - 270 Milan Stre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S287]/SUM([.L287:.T287])" office:value-type="percentage" office:value="0.545454545454545">
            <text:p>54.55%</text:p>
          </table:table-cell>
          <table:table-cell table:formula="of:=[.E287]/[.I287]" office:value-type="percentage" office:value="0.6">
            <text:p>60.00%</text:p>
          </table:table-cell>
          <table:table-cell table:style-name="ce1" table:formula="of:=0.4*[.U287]+0.6*[.V287]" office:value-type="percentage" office:value="0.578181818181818">
            <text:p>57.82%</text:p>
          </table:table-cell>
          <table:table-cell table:formula="of:=[.K287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A</text:p>
          </table:table-cell>
          <table:table-cell/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439">
            <text:p>439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table:formula="of:=[.S288]/SUM([.L288:.T288])" office:value-type="percentage" office:value="0.55982905982906">
            <text:p>55.98%</text:p>
          </table:table-cell>
          <table:table-cell table:formula="of:=[.E288]/[.I288]" office:value-type="percentage" office:value="0.593869731800766">
            <text:p>59.39%</text:p>
          </table:table-cell>
          <table:table-cell table:style-name="ce1" table:formula="of:=0.4*[.U288]+0.6*[.V288]" office:value-type="percentage" office:value="0.580253463012084">
            <text:p>58.03%</text:p>
          </table:table-cell>
          <table:table-cell table:formula="of:=[.K288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B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44">
            <text:p>444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S289]/SUM([.L289:.T289])" office:value-type="percentage" office:value="0.517647058823529">
            <text:p>51.76%</text:p>
          </table:table-cell>
          <table:table-cell table:formula="of:=[.E289]/[.I289]" office:value-type="percentage" office:value="0.592233009708738">
            <text:p>59.22%</text:p>
          </table:table-cell>
          <table:table-cell table:style-name="ce1" table:formula="of:=0.4*[.U289]+0.6*[.V289]" office:value-type="percentage" office:value="0.562398629354655">
            <text:p>56.24%</text:p>
          </table:table-cell>
          <table:table-cell table:formula="of:=[.K289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A</text:p>
          </table:table-cell>
          <table:table-cell/>
          <table:table-cell office:value-type="float" office:value="213">
            <text:p>21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548">
            <text:p>548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table:formula="of:=[.S290]/SUM([.L290:.T290])" office:value-type="percentage" office:value="0.706122448979592">
            <text:p>70.61%</text:p>
          </table:table-cell>
          <table:table-cell table:formula="of:=[.E290]/[.I290]" office:value-type="percentage" office:value="0.401098901098901">
            <text:p>40.11%</text:p>
          </table:table-cell>
          <table:table-cell table:style-name="ce1" table:formula="of:=0.4*[.U290]+0.6*[.V290]" office:value-type="percentage" office:value="0.523108320251177">
            <text:p>52.31%</text:p>
          </table:table-cell>
          <table:table-cell table:formula="of:=[.K290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B</text:p>
          </table:table-cell>
          <table:table-cell/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67">
            <text:p>567</text:p>
          </table:table-cell>
          <table:table-cell office:value-type="string">
            <text:p>St. Lawrence Market North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table:formula="of:=[.S291]/SUM([.L291:.T291])" office:value-type="percentage" office:value="0.594771241830065">
            <text:p>59.48%</text:p>
          </table:table-cell>
          <table:table-cell table:formula="of:=[.E291]/[.I291]" office:value-type="percentage" office:value="0.344086021505376">
            <text:p>34.41%</text:p>
          </table:table-cell>
          <table:table-cell table:style-name="ce1" table:formula="of:=0.4*[.U291]+0.6*[.V291]" office:value-type="percentage" office:value="0.444360109635252">
            <text:p>44.44%</text:p>
          </table:table-cell>
          <table:table-cell table:formula="of:=[.K291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A</text:p>
          </table:table-cell>
          <table:table-cell/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639">
            <text:p>639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[.S292]/SUM([.L292:.T292])" office:value-type="percentage" office:value="0.455">
            <text:p>45.50%</text:p>
          </table:table-cell>
          <table:table-cell table:formula="of:=[.E292]/[.I292]" office:value-type="percentage" office:value="0.57487922705314">
            <text:p>57.49%</text:p>
          </table:table-cell>
          <table:table-cell table:style-name="ce1" table:formula="of:=0.4*[.U292]+0.6*[.V292]" office:value-type="percentage" office:value="0.526927536231884">
            <text:p>52.69%</text:p>
          </table:table-cell>
          <table:table-cell table:formula="of:=[.K292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B</text:p>
          </table:table-cell>
          <table:table-cell/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666">
            <text:p>666</text:p>
          </table:table-cell>
          <table:table-cell office:value-type="string">
            <text:p>Wellesley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formula="of:=[.S293]/SUM([.L293:.T293])" office:value-type="percentage" office:value="0.35031847133758">
            <text:p>35.03%</text:p>
          </table:table-cell>
          <table:table-cell table:formula="of:=[.E293]/[.I293]" office:value-type="percentage" office:value="0.513274336283186">
            <text:p>51.33%</text:p>
          </table:table-cell>
          <table:table-cell table:style-name="ce1" table:formula="of:=0.4*[.U293]+0.6*[.V293]" office:value-type="percentage" office:value="0.448091990304943">
            <text:p>44.81%</text:p>
          </table:table-cell>
          <table:table-cell table:formula="of:=[.K293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A</text:p>
          </table:table-cell>
          <table:table-cell/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611">
            <text:p>611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table:formula="of:=[.S294]/SUM([.L294:.T294])" office:value-type="percentage" office:value="0.364">
            <text:p>36.40%</text:p>
          </table:table-cell>
          <table:table-cell table:formula="of:=[.E294]/[.I294]" office:value-type="percentage" office:value="0.472361809045226">
            <text:p>47.24%</text:p>
          </table:table-cell>
          <table:table-cell table:style-name="ce1" table:formula="of:=0.4*[.U294]+0.6*[.V294]" office:value-type="percentage" office:value="0.429017085427136">
            <text:p>42.90%</text:p>
          </table:table-cell>
          <table:table-cell table:formula="of:=[.K294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B</text:p>
          </table:table-cell>
          <table:table-cell/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607">
            <text:p>607</text:p>
          </table:table-cell>
          <table:table-cell office:value-type="string">
            <text:p>Wellesley Community Cent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table:formula="of:=[.S295]/SUM([.L295:.T295])" office:value-type="percentage" office:value="0.489583333333333">
            <text:p>48.96%</text:p>
          </table:table-cell>
          <table:table-cell table:formula="of:=[.E295]/[.I295]" office:value-type="percentage" office:value="0.481675392670157">
            <text:p>48.17%</text:p>
          </table:table-cell>
          <table:table-cell table:style-name="ce1" table:formula="of:=0.4*[.U295]+0.6*[.V295]" office:value-type="percentage" office:value="0.484838568935428">
            <text:p>48.48%</text:p>
          </table:table-cell>
          <table:table-cell table:formula="of:=[.K29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A</text:p>
          </table:table-cell>
          <table:table-cell/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47">
            <text:p>447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table:formula="of:=[.S296]/SUM([.L296:.T296])" office:value-type="percentage" office:value="0.476190476190476">
            <text:p>47.62%</text:p>
          </table:table-cell>
          <table:table-cell table:formula="of:=[.E296]/[.I296]" office:value-type="percentage" office:value="0.475177304964539">
            <text:p>47.52%</text:p>
          </table:table-cell>
          <table:table-cell table:style-name="ce1" table:formula="of:=0.4*[.U296]+0.6*[.V296]" office:value-type="percentage" office:value="0.475582573454914">
            <text:p>47.56%</text:p>
          </table:table-cell>
          <table:table-cell table:formula="of:=[.K29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B</text:p>
          </table:table-cell>
          <table:table-cell/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453">
            <text:p>45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table:formula="of:=[.S297]/SUM([.L297:.T297])" office:value-type="percentage" office:value="0.626666666666667">
            <text:p>62.67%</text:p>
          </table:table-cell>
          <table:table-cell table:formula="of:=[.E297]/[.I297]" office:value-type="percentage" office:value="0.445205479452055">
            <text:p>44.52%</text:p>
          </table:table-cell>
          <table:table-cell table:style-name="ce1" table:formula="of:=0.4*[.U297]+0.6*[.V297]" office:value-type="percentage" office:value="0.5177899543379">
            <text:p>51.78%</text:p>
          </table:table-cell>
          <table:table-cell table:formula="of:=[.K29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C</text:p>
          </table:table-cell>
          <table:table-cell/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3">
            <text:p>40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formula="of:=[.S298]/SUM([.L298:.T298])" office:value-type="percentage" office:value="0.6">
            <text:p>60.00%</text:p>
          </table:table-cell>
          <table:table-cell table:formula="of:=[.E298]/[.I298]" office:value-type="percentage" office:value="0.521739130434783">
            <text:p>52.17%</text:p>
          </table:table-cell>
          <table:table-cell table:style-name="ce1" table:formula="of:=0.4*[.U298]+0.6*[.V298]" office:value-type="percentage" office:value="0.55304347826087">
            <text:p>55.30%</text:p>
          </table:table-cell>
          <table:table-cell table:formula="of:=[.K298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A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86">
            <text:p>486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[.S299]/SUM([.L299:.T299])" office:value-type="percentage" office:value="0.607843137254902">
            <text:p>60.78%</text:p>
          </table:table-cell>
          <table:table-cell table:formula="of:=[.E299]/[.I299]" office:value-type="percentage" office:value="0.487012987012987">
            <text:p>48.70%</text:p>
          </table:table-cell>
          <table:table-cell table:style-name="ce1" table:formula="of:=0.4*[.U299]+0.6*[.V299]" office:value-type="percentage" office:value="0.535345047109753">
            <text:p>53.53%</text:p>
          </table:table-cell>
          <table:table-cell table:formula="of:=[.K299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B</text:p>
          </table:table-cell>
          <table:table-cell/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30">
            <text:p>430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[.S300]/SUM([.L300:.T300])" office:value-type="percentage" office:value="0.525925925925926">
            <text:p>52.59%</text:p>
          </table:table-cell>
          <table:table-cell table:formula="of:=[.E300]/[.I300]" office:value-type="percentage" office:value="0.579310344827586">
            <text:p>57.93%</text:p>
          </table:table-cell>
          <table:table-cell table:style-name="ce1" table:formula="of:=0.4*[.U300]+0.6*[.V300]" office:value-type="percentage" office:value="0.557956577266922">
            <text:p>55.80%</text:p>
          </table:table-cell>
          <table:table-cell table:formula="of:=[.K300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C</text:p>
          </table:table-cell>
          <table:table-cell/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72">
            <text:p>472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formula="of:=[.S301]/SUM([.L301:.T301])" office:value-type="percentage" office:value="0.555555555555556">
            <text:p>55.56%</text:p>
          </table:table-cell>
          <table:table-cell table:formula="of:=[.E301]/[.I301]" office:value-type="percentage" office:value="0.421428571428571">
            <text:p>42.14%</text:p>
          </table:table-cell>
          <table:table-cell table:style-name="ce1" table:formula="of:=0.4*[.U301]+0.6*[.V301]" office:value-type="percentage" office:value="0.475079365079365">
            <text:p>47.51%</text:p>
          </table:table-cell>
          <table:table-cell table:formula="of:=[.K301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A</text:p>
          </table:table-cell>
          <table:table-cell/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8">
            <text:p>438</text:p>
          </table:table-cell>
          <table:table-cell office:value-type="string">
            <text:p>44 Charles Street - Manulife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[.S302]/SUM([.L302:.T302])" office:value-type="percentage" office:value="0.60233918128655">
            <text:p>60.23%</text:p>
          </table:table-cell>
          <table:table-cell table:formula="of:=[.E302]/[.I302]" office:value-type="percentage" office:value="0.315068493150685">
            <text:p>31.51%</text:p>
          </table:table-cell>
          <table:table-cell table:style-name="ce1" table:formula="of:=0.4*[.U302]+0.6*[.V302]" office:value-type="percentage" office:value="0.429976768405031">
            <text:p>43.00%</text:p>
          </table:table-cell>
          <table:table-cell table:formula="of:=[.K302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B</text:p>
          </table:table-cell>
          <table:table-cell/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452">
            <text:p>452</text:p>
          </table:table-cell>
          <table:table-cell office:value-type="string">
            <text:p>44 Charles Street - Manulife Cent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formula="of:=[.S303]/SUM([.L303:.T303])" office:value-type="percentage" office:value="0.682539682539683">
            <text:p>68.25%</text:p>
          </table:table-cell>
          <table:table-cell table:formula="of:=[.E303]/[.I303]" office:value-type="percentage" office:value="0.318965517241379">
            <text:p>31.90%</text:p>
          </table:table-cell>
          <table:table-cell table:style-name="ce1" table:formula="of:=0.4*[.U303]+0.6*[.V303]" office:value-type="percentage" office:value="0.464395183360701">
            <text:p>46.44%</text:p>
          </table:table-cell>
          <table:table-cell table:formula="of:=[.K303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A</text:p>
          </table:table-cell>
          <table:table-cell/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67">
            <text:p>367</text:p>
          </table:table-cell>
          <table:table-cell office:value-type="string">
            <text:p>100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S304]/SUM([.L304:.T304])" office:value-type="percentage" office:value="0.723214285714286">
            <text:p>72.32%</text:p>
          </table:table-cell>
          <table:table-cell table:formula="of:=[.E304]/[.I304]" office:value-type="percentage" office:value="0.468354430379747">
            <text:p>46.84%</text:p>
          </table:table-cell>
          <table:table-cell table:style-name="ce1" table:formula="of:=0.4*[.U304]+0.6*[.V304]" office:value-type="percentage" office:value="0.570298372513562">
            <text:p>57.03%</text:p>
          </table:table-cell>
          <table:table-cell table:formula="of:=[.K304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B</text:p>
          </table:table-cell>
          <table:table-cell/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318">
            <text:p>318</text:p>
          </table:table-cell>
          <table:table-cell office:value-type="string">
            <text:p>1001 Bay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table:formula="of:=[.S305]/SUM([.L305:.T305])" office:value-type="percentage" office:value="0.372670807453416">
            <text:p>37.27%</text:p>
          </table:table-cell>
          <table:table-cell table:formula="of:=[.E305]/[.I305]" office:value-type="percentage" office:value="0.457364341085271">
            <text:p>45.74%</text:p>
          </table:table-cell>
          <table:table-cell table:style-name="ce1" table:formula="of:=0.4*[.U305]+0.6*[.V305]" office:value-type="percentage" office:value="0.423486927632529">
            <text:p>42.35%</text:p>
          </table:table-cell>
          <table:table-cell table:formula="of:=[.K305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A</text:p>
          </table:table-cell>
          <table:table-cell/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416">
            <text:p>416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61">
            <text:p>61</text:p>
          </table:table-cell>
          <table:table-cell table:formula="of:=[.S306]/SUM([.L306:.T306])" office:value-type="percentage" office:value="0.501960784313726">
            <text:p>50.20%</text:p>
          </table:table-cell>
          <table:table-cell table:formula="of:=[.E306]/[.I306]" office:value-type="percentage" office:value="0.495495495495496">
            <text:p>49.55%</text:p>
          </table:table-cell>
          <table:table-cell table:style-name="ce1" table:formula="of:=0.4*[.U306]+0.6*[.V306]" office:value-type="percentage" office:value="0.498081611022788">
            <text:p>49.81%</text:p>
          </table:table-cell>
          <table:table-cell table:formula="of:=[.K306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B</text:p>
          </table:table-cell>
          <table:table-cell/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380">
            <text:p>380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table:formula="of:=[.S307]/SUM([.L307:.T307])" office:value-type="percentage" office:value="0.475770925110132">
            <text:p>47.58%</text:p>
          </table:table-cell>
          <table:table-cell table:formula="of:=[.E307]/[.I307]" office:value-type="percentage" office:value="0.468899521531101">
            <text:p>46.89%</text:p>
          </table:table-cell>
          <table:table-cell table:style-name="ce1" table:formula="of:=0.4*[.U307]+0.6*[.V307]" office:value-type="percentage" office:value="0.471648082962713">
            <text:p>47.16%</text:p>
          </table:table-cell>
          <table:table-cell table:formula="of:=[.K307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A</text:p>
          </table:table-cell>
          <table:table-cell/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98">
            <text:p>298</text:p>
          </table:table-cell>
          <table:table-cell office:value-type="string">
            <text:p>155 Dalhousie Street - The Merchandise Build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table:formula="of:=[.S308]/SUM([.L308:.T308])" office:value-type="percentage" office:value="0.490909090909091">
            <text:p>49.09%</text:p>
          </table:table-cell>
          <table:table-cell table:formula="of:=[.E308]/[.I308]" office:value-type="percentage" office:value="0.539877300613497">
            <text:p>53.99%</text:p>
          </table:table-cell>
          <table:table-cell table:style-name="ce1" table:formula="of:=0.4*[.U308]+0.6*[.V308]" office:value-type="percentage" office:value="0.520290016731735">
            <text:p>52.03%</text:p>
          </table:table-cell>
          <table:table-cell table:formula="of:=[.K308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B</text:p>
          </table:table-cell>
          <table:table-cell/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72">
            <text:p>272</text:p>
          </table:table-cell>
          <table:table-cell office:value-type="string">
            <text:p>155 Dalhousie Street - The Merchandise Building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table:formula="of:=[.S309]/SUM([.L309:.T309])" office:value-type="percentage" office:value="0.503496503496504">
            <text:p>50.35%</text:p>
          </table:table-cell>
          <table:table-cell table:formula="of:=[.E309]/[.I309]" office:value-type="percentage" office:value="0.535947712418301">
            <text:p>53.59%</text:p>
          </table:table-cell>
          <table:table-cell table:style-name="ce1" table:formula="of:=0.4*[.U309]+0.6*[.V309]" office:value-type="percentage" office:value="0.522967228849582">
            <text:p>52.30%</text:p>
          </table:table-cell>
          <table:table-cell table:formula="of:=[.K309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A</text:p>
          </table:table-cell>
          <table:table-cell/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46">
            <text:p>346</text:p>
          </table:table-cell>
          <table:table-cell office:value-type="string">
            <text:p>201 Sherbourne Street - Centre Point Apartment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formula="of:=[.S310]/SUM([.L310:.T310])" office:value-type="percentage" office:value="0.426356589147287">
            <text:p>42.64%</text:p>
          </table:table-cell>
          <table:table-cell table:formula="of:=[.E310]/[.I310]" office:value-type="percentage" office:value="0.5625">
            <text:p>56.25%</text:p>
          </table:table-cell>
          <table:table-cell table:style-name="ce1" table:formula="of:=0.4*[.U310]+0.6*[.V310]" office:value-type="percentage" office:value="0.508042635658915">
            <text:p>50.80%</text:p>
          </table:table-cell>
          <table:table-cell table:formula="of:=[.K310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B</text:p>
          </table:table-cell>
          <table:table-cell/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16">
            <text:p>316</text:p>
          </table:table-cell>
          <table:table-cell office:value-type="string">
            <text:p>201 Sherbourne Street - Centre Point Apartmen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table:formula="of:=[.S311]/SUM([.L311:.T311])" office:value-type="percentage" office:value="0.307692307692308">
            <text:p>30.77%</text:p>
          </table:table-cell>
          <table:table-cell table:formula="of:=[.E311]/[.I311]" office:value-type="percentage" office:value="0.631067961165049">
            <text:p>63.11%</text:p>
          </table:table-cell>
          <table:table-cell table:style-name="ce1" table:formula="of:=0.4*[.U311]+0.6*[.V311]" office:value-type="percentage" office:value="0.501717699775952">
            <text:p>50.17%</text:p>
          </table:table-cell>
          <table:table-cell table:formula="of:=[.K311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A</text:p>
          </table:table-cell>
          <table:table-cell/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table:formula="of:=[.S312]/SUM([.L312:.T312])" office:value-type="percentage" office:value="0.518518518518518">
            <text:p>51.85%</text:p>
          </table:table-cell>
          <table:table-cell table:formula="of:=[.E312]/[.I312]" office:value-type="percentage" office:value="0.465">
            <text:p>46.50%</text:p>
          </table:table-cell>
          <table:table-cell table:style-name="ce1" table:formula="of:=0.4*[.U312]+0.6*[.V312]" office:value-type="percentage" office:value="0.486407407407407">
            <text:p>48.64%</text:p>
          </table:table-cell>
          <table:table-cell table:formula="of:=[.K312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B</text:p>
          </table:table-cell>
          <table:table-cell/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66">
            <text:p>366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table:formula="of:=[.S313]/SUM([.L313:.T313])" office:value-type="percentage" office:value="0.52027027027027">
            <text:p>52.03%</text:p>
          </table:table-cell>
          <table:table-cell table:formula="of:=[.E313]/[.I313]" office:value-type="percentage" office:value="0.533333333333333">
            <text:p>53.33%</text:p>
          </table:table-cell>
          <table:table-cell table:style-name="ce1" table:formula="of:=0.4*[.U313]+0.6*[.V313]" office:value-type="percentage" office:value="0.528108108108108">
            <text:p>52.81%</text:p>
          </table:table-cell>
          <table:table-cell table:formula="of:=[.K313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1</text:p>
          </table:table-cell>
          <table:table-cell/>
          <table:table-cell office:value-type="float" office:value="701">
            <text:p>701</text:p>
          </table:table-cell>
          <table:table-cell office:value-type="float" office:value="658">
            <text:p>65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string">
            <text:p>Returning Office / Bureau du directeur du scrutin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751">
            <text:p>751</text:p>
          </table:table-cell>
          <table:table-cell office:value-type="float" office:value="15">
            <text:p>15</text:p>
          </table:table-cell>
          <table:table-cell table:formula="of:=[.S314]/SUM([.L314:.T314])" office:value-type="percentage" office:value="0.683348498635123">
            <text:p>68.33%</text:p>
          </table:table-cell>
          <table:table-cell table:formula="of:=[.E314]/[.I314]" office:value-type="percentage" office:value="0.472361809045226">
            <text:p>47.24%</text:p>
          </table:table-cell>
          <table:table-cell table:style-name="ce1" table:formula="of:=0.4*[.U314]+0.6*[.V314]" office:value-type="percentage" office:value="0.556756484881185">
            <text:p>55.68%</text:p>
          </table:table-cell>
          <table:table-cell table:formula="of:=[.K314]" office:value-type="string" office:string-value="Returning Office / Bureau du directeur du scrutin">
            <text:p>Returning Office / Bureau du directeur du scruti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2</text:p>
          </table:table-cell>
          <table:table-cell/>
          <table:table-cell office:value-type="float" office:value="306">
            <text:p>306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string">
            <text:p>Parliament Street Public Librar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office:value-type="float" office:value="44">
            <text:p>44</text:p>
          </table:table-cell>
          <table:table-cell table:formula="of:=[.S315]/SUM([.L315:.T315])" office:value-type="percentage" office:value="0.571661237785016">
            <text:p>57.17%</text:p>
          </table:table-cell>
          <table:table-cell table:formula="of:=[.E315]/[.I315]" office:value-type="percentage" office:value="0.525547445255474">
            <text:p>52.55%</text:p>
          </table:table-cell>
          <table:table-cell table:style-name="ce1" table:formula="of:=0.4*[.U315]+0.6*[.V315]" office:value-type="percentage" office:value="0.543992962267291">
            <text:p>54.40%</text:p>
          </table:table-cell>
          <table:table-cell table:formula="of:=[.K315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3</text:p>
          </table:table-cell>
          <table:table-cell/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string">
            <text:p>Wellesley Community Centr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10">
            <text:p>610</text:p>
          </table:table-cell>
          <table:table-cell office:value-type="float" office:value="55">
            <text:p>55</text:p>
          </table:table-cell>
          <table:table-cell table:formula="of:=[.S316]/SUM([.L316:.T316])" office:value-type="percentage" office:value="0.651013874066169">
            <text:p>65.10%</text:p>
          </table:table-cell>
          <table:table-cell table:formula="of:=[.E316]/[.I316]" office:value-type="percentage" office:value="0.485998193315267">
            <text:p>48.60%</text:p>
          </table:table-cell>
          <table:table-cell table:style-name="ce1" table:formula="of:=0.4*[.U316]+0.6*[.V316]" office:value-type="percentage" office:value="0.552004465615627">
            <text:p>55.20%</text:p>
          </table:table-cell>
          <table:table-cell table:formula="of:=[.K31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4</text:p>
          </table:table-cell>
          <table:table-cell/>
          <table:table-cell office:value-type="float" office:value="297">
            <text:p>297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string">
            <text:p>St. Lawrence Market Sout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91">
            <text:p>391</text:p>
          </table:table-cell>
          <table:table-cell office:value-type="float" office:value="291">
            <text:p>291</text:p>
          </table:table-cell>
          <table:table-cell table:formula="of:=[.S317]/SUM([.L317:.T317])" office:value-type="percentage" office:value="0.419078242229368">
            <text:p>41.91%</text:p>
          </table:table-cell>
          <table:table-cell table:formula="of:=[.E317]/[.I317]" office:value-type="percentage" office:value="0.545051698670606">
            <text:p>54.51%</text:p>
          </table:table-cell>
          <table:table-cell table:style-name="ce1" table:formula="of:=0.4*[.U317]+0.6*[.V317]" office:value-type="percentage" office:value="0.49466231609411">
            <text:p>49.47%</text:p>
          </table:table-cell>
          <table:table-cell table:formula="of:=[.K317]" office:value-type="string" office:string-value="St. Lawrence Market South">
            <text:p>St. Lawrence Market South</text:p>
          </table:table-cell>
        </table:table-row>
        <table:table-row table:style-name="ro1">
          <table:table-cell table:number-columns-repeated="19"/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33">
            <text:p>33</text:p>
          </table:table-cell>
          <table:table-cell table:number-columns-repeated="4"/>
        </table:table-row>
        <table:table-row table:style-name="ro1" table:number-rows-repeated="1048255">
          <table:table-cell table:number-columns-repeated="24"/>
        </table:table-row>
        <table:table-row table:style-name="ro1">
          <table:table-cell table:number-columns-repeated="24"/>
        </table:table-row>
      </table:table>
      <table:database-ranges>
        <table:database-range table:name="__Anonymous_Sheet_DB__0" table:target-range-address="Sheet1.A1:Sheet1.K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13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3:01:04</dc:date>
    <dc:creator>Julien Lamarche</dc:creator>
    <meta:generator>LibreOffice/3.4$Unix LibreOffice_project/340m1$Build-502</meta:generator>
    <meta:editing-duration>PT19M47S</meta:editing-duration>
    <meta:editing-cycles>1</meta:editing-cycles>
    <meta:document-statistic meta:table-count="1" meta:cell-count="7293" meta:object-count="0"/>
  </office:meta>
</office:document-meta>
</file>